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5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3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Default" style:data-style-name="N48">
      <style:text-properties style:font-name="細明體" style:font-name-asian="細明體" style:font-name-complex="細明體"/>
    </style:style>
    <style:style style:name="ce4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48"/>
    <style:style style:name="ce6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59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9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Default" style:data-style-name="N48">
      <style:text-properties fo:font-weight="bold" style:font-weight-asian="bold" style:font-weight-complex="bold"/>
    </style:style>
    <style:style style:name="ce86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0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1" style:family="table-cell" style:parent-style-name="_19968__33324___36895__22577__34920_" style:data-style-name="N67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2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4" style:family="table-cell" style:parent-style-name="_30334__20998__27604_" style:data-style-name="N68"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6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2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28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0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Book3" style:data-style-name="N69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Book3" style:data-style-name="N69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19968__33324__92.10_22806__31821__33287__22823__38520__37197__20598__35657__20214__21029__21450__22283__31821__21029_" style:data-style-name="N7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6" style:family="table-cell" style:parent-style-name="_19968__33324__Book3" style:data-style-name="N69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Book3" style:data-style-name="N69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18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9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7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9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0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88395833333333cm"/>
    </style:style>
    <style:style style:name="co36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3.9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2.6pt" style:use-optimal-row-height="false" fo:break-before="auto"/>
    </style:style>
    <style:style style:name="ro9" style:family="table-row">
      <style:table-row-properties style:row-height="13.05pt" style:use-optimal-row-height="false" fo:break-before="auto"/>
    </style:style>
    <style:style style:name="ro10" style:family="table-row">
      <style:table-row-properties style:row-height="13.2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36.6pt" style:use-optimal-row-height="false" fo:break-before="auto"/>
    </style:style>
    <style:style style:name="ro13" style:family="table-row">
      <style:table-row-properties style:row-height="31.2pt" style:use-optimal-row-height="false" fo:break-before="auto"/>
    </style:style>
    <style:style style:name="ro14" style:family="table-row">
      <style:table-row-properties style:row-height="18.6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6.05pt" style:use-optimal-row-height="false" fo:break-before="auto"/>
    </style:style>
    <style:style style:name="ro17" style:family="table-row">
      <style:table-row-properties style:row-height="4.5pt" style:use-optimal-row-height="false" fo:break-before="auto"/>
    </style:style>
    <style:style style:name="ro18" style:family="table-row">
      <style:table-row-properties style:row-height="39.9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6.95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14.4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22.2pt" style:use-optimal-row-height="false" fo:break-before="auto"/>
    </style:style>
    <style:style style:name="ro37" style:family="table-row">
      <style:table-row-properties style:row-height="25.2pt" style:use-optimal-row-height="false" fo:break-before="auto"/>
    </style:style>
    <style:style style:name="ro38" style:family="table-row">
      <style:table-row-properties style:row-height="22.05pt" style:use-optimal-row-height="false" fo:break-before="auto"/>
    </style:style>
    <style:style style:name="ro39" style:family="table-row">
      <style:table-row-properties style:row-height="26.4pt" style:use-optimal-row-height="false" fo:break-before="auto"/>
    </style:style>
    <style:style style:name="ro40" style:family="table-row">
      <style:table-row-properties style:row-height="4.8pt" style:use-optimal-row-height="false" fo:break-before="auto"/>
    </style:style>
    <style:style style:name="ro41" style:family="table-row">
      <style:table-row-properties style:row-height="16.2pt" style:use-optimal-row-height="true" fo:break-before="auto"/>
    </style:style>
    <style:style style:name="ro42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1" table:number-columns-repeated="3" table:default-cell-style-name="ce64"/>
        <table:table-column table:style-name="co4" table:default-cell-style-name="ce64"/>
        <table:table-column table:style-name="co5" table:number-columns-repeated="2" table:default-cell-style-name="ce64"/>
        <table:table-column table:style-name="co6" table:default-cell-style-name="ce64"/>
        <table:table-column table:style-name="co5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3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9" table:default-cell-style-name="ce64"/>
        <table:table-column table:style-name="co12" table:default-cell-style-name="ce64"/>
        <table:table-column table:style-name="co3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4" table:number-columns-repeated="16359" table:default-cell-style-name="ce64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6">
            <text:p>民 國 104 年 8 月 戶 口 統 計 速 報 表</text:p>
          </table:table-cell>
          <table:covered-table-cell table:number-columns-repeated="22"/>
          <table:table-cell table:number-columns-repeated="16361" table:style-name="ce64"/>
        </table:table-row>
        <table:table-row table:style-name="ro3">
          <table:table-cell office:value-type="string" table:number-columns-spanned="2" table:number-rows-spanned="4" table:style-name="ce246">
            <text:p>年月別</text:p>
          </table:table-cell>
          <table:covered-table-cell/>
          <table:table-cell table:style-name="ce63"/>
          <table:table-cell office:value-type="string" table:style-name="ce62">
            <text:p>人</text:p>
          </table:table-cell>
          <table:table-cell office:value-type="string" table:style-name="ce62">
            <text:p>口</text:p>
          </table:table-cell>
          <table:table-cell office:value-type="string" table:style-name="ce62">
            <text:p>數</text:p>
          </table:table-cell>
          <table:table-cell office:value-type="string" table:style-name="ce61">
            <text:p>出 <text:s text:c="5"/>　 <text:s/>　生</text:p>
          </table:table-cell>
          <table:table-cell table:number-columns-repeated="3" table:style-name="ce60"/>
          <table:table-cell office:value-type="string" table:style-name="ce61">
            <text:p>死　 <text:s text:c="6"/>　亡</text:p>
          </table:table-cell>
          <table:table-cell table:number-columns-repeated="3" table:style-name="ce60"/>
          <table:table-cell office:value-type="string" table:number-columns-spanned="2" table:number-rows-spanned="1" table:style-name="ce242">
            <text:p>自 然 增 加</text:p>
          </table:table-cell>
          <table:covered-table-cell/>
          <table:table-cell office:value-type="string" table:number-columns-spanned="2" table:number-rows-spanned="1" table:style-name="ce24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2">
            <text:p>離 <text:s text:c="3"/>　婚</text:p>
          </table:table-cell>
          <table:covered-table-cell/>
          <table:table-cell office:value-type="string" table:number-columns-spanned="1" table:number-rows-spanned="4" table:style-name="ce243">
            <text:p>遷入</text:p>
            <text:p>人數</text:p>
          </table:table-cell>
          <table:table-cell office:value-type="string" table:number-columns-spanned="1" table:number-rows-spanned="4" table:style-name="ce243">
            <text:p>遷出</text:p>
            <text:p>人數</text:p>
          </table:table-cell>
          <table:table-cell office:value-type="string" table:number-columns-spanned="1" table:number-rows-spanned="4" table:style-name="ce241">
            <text:p>原住民</text:p>
            <text:p>人口數</text:p>
          </table:table-cell>
          <table:table-cell table:number-columns-repeated="16361" table:style-name="ce64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7">
            <text:p>戶　數</text:p>
          </table:table-cell>
          <table:table-cell table:number-columns-repeated="3" table:style-name="ce56"/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59">
            <text:p>折合年</text:p>
          </table:table-cell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57">
            <text:p>折合年</text:p>
          </table:table-cell>
          <table:table-cell office:value-type="string" table:style-name="ce56">
            <text:p><text:s/></text:p>
          </table:table-cell>
          <table:table-cell office:value-type="string" table:style-name="ce55">
            <text:p>折合年自</text:p>
          </table:table-cell>
          <table:table-cell office:value-type="string" table:style-name="ce58">
            <text:p><text:s/></text:p>
          </table:table-cell>
          <table:table-cell office:value-type="string" table:style-name="ce57">
            <text:p>折合年</text:p>
          </table:table-cell>
          <table:table-cell table:style-name="ce56"/>
          <table:table-cell office:value-type="string" table:style-name="ce56">
            <text:p>折合年</text:p>
          </table:table-cell>
          <table:covered-table-cell/>
          <table:covered-table-cell/>
          <table:covered-table-cell/>
          <table:table-cell table:number-columns-repeated="16361" table:style-name="ce64"/>
        </table:table-row>
        <table:table-row table:style-name="ro4">
          <table:covered-table-cell/>
          <table:covered-table-cell/>
          <table:covered-table-cell/>
          <table:table-cell office:value-type="string" table:style-name="ce54">
            <text:p>計</text:p>
          </table:table-cell>
          <table:table-cell office:value-type="string" table:style-name="ce54">
            <text:p>男</text:p>
          </table:table-cell>
          <table:table-cell office:value-type="string" table:style-name="ce54">
            <text:p>女</text:p>
          </table:table-cell>
          <table:covered-table-cell/>
          <table:covered-table-cell/>
          <table:covered-table-cell/>
          <table:table-cell office:value-type="string" table:style-name="ce53">
            <text:p>粗出生率</text:p>
          </table:table-cell>
          <table:covered-table-cell/>
          <table:covered-table-cell/>
          <table:covered-table-cell/>
          <table:table-cell office:value-type="string" table:style-name="ce53">
            <text:p>粗死亡率</text:p>
          </table:table-cell>
          <table:table-cell office:value-type="string" table:style-name="ce54">
            <text:p>人數</text:p>
          </table:table-cell>
          <table:table-cell office:value-type="string" table:style-name="ce55">
            <text:p>然增加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結婚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離婚率</text:p>
          </table:table-cell>
          <table:covered-table-cell/>
          <table:covered-table-cell/>
          <table:covered-table-cell/>
          <table:table-cell table:number-columns-repeated="16361" table:style-name="ce64"/>
        </table:table-row>
        <table:table-row table:style-name="ro4">
          <table:covered-table-cell/>
          <table:covered-table-cell/>
          <table:table-cell table:style-name="ce52"/>
          <table:table-cell table:style-name="ce51"/>
          <table:table-cell table:number-columns-repeated="2" table:style-name="ce50"/>
          <table:covered-table-cell/>
          <table:covered-table-cell/>
          <table:covered-table-cell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table:style-name="ce64"/>
          <table:table-cell table:style-name="ce4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5">
            <text:p>40 年</text:p>
          </table:table-cell>
          <table:covered-table-cell/>
          <table:table-cell office:value-type="float" office:value="1440787" table:style-name="ce39">
            <text:p>1,440,787</text:p>
          </table:table-cell>
          <table:table-cell office:value-type="float" office:value="7869247" table:style-name="ce36">
            <text:p>7,869,247</text:p>
          </table:table-cell>
          <table:table-cell office:value-type="float" office:value="4016708" table:style-name="ce36">
            <text:p>4,016,708</text:p>
          </table:table-cell>
          <table:table-cell office:value-type="float" office:value="3852539" table:style-name="ce36">
            <text:p>3,852,539</text:p>
          </table:table-cell>
          <table:table-cell office:value-type="float" office:value="385383" table:style-name="ce36">
            <text:p>385,383</text:p>
          </table:table-cell>
          <table:table-cell office:value-type="float" office:value="197297" table:style-name="ce36">
            <text:p>197,297</text:p>
          </table:table-cell>
          <table:table-cell office:value-type="float" office:value="188086" table:style-name="ce36">
            <text:p>188,086</text:p>
          </table:table-cell>
          <table:table-cell office:value-type="float" office:value="49.97" table:style-name="ce40">
            <text:p>49.97</text:p>
          </table:table-cell>
          <table:table-cell office:value-type="float" office:value="89259" table:style-name="ce36">
            <text:p>89,259</text:p>
          </table:table-cell>
          <table:table-cell office:value-type="float" office:value="46225" table:style-name="ce36">
            <text:p>46,225</text:p>
          </table:table-cell>
          <table:table-cell office:value-type="float" office:value="43034" table:style-name="ce36">
            <text:p>43,034</text:p>
          </table:table-cell>
          <table:table-cell office:value-type="float" office:value="11.57" table:style-name="ce40">
            <text:p>11.57</text:p>
          </table:table-cell>
          <table:table-cell office:value-type="float" office:value="296124" table:style-name="ce43">
            <text:p>296,124</text:p>
          </table:table-cell>
          <table:table-cell office:value-type="float" office:value="38.4" table:style-name="ce40">
            <text:p>38.40</text:p>
          </table:table-cell>
          <table:table-cell office:value-type="float" office:value="73676" table:style-name="ce36">
            <text:p>73,676</text:p>
          </table:table-cell>
          <table:table-cell office:value-type="float" office:value="9.5500000000000007" table:style-name="ce40">
            <text:p>9.55</text:p>
          </table:table-cell>
          <table:table-cell office:value-type="float" office:value="3858" table:style-name="ce36">
            <text:p>3,858</text:p>
          </table:table-cell>
          <table:table-cell office:value-type="float" office:value="0.5" table:style-name="ce40">
            <text:p>0.50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170729" table:style-name="ce46">
            <text:p>170,729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39">
            <text:p>50 年</text:p>
          </table:table-cell>
          <table:covered-table-cell/>
          <table:table-cell office:value-type="float" office:value="2002493" table:style-name="ce39">
            <text:p>2,002,493</text:p>
          </table:table-cell>
          <table:table-cell office:value-type="float" office:value="11149139" table:style-name="ce36">
            <text:p>11,149,139</text:p>
          </table:table-cell>
          <table:table-cell office:value-type="float" office:value="5715463" table:style-name="ce36">
            <text:p>5,715,463</text:p>
          </table:table-cell>
          <table:table-cell office:value-type="float" office:value="5433676" table:style-name="ce36">
            <text:p>5,433,676</text:p>
          </table:table-cell>
          <table:table-cell office:value-type="float" office:value="420254" table:style-name="ce36">
            <text:p>420,254</text:p>
          </table:table-cell>
          <table:table-cell office:value-type="float" office:value="216728" table:style-name="ce36">
            <text:p>216,728</text:p>
          </table:table-cell>
          <table:table-cell office:value-type="float" office:value="203526" table:style-name="ce36">
            <text:p>203,526</text:p>
          </table:table-cell>
          <table:table-cell office:value-type="float" office:value="38.31" table:style-name="ce40">
            <text:p>38.31</text:p>
          </table:table-cell>
          <table:table-cell office:value-type="float" office:value="73823" table:style-name="ce36">
            <text:p>73,823</text:p>
          </table:table-cell>
          <table:table-cell office:value-type="float" office:value="40570" table:style-name="ce36">
            <text:p>40,570</text:p>
          </table:table-cell>
          <table:table-cell office:value-type="float" office:value="33253" table:style-name="ce36">
            <text:p>33,253</text:p>
          </table:table-cell>
          <table:table-cell office:value-type="float" office:value="6.73" table:style-name="ce40">
            <text:p>6.73</text:p>
          </table:table-cell>
          <table:table-cell office:value-type="float" office:value="346431" table:style-name="ce43">
            <text:p>346,431</text:p>
          </table:table-cell>
          <table:table-cell office:value-type="float" office:value="31.58" table:style-name="ce40">
            <text:p>31.58</text:p>
          </table:table-cell>
          <table:table-cell office:value-type="float" office:value="83797" table:style-name="ce36">
            <text:p>83,797</text:p>
          </table:table-cell>
          <table:table-cell office:value-type="float" office:value="7.51" table:style-name="ce40">
            <text:p>7.51</text:p>
          </table:table-cell>
          <table:table-cell office:value-type="float" office:value="4487" table:style-name="ce36">
            <text:p>4,487</text:p>
          </table:table-cell>
          <table:table-cell office:value-type="float" office:value="0.4" table:style-name="ce40">
            <text:p>0.40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218098" table:style-name="ce44">
            <text:p>218,098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39">
            <text:p>60 年</text:p>
          </table:table-cell>
          <table:covered-table-cell/>
          <table:table-cell office:value-type="float" office:value="2702792" table:style-name="ce39">
            <text:p>2,702,792</text:p>
          </table:table-cell>
          <table:table-cell office:value-type="float" office:value="14994823" table:style-name="ce36">
            <text:p>14,994,823</text:p>
          </table:table-cell>
          <table:table-cell office:value-type="float" office:value="7895140" table:style-name="ce36">
            <text:p>7,895,140</text:p>
          </table:table-cell>
          <table:table-cell office:value-type="float" office:value="7099683" table:style-name="ce36">
            <text:p>7,099,683</text:p>
          </table:table-cell>
          <table:table-cell office:value-type="float" office:value="380424" table:style-name="ce36">
            <text:p>380,424</text:p>
          </table:table-cell>
          <table:table-cell office:value-type="float" office:value="195938" table:style-name="ce36">
            <text:p>195,938</text:p>
          </table:table-cell>
          <table:table-cell office:value-type="float" office:value="184486" table:style-name="ce36">
            <text:p>184,486</text:p>
          </table:table-cell>
          <table:table-cell office:value-type="float" office:value="25.64" table:style-name="ce40">
            <text:p>25.64</text:p>
          </table:table-cell>
          <table:table-cell office:value-type="float" office:value="70954" table:style-name="ce36">
            <text:p>70,954</text:p>
          </table:table-cell>
          <table:table-cell office:value-type="float" office:value="41596" table:style-name="ce36">
            <text:p>41,596</text:p>
          </table:table-cell>
          <table:table-cell office:value-type="float" office:value="29358" table:style-name="ce36">
            <text:p>29,358</text:p>
          </table:table-cell>
          <table:table-cell office:value-type="float" office:value="4.78" table:style-name="ce40">
            <text:p>4.78</text:p>
          </table:table-cell>
          <table:table-cell office:value-type="float" office:value="309470" table:style-name="ce43">
            <text:p>309,470</text:p>
          </table:table-cell>
          <table:table-cell office:value-type="float" office:value="20.86" table:style-name="ce40">
            <text:p>20.86</text:p>
          </table:table-cell>
          <table:table-cell office:value-type="float" office:value="106812" table:style-name="ce36">
            <text:p>106,812</text:p>
          </table:table-cell>
          <table:table-cell office:value-type="float" office:value="7.2" table:style-name="ce40">
            <text:p>7.20</text:p>
          </table:table-cell>
          <table:table-cell office:value-type="float" office:value="5310" table:style-name="ce36">
            <text:p>5,310</text:p>
          </table:table-cell>
          <table:table-cell office:value-type="float" office:value="0.36" table:style-name="ce40">
            <text:p>0.36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270905" table:style-name="ce44">
            <text:p>270,905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39">
            <text:p>70 年</text:p>
          </table:table-cell>
          <table:covered-table-cell/>
          <table:table-cell office:value-type="float" office:value="3906015" table:style-name="ce39">
            <text:p>3,906,015</text:p>
          </table:table-cell>
          <table:table-cell office:value-type="float" office:value="18193955" table:style-name="ce36">
            <text:p>18,193,955</text:p>
          </table:table-cell>
          <table:table-cell office:value-type="float" office:value="9479508" table:style-name="ce36">
            <text:p>9,479,508</text:p>
          </table:table-cell>
          <table:table-cell office:value-type="float" office:value="8714447" table:style-name="ce36">
            <text:p>8,714,447</text:p>
          </table:table-cell>
          <table:table-cell office:value-type="float" office:value="412779" table:style-name="ce36">
            <text:p>412,779</text:p>
          </table:table-cell>
          <table:table-cell office:value-type="float" office:value="213273" table:style-name="ce36">
            <text:p>213,273</text:p>
          </table:table-cell>
          <table:table-cell office:value-type="float" office:value="199506" table:style-name="ce36">
            <text:p>199,506</text:p>
          </table:table-cell>
          <table:table-cell office:value-type="float" office:value="22.97" table:style-name="ce40">
            <text:p>22.97</text:p>
          </table:table-cell>
          <table:table-cell office:value-type="float" office:value="86848" table:style-name="ce36">
            <text:p>86,848</text:p>
          </table:table-cell>
          <table:table-cell office:value-type="float" office:value="52627" table:style-name="ce36">
            <text:p>52,627</text:p>
          </table:table-cell>
          <table:table-cell office:value-type="float" office:value="34221" table:style-name="ce36">
            <text:p>34,221</text:p>
          </table:table-cell>
          <table:table-cell office:value-type="float" office:value="4.83" table:style-name="ce40">
            <text:p>4.83</text:p>
          </table:table-cell>
          <table:table-cell office:value-type="float" office:value="325931" table:style-name="ce43">
            <text:p>325,931</text:p>
          </table:table-cell>
          <table:table-cell office:value-type="float" office:value="18.14" table:style-name="ce40">
            <text:p>18.14</text:p>
          </table:table-cell>
          <table:table-cell office:value-type="float" office:value="167496" table:style-name="ce36">
            <text:p>167,496</text:p>
          </table:table-cell>
          <table:table-cell office:value-type="float" office:value="9.2899999999999991" table:style-name="ce40">
            <text:p>9.29</text:p>
          </table:table-cell>
          <table:table-cell office:value-type="float" office:value="14875" table:style-name="ce36">
            <text:p>14,875</text:p>
          </table:table-cell>
          <table:table-cell office:value-type="float" office:value="0.83" table:style-name="ce40">
            <text:p>0.83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310116" table:style-name="ce44">
            <text:p>310,116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39">
            <text:p>80 年</text:p>
          </table:table-cell>
          <table:covered-table-cell/>
          <table:table-cell office:value-type="float" office:value="5227185" table:style-name="ce39">
            <text:p>5,227,185</text:p>
          </table:table-cell>
          <table:table-cell office:value-type="float" office:value="20605831" table:style-name="ce36">
            <text:p>20,605,831</text:p>
          </table:table-cell>
          <table:table-cell office:value-type="float" office:value="10640276" table:style-name="ce36">
            <text:p>10,640,276</text:p>
          </table:table-cell>
          <table:table-cell office:value-type="float" office:value="9965555" table:style-name="ce36">
            <text:p>9,965,555</text:p>
          </table:table-cell>
          <table:table-cell office:value-type="float" office:value="321932" table:style-name="ce36">
            <text:p>321,932</text:p>
          </table:table-cell>
          <table:table-cell office:value-type="float" office:value="168865" table:style-name="ce36">
            <text:p>168,865</text:p>
          </table:table-cell>
          <table:table-cell office:value-type="float" office:value="153067" table:style-name="ce36">
            <text:p>153,067</text:p>
          </table:table-cell>
          <table:table-cell office:value-type="float" office:value="15.7" table:style-name="ce40">
            <text:p>15.70</text:p>
          </table:table-cell>
          <table:table-cell office:value-type="float" office:value="106284" table:style-name="ce36">
            <text:p>106,284</text:p>
          </table:table-cell>
          <table:table-cell office:value-type="float" office:value="65386" table:style-name="ce36">
            <text:p>65,386</text:p>
          </table:table-cell>
          <table:table-cell office:value-type="float" office:value="40898" table:style-name="ce36">
            <text:p>40,898</text:p>
          </table:table-cell>
          <table:table-cell office:value-type="float" office:value="5.18" table:style-name="ce40">
            <text:p>5.18</text:p>
          </table:table-cell>
          <table:table-cell office:value-type="float" office:value="215648" table:style-name="ce43">
            <text:p>215,648</text:p>
          </table:table-cell>
          <table:table-cell office:value-type="float" office:value="10.52" table:style-name="ce40">
            <text:p>10.52</text:p>
          </table:table-cell>
          <table:table-cell office:value-type="float" office:value="162972" table:style-name="ce36">
            <text:p>162,972</text:p>
          </table:table-cell>
          <table:table-cell office:value-type="float" office:value="7.95" table:style-name="ce40">
            <text:p>7.95</text:p>
          </table:table-cell>
          <table:table-cell office:value-type="float" office:value="28298" table:style-name="ce36">
            <text:p>28,298</text:p>
          </table:table-cell>
          <table:table-cell office:value-type="float" office:value="1.38" table:style-name="ce40">
            <text:p>1.38</text:p>
          </table:table-cell>
          <table:table-cell office:value-type="float" office:value="1477764" table:style-name="ce36">
            <text:p>1,477,764</text:p>
          </table:table-cell>
          <table:table-cell office:value-type="float" office:value="1489892" table:style-name="ce36">
            <text:p>1,489,892</text:p>
          </table:table-cell>
          <table:table-cell office:value-type="float" office:value="345523" table:style-name="ce35">
            <text:p>345,523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9">
            <text:p>90 年</text:p>
          </table:table-cell>
          <table:covered-table-cell/>
          <table:table-cell office:value-type="float" office:value="6802281" table:style-name="ce36">
            <text:p>6,802,281</text:p>
          </table:table-cell>
          <table:table-cell office:value-type="float" office:value="22405568" table:style-name="ce36">
            <text:p>22,405,568</text:p>
          </table:table-cell>
          <table:table-cell office:value-type="float" office:value="11441651" table:style-name="ce36">
            <text:p>11,441,651</text:p>
          </table:table-cell>
          <table:table-cell office:value-type="float" office:value="10963917" table:style-name="ce36">
            <text:p>10,963,917</text:p>
          </table:table-cell>
          <table:table-cell office:value-type="float" office:value="260354" table:style-name="ce36">
            <text:p>260,354</text:p>
          </table:table-cell>
          <table:table-cell office:value-type="float" office:value="135596" table:style-name="ce36">
            <text:p>135,596</text:p>
          </table:table-cell>
          <table:table-cell office:value-type="float" office:value="124758" table:style-name="ce36">
            <text:p>124,758</text:p>
          </table:table-cell>
          <table:table-cell office:value-type="float" office:value="11.65" table:style-name="ce40">
            <text:p>11.65</text:p>
          </table:table-cell>
          <table:table-cell office:value-type="float" office:value="127647" table:style-name="ce36">
            <text:p>127,647</text:p>
          </table:table-cell>
          <table:table-cell office:value-type="float" office:value="79319" table:style-name="ce36">
            <text:p>79,319</text:p>
          </table:table-cell>
          <table:table-cell office:value-type="float" office:value="48328" table:style-name="ce36">
            <text:p>48,328</text:p>
          </table:table-cell>
          <table:table-cell office:value-type="float" office:value="5.71" table:style-name="ce40">
            <text:p>5.71</text:p>
          </table:table-cell>
          <table:table-cell office:value-type="float" office:value="132707" table:style-name="ce41">
            <text:p>132,707</text:p>
          </table:table-cell>
          <table:table-cell office:value-type="float" office:value="5.94" table:style-name="ce40">
            <text:p>5.94</text:p>
          </table:table-cell>
          <table:table-cell office:value-type="float" office:value="170515" table:style-name="ce36">
            <text:p>170,515</text:p>
          </table:table-cell>
          <table:table-cell office:value-type="float" office:value="7.63" table:style-name="ce40">
            <text:p>7.63</text:p>
          </table:table-cell>
          <table:table-cell office:value-type="float" office:value="56538" table:style-name="ce36">
            <text:p>56,538</text:p>
          </table:table-cell>
          <table:table-cell office:value-type="float" office:value="2.5299999999999998" table:style-name="ce40">
            <text:p>2.53</text:p>
          </table:table-cell>
          <table:table-cell office:value-type="float" office:value="1373363" table:style-name="ce36">
            <text:p>1,373,363</text:p>
          </table:table-cell>
          <table:table-cell office:value-type="float" office:value="1377174" table:style-name="ce36">
            <text:p>1,377,174</text:p>
          </table:table-cell>
          <table:table-cell office:value-type="float" office:value="420892" table:style-name="ce35">
            <text:p>420,892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9">
            <text:p>95 年</text:p>
          </table:table-cell>
          <table:covered-table-cell/>
          <table:table-cell office:value-type="float" office:value="7394758" table:style-name="ce36">
            <text:p>7,394,758</text:p>
          </table:table-cell>
          <table:table-cell office:value-type="float" office:value="22876527" table:style-name="ce36">
            <text:p>22,876,527</text:p>
          </table:table-cell>
          <table:table-cell office:value-type="float" office:value="11591707" table:style-name="ce36">
            <text:p>11,591,707</text:p>
          </table:table-cell>
          <table:table-cell office:value-type="float" office:value="11284820" table:style-name="ce36">
            <text:p>11,284,820</text:p>
          </table:table-cell>
          <table:table-cell office:value-type="float" office:value="204459" table:style-name="ce36">
            <text:p>204,459</text:p>
          </table:table-cell>
          <table:table-cell office:value-type="float" office:value="106936" table:style-name="ce36">
            <text:p>106,936</text:p>
          </table:table-cell>
          <table:table-cell office:value-type="float" office:value="97523" table:style-name="ce36">
            <text:p>97,523</text:p>
          </table:table-cell>
          <table:table-cell office:value-type="float" office:value="8.9600000000000009" table:style-name="ce40">
            <text:p>8.96</text:p>
          </table:table-cell>
          <table:table-cell office:value-type="float" office:value="135839" table:style-name="ce36">
            <text:p>135,839</text:p>
          </table:table-cell>
          <table:table-cell office:value-type="float" office:value="84800" table:style-name="ce36">
            <text:p>84,800</text:p>
          </table:table-cell>
          <table:table-cell office:value-type="float" office:value="51039" table:style-name="ce36">
            <text:p>51,039</text:p>
          </table:table-cell>
          <table:table-cell office:value-type="float" office:value="5.95" table:style-name="ce40">
            <text:p>5.95</text:p>
          </table:table-cell>
          <table:table-cell office:value-type="float" office:value="68620" table:style-name="ce41">
            <text:p>68,620</text:p>
          </table:table-cell>
          <table:table-cell office:value-type="float" office:value="3.01" table:style-name="ce40">
            <text:p>3.01</text:p>
          </table:table-cell>
          <table:table-cell office:value-type="float" office:value="142669" table:style-name="ce36">
            <text:p>142,669</text:p>
          </table:table-cell>
          <table:table-cell office:value-type="float" office:value="6.25" table:style-name="ce40">
            <text:p>6.25</text:p>
          </table:table-cell>
          <table:table-cell office:value-type="float" office:value="64540" table:style-name="ce36">
            <text:p>64,540</text:p>
          </table:table-cell>
          <table:table-cell office:value-type="float" office:value="2.83" table:style-name="ce40">
            <text:p>2.83</text:p>
          </table:table-cell>
          <table:table-cell office:value-type="float" office:value="1414340" table:style-name="ce36">
            <text:p>1,414,340</text:p>
          </table:table-cell>
          <table:table-cell office:value-type="float" office:value="1376816" table:style-name="ce36">
            <text:p>1,376,816</text:p>
          </table:table-cell>
          <table:table-cell office:value-type="float" office:value="474919" table:style-name="ce35">
            <text:p>474,919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9">
            <text:p>96 年</text:p>
          </table:table-cell>
          <table:covered-table-cell/>
          <table:table-cell office:value-type="float" office:value="7512449" table:style-name="ce39">
            <text:p>7,512,449</text:p>
          </table:table-cell>
          <table:table-cell office:value-type="float" office:value="22958360" table:style-name="ce36">
            <text:p>22,958,360</text:p>
          </table:table-cell>
          <table:table-cell office:value-type="float" office:value="11608767" table:style-name="ce36">
            <text:p>11,608,767</text:p>
          </table:table-cell>
          <table:table-cell office:value-type="float" office:value="11349593" table:style-name="ce36">
            <text:p>11,349,593</text:p>
          </table:table-cell>
          <table:table-cell office:value-type="float" office:value="204414" table:style-name="ce36">
            <text:p>204,414</text:p>
          </table:table-cell>
          <table:table-cell office:value-type="float" office:value="106898" table:style-name="ce36">
            <text:p>106,898</text:p>
          </table:table-cell>
          <table:table-cell office:value-type="float" office:value="97516" table:style-name="ce36">
            <text:p>97,516</text:p>
          </table:table-cell>
          <table:table-cell office:value-type="float" office:value="8.92" table:style-name="ce42">
            <text:p>8.92</text:p>
          </table:table-cell>
          <table:table-cell office:value-type="float" office:value="141111" table:style-name="ce36">
            <text:p>141,111</text:p>
          </table:table-cell>
          <table:table-cell office:value-type="float" office:value="87029" table:style-name="ce36">
            <text:p>87,029</text:p>
          </table:table-cell>
          <table:table-cell office:value-type="float" office:value="54082" table:style-name="ce36">
            <text:p>54,082</text:p>
          </table:table-cell>
          <table:table-cell office:value-type="float" office:value="6.16" table:style-name="ce40">
            <text:p>6.16</text:p>
          </table:table-cell>
          <table:table-cell office:value-type="float" office:value="63303" table:style-name="ce41">
            <text:p>63,303</text:p>
          </table:table-cell>
          <table:table-cell office:value-type="float" office:value="2.76" table:style-name="ce40">
            <text:p>2.76</text:p>
          </table:table-cell>
          <table:table-cell office:value-type="float" office:value="135041" table:style-name="ce36">
            <text:p>135,041</text:p>
          </table:table-cell>
          <table:table-cell office:value-type="float" office:value="5.89" table:style-name="ce40">
            <text:p>5.89</text:p>
          </table:table-cell>
          <table:table-cell office:value-type="float" office:value="58518" table:style-name="ce36">
            <text:p>58,518</text:p>
          </table:table-cell>
          <table:table-cell office:value-type="float" office:value="2.5499999999999998" table:style-name="ce40">
            <text:p>2.55</text:p>
          </table:table-cell>
          <table:table-cell office:value-type="float" office:value="1173040" table:style-name="ce36">
            <text:p>1,173,040</text:p>
          </table:table-cell>
          <table:table-cell office:value-type="float" office:value="1154510" table:style-name="ce36">
            <text:p>1,154,510</text:p>
          </table:table-cell>
          <table:table-cell office:value-type="float" office:value="484174" table:style-name="ce35">
            <text:p>484,174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9">
            <text:p>97 年</text:p>
          </table:table-cell>
          <table:covered-table-cell/>
          <table:table-cell office:value-type="float" office:value="7655772" table:style-name="ce39">
            <text:p>7,655,772</text:p>
          </table:table-cell>
          <table:table-cell office:value-type="float" office:value="23037031" table:style-name="ce36">
            <text:p>23,037,031</text:p>
          </table:table-cell>
          <table:table-cell office:value-type="float" office:value="11626351" table:style-name="ce36">
            <text:p>11,626,351</text:p>
          </table:table-cell>
          <table:table-cell office:value-type="float" office:value="11410680" table:style-name="ce36">
            <text:p>11,410,680</text:p>
          </table:table-cell>
          <table:table-cell office:value-type="float" office:value="198733" table:style-name="ce36">
            <text:p>198,733</text:p>
          </table:table-cell>
          <table:table-cell office:value-type="float" office:value="103937" table:style-name="ce36">
            <text:p>103,937</text:p>
          </table:table-cell>
          <table:table-cell office:value-type="float" office:value="94796" table:style-name="ce36">
            <text:p>94,796</text:p>
          </table:table-cell>
          <table:table-cell office:value-type="float" office:value="8.64" table:style-name="ce40">
            <text:p>8.64</text:p>
          </table:table-cell>
          <table:table-cell office:value-type="float" office:value="143624" table:style-name="ce36">
            <text:p>143,624</text:p>
          </table:table-cell>
          <table:table-cell office:value-type="float" office:value="88541" table:style-name="ce36">
            <text:p>88,541</text:p>
          </table:table-cell>
          <table:table-cell office:value-type="float" office:value="55083" table:style-name="ce36">
            <text:p>55,083</text:p>
          </table:table-cell>
          <table:table-cell office:value-type="float" office:value="6.25" table:style-name="ce40">
            <text:p>6.25</text:p>
          </table:table-cell>
          <table:table-cell office:value-type="float" office:value="55109" table:style-name="ce41">
            <text:p>55,109</text:p>
          </table:table-cell>
          <table:table-cell office:value-type="float" office:value="2.4" table:style-name="ce40">
            <text:p>2.40</text:p>
          </table:table-cell>
          <table:table-cell office:value-type="float" office:value="154866" table:style-name="ce36">
            <text:p>154,866</text:p>
          </table:table-cell>
          <table:table-cell office:value-type="float" office:value="6.73" table:style-name="ce40">
            <text:p>6.73</text:p>
          </table:table-cell>
          <table:table-cell office:value-type="float" office:value="55995" table:style-name="ce36">
            <text:p>55,995</text:p>
          </table:table-cell>
          <table:table-cell office:value-type="float" office:value="2.4300000000000002" table:style-name="ce40">
            <text:p>2.43</text:p>
          </table:table-cell>
          <table:table-cell office:value-type="float" office:value="1196407" table:style-name="ce36">
            <text:p>1,196,407</text:p>
          </table:table-cell>
          <table:table-cell office:value-type="float" office:value="1172845" table:style-name="ce36">
            <text:p>1,172,845</text:p>
          </table:table-cell>
          <table:table-cell office:value-type="float" office:value="494107" table:style-name="ce35">
            <text:p>494,107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9">
            <text:p>98 年</text:p>
          </table:table-cell>
          <table:covered-table-cell/>
          <table:table-cell office:value-type="float" office:value="7805834" table:style-name="ce39">
            <text:p>7,805,834</text:p>
          </table:table-cell>
          <table:table-cell office:value-type="float" office:value="23119772" table:style-name="ce36">
            <text:p>23,119,772</text:p>
          </table:table-cell>
          <table:table-cell office:value-type="float" office:value="11636734" table:style-name="ce36">
            <text:p>11,636,734</text:p>
          </table:table-cell>
          <table:table-cell office:value-type="float" office:value="11483038" table:style-name="ce36">
            <text:p>11,483,038</text:p>
          </table:table-cell>
          <table:table-cell office:value-type="float" office:value="191310" table:style-name="ce36">
            <text:p>191,310</text:p>
          </table:table-cell>
          <table:table-cell office:value-type="float" office:value="99492" table:style-name="ce36">
            <text:p>99,492</text:p>
          </table:table-cell>
          <table:table-cell office:value-type="float" office:value="91818" table:style-name="ce36">
            <text:p>91,818</text:p>
          </table:table-cell>
          <table:table-cell office:value-type="float" office:value="8.2899999999999991" table:style-name="ce40">
            <text:p>8.29</text:p>
          </table:table-cell>
          <table:table-cell office:value-type="float" office:value="143582" table:style-name="ce36">
            <text:p>143,582</text:p>
          </table:table-cell>
          <table:table-cell office:value-type="float" office:value="88088" table:style-name="ce36">
            <text:p>88,088</text:p>
          </table:table-cell>
          <table:table-cell office:value-type="float" office:value="55494" table:style-name="ce36">
            <text:p>55,494</text:p>
          </table:table-cell>
          <table:table-cell office:value-type="float" office:value="6.22" table:style-name="ce40">
            <text:p>6.22</text:p>
          </table:table-cell>
          <table:table-cell office:value-type="float" office:value="47728" table:style-name="ce41">
            <text:p>47,728</text:p>
          </table:table-cell>
          <table:table-cell office:value-type="float" office:value="2.0699999999999998" table:style-name="ce40">
            <text:p>2.07</text:p>
          </table:table-cell>
          <table:table-cell office:value-type="float" office:value="117099" table:style-name="ce36">
            <text:p>117,099</text:p>
          </table:table-cell>
          <table:table-cell office:value-type="float" office:value="5.07" table:style-name="ce40">
            <text:p>5.07</text:p>
          </table:table-cell>
          <table:table-cell office:value-type="float" office:value="57223" table:style-name="ce36">
            <text:p>57,223</text:p>
          </table:table-cell>
          <table:table-cell office:value-type="float" office:value="2.48" table:style-name="ce40">
            <text:p>2.48</text:p>
          </table:table-cell>
          <table:table-cell office:value-type="float" office:value="1198561" table:style-name="ce36">
            <text:p>1,198,561</text:p>
          </table:table-cell>
          <table:table-cell office:value-type="float" office:value="1163548" table:style-name="ce36">
            <text:p>1,163,548</text:p>
          </table:table-cell>
          <table:table-cell office:value-type="float" office:value="504531" table:style-name="ce35">
            <text:p>504,531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9">
            <text:p>99 年</text:p>
          </table:table-cell>
          <table:covered-table-cell/>
          <table:table-cell office:value-type="float" office:value="7937024" table:style-name="ce39">
            <text:p>7,937,024</text:p>
          </table:table-cell>
          <table:table-cell office:value-type="float" office:value="23162123" table:style-name="ce36">
            <text:p>23,162,123</text:p>
          </table:table-cell>
          <table:table-cell office:value-type="float" office:value="11635225" table:style-name="ce36">
            <text:p>11,635,225</text:p>
          </table:table-cell>
          <table:table-cell office:value-type="float" office:value="11526898" table:style-name="ce36">
            <text:p>11,526,898</text:p>
          </table:table-cell>
          <table:table-cell office:value-type="float" office:value="166886" table:style-name="ce36">
            <text:p>166,886</text:p>
          </table:table-cell>
          <table:table-cell office:value-type="float" office:value="87213" table:style-name="ce36">
            <text:p>87,213</text:p>
          </table:table-cell>
          <table:table-cell office:value-type="float" office:value="79673" table:style-name="ce36">
            <text:p>79,673</text:p>
          </table:table-cell>
          <table:table-cell office:value-type="float" office:value="7.21" table:style-name="ce40">
            <text:p>7.21</text:p>
          </table:table-cell>
          <table:table-cell office:value-type="float" office:value="145772" table:style-name="ce36">
            <text:p>145,772</text:p>
          </table:table-cell>
          <table:table-cell office:value-type="float" office:value="89152" table:style-name="ce36">
            <text:p>89,152</text:p>
          </table:table-cell>
          <table:table-cell office:value-type="float" office:value="56620" table:style-name="ce36">
            <text:p>56,620</text:p>
          </table:table-cell>
          <table:table-cell office:value-type="float" office:value="6.3" table:style-name="ce40">
            <text:p>6.30</text:p>
          </table:table-cell>
          <table:table-cell office:value-type="float" office:value="21114" table:style-name="ce41">
            <text:p>21,114</text:p>
          </table:table-cell>
          <table:table-cell office:value-type="float" office:value="0.91" table:style-name="ce40">
            <text:p>0.91</text:p>
          </table:table-cell>
          <table:table-cell office:value-type="float" office:value="138819" table:style-name="ce36">
            <text:p>138,819</text:p>
          </table:table-cell>
          <table:table-cell office:value-type="float" office:value="6" table:style-name="ce40">
            <text:p>6.00</text:p>
          </table:table-cell>
          <table:table-cell office:value-type="float" office:value="58115" table:style-name="ce36">
            <text:p>58,115</text:p>
          </table:table-cell>
          <table:table-cell office:value-type="float" office:value="2.5099999999999998" table:style-name="ce40">
            <text:p>2.51</text:p>
          </table:table-cell>
          <table:table-cell office:value-type="float" office:value="1213899" table:style-name="ce36">
            <text:p>1,213,899</text:p>
          </table:table-cell>
          <table:table-cell office:value-type="float" office:value="1192662" table:style-name="ce36">
            <text:p>1,192,662</text:p>
          </table:table-cell>
          <table:table-cell office:value-type="float" office:value="512701" table:style-name="ce35">
            <text:p>512,701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0">
            <text:p>100年</text:p>
          </table:table-cell>
          <table:covered-table-cell/>
          <table:table-cell office:value-type="float" office:value="8057761" table:style-name="ce36">
            <text:p>8,057,761</text:p>
          </table:table-cell>
          <table:table-cell office:value-type="float" office:value="23224912" table:style-name="ce36">
            <text:p>23,224,912</text:p>
          </table:table-cell>
          <table:table-cell office:value-type="float" office:value="11645674" table:style-name="ce36">
            <text:p>11,645,674</text:p>
          </table:table-cell>
          <table:table-cell office:value-type="float" office:value="11579238" table:style-name="ce36">
            <text:p>11,579,238</text:p>
          </table:table-cell>
          <table:table-cell office:value-type="float" office:value="196627" table:style-name="ce36">
            <text:p>196,627</text:p>
          </table:table-cell>
          <table:table-cell office:value-type="float" office:value="101943" table:style-name="ce36">
            <text:p>101,943</text:p>
          </table:table-cell>
          <table:table-cell office:value-type="float" office:value="94684" table:style-name="ce36">
            <text:p>94,684</text:p>
          </table:table-cell>
          <table:table-cell office:value-type="float" office:value="8.48" table:style-name="ce37">
            <text:p><text:s text:c="3"/>8.48</text:p>
          </table:table-cell>
          <table:table-cell office:value-type="float" office:value="152915" table:style-name="ce36">
            <text:p>152,915</text:p>
          </table:table-cell>
          <table:table-cell office:value-type="float" office:value="93810" table:style-name="ce36">
            <text:p>93,810</text:p>
          </table:table-cell>
          <table:table-cell office:value-type="float" office:value="59105" table:style-name="ce36">
            <text:p>59,105</text:p>
          </table:table-cell>
          <table:table-cell office:value-type="float" office:value="6.59" table:style-name="ce37">
            <text:p><text:s text:c="3"/>6.59</text:p>
          </table:table-cell>
          <table:table-cell office:value-type="float" office:value="43712" table:style-name="ce36">
            <text:p>43,712</text:p>
          </table:table-cell>
          <table:table-cell office:value-type="float" office:value="1.88" table:style-name="ce37">
            <text:p><text:s text:c="3"/>1.88</text:p>
          </table:table-cell>
          <table:table-cell office:value-type="float" office:value="165327" table:style-name="ce36">
            <text:p>165,327</text:p>
          </table:table-cell>
          <table:table-cell office:value-type="float" office:value="7.13" table:style-name="ce37">
            <text:p><text:s text:c="3"/>7.13</text:p>
          </table:table-cell>
          <table:table-cell office:value-type="float" office:value="57008" table:style-name="ce36">
            <text:p>57,008</text:p>
          </table:table-cell>
          <table:table-cell office:value-type="float" office:value="2.46" table:style-name="ce37">
            <text:p><text:s text:c="3"/>2.46</text:p>
          </table:table-cell>
          <table:table-cell office:value-type="float" office:value="1128449" table:style-name="ce36">
            <text:p>1,128,449</text:p>
          </table:table-cell>
          <table:table-cell office:value-type="float" office:value="1109372" table:style-name="ce36">
            <text:p>1,109,372</text:p>
          </table:table-cell>
          <table:table-cell office:value-type="float" office:value="519984" table:style-name="ce35">
            <text:p>519,984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0">
            <text:p>101年</text:p>
          </table:table-cell>
          <table:covered-table-cell/>
          <table:table-cell office:value-type="float" office:value="8186432" table:style-name="ce39">
            <text:p>8,186,432</text:p>
          </table:table-cell>
          <table:table-cell office:value-type="float" office:value="23315822" table:style-name="ce39">
            <text:p>23,315,822</text:p>
          </table:table-cell>
          <table:table-cell office:value-type="float" office:value="11673319" table:style-name="ce39">
            <text:p>11,673,319</text:p>
          </table:table-cell>
          <table:table-cell office:value-type="float" office:value="11642503" table:style-name="ce39">
            <text:p>11,642,503</text:p>
          </table:table-cell>
          <table:table-cell office:value-type="float" office:value="229481" table:style-name="ce36">
            <text:p>229,481</text:p>
          </table:table-cell>
          <table:table-cell office:value-type="float" office:value="118848" table:style-name="ce36">
            <text:p>118,848</text:p>
          </table:table-cell>
          <table:table-cell office:value-type="float" office:value="110633" table:style-name="ce36">
            <text:p>110,633</text:p>
          </table:table-cell>
          <table:table-cell office:value-type="float" office:value="9.86" table:style-name="ce38">
            <text:p><text:s text:c="3"/>9.86</text:p>
          </table:table-cell>
          <table:table-cell office:value-type="float" office:value="154251" table:style-name="ce36">
            <text:p>154,251</text:p>
          </table:table-cell>
          <table:table-cell office:value-type="float" office:value="93618" table:style-name="ce36">
            <text:p>93,618</text:p>
          </table:table-cell>
          <table:table-cell office:value-type="float" office:value="60633" table:style-name="ce36">
            <text:p>60,633</text:p>
          </table:table-cell>
          <table:table-cell office:value-type="float" office:value="6.63" table:style-name="ce37">
            <text:p><text:s text:c="3"/>6.63</text:p>
          </table:table-cell>
          <table:table-cell office:value-type="float" office:value="75230" table:style-name="ce36">
            <text:p>75,230</text:p>
          </table:table-cell>
          <table:table-cell office:value-type="float" office:value="3.23" table:style-name="ce37">
            <text:p><text:s text:c="3"/>3.23</text:p>
          </table:table-cell>
          <table:table-cell office:value-type="float" office:value="143384" table:style-name="ce36">
            <text:p>143,384</text:p>
          </table:table-cell>
          <table:table-cell office:value-type="float" office:value="6.16" table:style-name="ce37">
            <text:p><text:s text:c="3"/>6.16</text:p>
          </table:table-cell>
          <table:table-cell office:value-type="float" office:value="55980" table:style-name="ce36">
            <text:p>55,980</text:p>
          </table:table-cell>
          <table:table-cell office:value-type="float" office:value="2.41" table:style-name="ce37">
            <text:p><text:s text:c="3"/>2.41</text:p>
          </table:table-cell>
          <table:table-cell office:value-type="float" office:value="1118006" table:style-name="ce36">
            <text:p>1,118,006</text:p>
          </table:table-cell>
          <table:table-cell office:value-type="float" office:value="1102326" table:style-name="ce36">
            <text:p>1,102,326</text:p>
          </table:table-cell>
          <table:table-cell office:value-type="float" office:value="527250" table:style-name="ce35">
            <text:p>527,250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102年</text:p>
          </table:table-cell>
          <table:covered-table-cell/>
          <table:table-cell office:value-type="float" office:value="8286260" table:style-name="ce36">
            <text:p>8,286,260</text:p>
          </table:table-cell>
          <table:table-cell office:value-type="float" office:value="23373517" table:style-name="ce36">
            <text:p>23,373,517</text:p>
          </table:table-cell>
          <table:table-cell office:value-type="float" office:value="11684674" table:style-name="ce36">
            <text:p>11,684,674</text:p>
          </table:table-cell>
          <table:table-cell office:value-type="float" office:value="11688843" table:style-name="ce36">
            <text:p>11,688,843</text:p>
          </table:table-cell>
          <table:table-cell office:value-type="float" office:value="199113" table:style-name="ce36">
            <text:p>199,113</text:p>
          </table:table-cell>
          <table:table-cell office:value-type="float" office:value="103120" table:style-name="ce36">
            <text:p>103,120</text:p>
          </table:table-cell>
          <table:table-cell office:value-type="float" office:value="95993" table:style-name="ce36">
            <text:p>95,993</text:p>
          </table:table-cell>
          <table:table-cell office:value-type="float" office:value="8.5299999999999994" table:style-name="ce37">
            <text:p><text:s text:c="3"/>8.53</text:p>
          </table:table-cell>
          <table:table-cell office:value-type="float" office:value="155908" table:style-name="ce36">
            <text:p>155,908</text:p>
          </table:table-cell>
          <table:table-cell office:value-type="float" office:value="94505" table:style-name="ce36">
            <text:p>94,505</text:p>
          </table:table-cell>
          <table:table-cell office:value-type="float" office:value="61403" table:style-name="ce36">
            <text:p>61,403</text:p>
          </table:table-cell>
          <table:table-cell office:value-type="float" office:value="6.68" table:style-name="ce37">
            <text:p><text:s text:c="3"/>6.68</text:p>
          </table:table-cell>
          <table:table-cell office:value-type="float" office:value="43205" table:style-name="ce36">
            <text:p>43,205</text:p>
          </table:table-cell>
          <table:table-cell office:value-type="float" office:value="1.85" table:style-name="ce37">
            <text:p><text:s text:c="3"/>1.85</text:p>
          </table:table-cell>
          <table:table-cell office:value-type="float" office:value="147636" table:style-name="ce36">
            <text:p>147,636</text:p>
          </table:table-cell>
          <table:table-cell office:value-type="float" office:value="6.32" table:style-name="ce37">
            <text:p><text:s text:c="3"/>6.32</text:p>
          </table:table-cell>
          <table:table-cell office:value-type="float" office:value="53604" table:style-name="ce36">
            <text:p>53,604</text:p>
          </table:table-cell>
          <table:table-cell office:value-type="float" office:value="2.2999999999999998" table:style-name="ce37">
            <text:p><text:s text:c="3"/>2.30</text:p>
          </table:table-cell>
          <table:table-cell office:value-type="float" office:value="1079702" table:style-name="ce36">
            <text:p>1,079,702</text:p>
          </table:table-cell>
          <table:table-cell office:value-type="float" office:value="1065212" table:style-name="ce36">
            <text:p>1,065,212</text:p>
          </table:table-cell>
          <table:table-cell office:value-type="float" office:value="533601" table:style-name="ce35">
            <text:p>533,601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39">
            <text:p>103年</text:p>
          </table:table-cell>
          <table:covered-table-cell/>
          <table:table-cell office:value-type="float" office:value="8382699" table:style-name="ce36">
            <text:p>8,382,699</text:p>
          </table:table-cell>
          <table:table-cell office:value-type="float" office:value="23433753" table:style-name="ce36">
            <text:p>23,433,753</text:p>
          </table:table-cell>
          <table:table-cell office:value-type="float" office:value="11697971" table:style-name="ce36">
            <text:p>11,697,971</text:p>
          </table:table-cell>
          <table:table-cell office:value-type="float" office:value="11735782" table:style-name="ce36">
            <text:p>11,735,782</text:p>
          </table:table-cell>
          <table:table-cell office:value-type="float" office:value="210383" table:style-name="ce36">
            <text:p>210,383</text:p>
          </table:table-cell>
          <table:table-cell office:value-type="float" office:value="108817" table:style-name="ce36">
            <text:p>108,817</text:p>
          </table:table-cell>
          <table:table-cell office:value-type="float" office:value="101566" table:style-name="ce36">
            <text:p>101,566</text:p>
          </table:table-cell>
          <table:table-cell office:value-type="float" office:value="8.99" table:style-name="ce37">
            <text:p><text:s text:c="3"/>8.99</text:p>
          </table:table-cell>
          <table:table-cell office:value-type="float" office:value="163929" table:style-name="ce36">
            <text:p>163,929</text:p>
          </table:table-cell>
          <table:table-cell office:value-type="float" office:value="98733" table:style-name="ce36">
            <text:p>98,733</text:p>
          </table:table-cell>
          <table:table-cell office:value-type="float" office:value="65196" table:style-name="ce36">
            <text:p>65,196</text:p>
          </table:table-cell>
          <table:table-cell office:value-type="float" office:value="7" table:style-name="ce37">
            <text:p><text:s text:c="3"/>7.00</text:p>
          </table:table-cell>
          <table:table-cell office:value-type="float" office:value="46454" table:style-name="ce36">
            <text:p>46,454</text:p>
          </table:table-cell>
          <table:table-cell office:value-type="float" office:value="1.98" table:style-name="ce37">
            <text:p><text:s text:c="3"/>1.98</text:p>
          </table:table-cell>
          <table:table-cell office:value-type="float" office:value="149287" table:style-name="ce36">
            <text:p>149,287</text:p>
          </table:table-cell>
          <table:table-cell office:value-type="float" office:value="6.38" table:style-name="ce37">
            <text:p><text:s text:c="3"/>6.38</text:p>
          </table:table-cell>
          <table:table-cell office:value-type="float" office:value="53190" table:style-name="ce36">
            <text:p>53,190</text:p>
          </table:table-cell>
          <table:table-cell office:value-type="float" office:value="2.27" table:style-name="ce37">
            <text:p><text:s text:c="3"/>2.27</text:p>
          </table:table-cell>
          <table:table-cell office:value-type="float" office:value="1073783" table:style-name="ce36">
            <text:p>1,073,783</text:p>
          </table:table-cell>
          <table:table-cell office:value-type="float" office:value="1060001" table:style-name="ce36">
            <text:p>1,060,001</text:p>
          </table:table-cell>
          <table:table-cell office:value-type="float" office:value="540023" table:style-name="ce35">
            <text:p>540,023</text:p>
          </table:table-cell>
          <table:table-cell table:number-columns-repeated="16361" table:style-name="ce125"/>
        </table:table-row>
        <table:table-row table:style-name="ro8">
          <table:table-cell office:value-type="string" table:number-columns-spanned="2" table:number-rows-spanned="1" table:style-name="ce179">
            <text:p>1 月</text:p>
          </table:table-cell>
          <table:covered-table-cell/>
          <table:table-cell office:value-type="float" office:value="8290235" table:style-name="ce12">
            <text:p>8,290,235</text:p>
          </table:table-cell>
          <table:table-cell office:value-type="float" office:value="23377515" table:style-name="ce12">
            <text:p>23,377,515</text:p>
          </table:table-cell>
          <table:table-cell office:value-type="float" office:value="11685438" table:style-name="ce12">
            <text:p>11,685,438</text:p>
          </table:table-cell>
          <table:table-cell office:value-type="float" office:value="11692077" table:style-name="ce12">
            <text:p>11,692,077</text:p>
          </table:table-cell>
          <table:table-cell office:value-type="float" office:value="15716" table:style-name="ce12">
            <text:p>15,716</text:p>
          </table:table-cell>
          <table:table-cell office:value-type="float" office:value="8310" table:style-name="ce12">
            <text:p>8,310</text:p>
          </table:table-cell>
          <table:table-cell office:value-type="float" office:value="7406" table:style-name="ce12">
            <text:p>7,406</text:p>
          </table:table-cell>
          <table:table-cell office:value-type="float" office:value="7.92" table:style-name="ce33">
            <text:p>7.92</text:p>
          </table:table-cell>
          <table:table-cell office:value-type="float" office:value="13935" table:style-name="ce12">
            <text:p>13,935</text:p>
          </table:table-cell>
          <table:table-cell office:value-type="float" office:value="8365" table:style-name="ce12">
            <text:p>8,365</text:p>
          </table:table-cell>
          <table:table-cell office:value-type="float" office:value="5570" table:style-name="ce12">
            <text:p>5,570</text:p>
          </table:table-cell>
          <table:table-cell office:value-type="float" office:value="7.02" table:style-name="ce33">
            <text:p>7.02</text:p>
          </table:table-cell>
          <table:table-cell office:value-type="float" office:value="1781" table:style-name="ce34">
            <text:p><text:s text:c="3"/>1,781</text:p>
          </table:table-cell>
          <table:table-cell office:value-type="float" office:value="0.9" table:style-name="ce33">
            <text:p>0.90</text:p>
          </table:table-cell>
          <table:table-cell office:value-type="float" office:value="16455" table:style-name="ce12">
            <text:p>16,455</text:p>
          </table:table-cell>
          <table:table-cell office:value-type="float" office:value="8.2899999999999991" table:style-name="ce33">
            <text:p>8.29</text:p>
          </table:table-cell>
          <table:table-cell office:value-type="float" office:value="3779" table:style-name="ce12">
            <text:p>3,779</text:p>
          </table:table-cell>
          <table:table-cell office:value-type="float" office:value="1.9" table:style-name="ce33">
            <text:p>1.90</text:p>
          </table:table-cell>
          <table:table-cell office:value-type="float" office:value="77521" table:style-name="ce12">
            <text:p>77,521</text:p>
          </table:table-cell>
          <table:table-cell office:value-type="float" office:value="75304" table:style-name="ce12">
            <text:p>75,304</text:p>
          </table:table-cell>
          <table:table-cell office:value-type="float" office:value="534007" table:style-name="ce32">
            <text:p>534,007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2 月</text:p>
          </table:table-cell>
          <table:covered-table-cell/>
          <table:table-cell office:value-type="float" office:value="8293789" table:style-name="ce12">
            <text:p>8,293,789</text:p>
          </table:table-cell>
          <table:table-cell office:value-type="float" office:value="23379129" table:style-name="ce12">
            <text:p>23,379,129</text:p>
          </table:table-cell>
          <table:table-cell office:value-type="float" office:value="11684625" table:style-name="ce12">
            <text:p>11,684,625</text:p>
          </table:table-cell>
          <table:table-cell office:value-type="float" office:value="11694504" table:style-name="ce12">
            <text:p>11,694,504</text:p>
          </table:table-cell>
          <table:table-cell office:value-type="float" office:value="15357" table:style-name="ce12">
            <text:p>15,357</text:p>
          </table:table-cell>
          <table:table-cell office:value-type="float" office:value="7851" table:style-name="ce12">
            <text:p>7,851</text:p>
          </table:table-cell>
          <table:table-cell office:value-type="float" office:value="7506" table:style-name="ce12">
            <text:p>7,506</text:p>
          </table:table-cell>
          <table:table-cell office:value-type="float" office:value="8.56" table:style-name="ce33">
            <text:p>8.56</text:p>
          </table:table-cell>
          <table:table-cell office:value-type="float" office:value="15349" table:style-name="ce12">
            <text:p>15,349</text:p>
          </table:table-cell>
          <table:table-cell office:value-type="float" office:value="9248" table:style-name="ce12">
            <text:p>9,248</text:p>
          </table:table-cell>
          <table:table-cell office:value-type="float" office:value="6101" table:style-name="ce12">
            <text:p>6,101</text:p>
          </table:table-cell>
          <table:table-cell office:value-type="float" office:value="8.56" table:style-name="ce33">
            <text:p>8.56</text:p>
          </table:table-cell>
          <table:table-cell office:value-type="float" office:value="8" table:style-name="ce34">
            <text:p><text:s text:c="3"/>8</text:p>
          </table:table-cell>
          <table:table-cell office:value-type="string" table:style-name="ce128">
            <text:p><text:s text:c="5"/>0.00</text:p>
          </table:table-cell>
          <table:table-cell office:value-type="float" office:value="9616" table:style-name="ce12">
            <text:p>9,616</text:p>
          </table:table-cell>
          <table:table-cell office:value-type="float" office:value="5.36" table:style-name="ce33">
            <text:p>5.36</text:p>
          </table:table-cell>
          <table:table-cell office:value-type="float" office:value="3851" table:style-name="ce12">
            <text:p>3,851</text:p>
          </table:table-cell>
          <table:table-cell office:value-type="float" office:value="2.15" table:style-name="ce33">
            <text:p>2.15</text:p>
          </table:table-cell>
          <table:table-cell office:value-type="float" office:value="77189" table:style-name="ce12">
            <text:p>77,189</text:p>
          </table:table-cell>
          <table:table-cell office:value-type="float" office:value="75583" table:style-name="ce12">
            <text:p>75,583</text:p>
          </table:table-cell>
          <table:table-cell office:value-type="float" office:value="534561" table:style-name="ce32">
            <text:p>534,561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3 月</text:p>
          </table:table-cell>
          <table:covered-table-cell/>
          <table:table-cell office:value-type="float" office:value="8300560" table:style-name="ce12">
            <text:p>8,300,560</text:p>
          </table:table-cell>
          <table:table-cell office:value-type="float" office:value="23379594" table:style-name="ce12">
            <text:p>23,379,594</text:p>
          </table:table-cell>
          <table:table-cell office:value-type="float" office:value="11683396" table:style-name="ce12">
            <text:p>11,683,396</text:p>
          </table:table-cell>
          <table:table-cell office:value-type="float" office:value="11696198" table:style-name="ce12">
            <text:p>11,696,198</text:p>
          </table:table-cell>
          <table:table-cell office:value-type="float" office:value="17588" table:style-name="ce12">
            <text:p>17,588</text:p>
          </table:table-cell>
          <table:table-cell office:value-type="float" office:value="9053" table:style-name="ce12">
            <text:p>9,053</text:p>
          </table:table-cell>
          <table:table-cell office:value-type="float" office:value="8535" table:style-name="ce12">
            <text:p>8,535</text:p>
          </table:table-cell>
          <table:table-cell office:value-type="float" office:value="8.86" table:style-name="ce33">
            <text:p>8.86</text:p>
          </table:table-cell>
          <table:table-cell office:value-type="float" office:value="15465" table:style-name="ce12">
            <text:p>15,465</text:p>
          </table:table-cell>
          <table:table-cell office:value-type="float" office:value="9246" table:style-name="ce12">
            <text:p>9,246</text:p>
          </table:table-cell>
          <table:table-cell office:value-type="float" office:value="6219" table:style-name="ce12">
            <text:p>6,219</text:p>
          </table:table-cell>
          <table:table-cell office:value-type="float" office:value="7.79" table:style-name="ce33">
            <text:p>7.79</text:p>
          </table:table-cell>
          <table:table-cell office:value-type="float" office:value="2123" table:style-name="ce34">
            <text:p><text:s text:c="3"/>2,123</text:p>
          </table:table-cell>
          <table:table-cell office:value-type="float" office:value="1.07" table:style-name="ce33">
            <text:p>1.07</text:p>
          </table:table-cell>
          <table:table-cell office:value-type="float" office:value="13000" table:style-name="ce12">
            <text:p>13,000</text:p>
          </table:table-cell>
          <table:table-cell office:value-type="float" office:value="6.55" table:style-name="ce33">
            <text:p>6.55</text:p>
          </table:table-cell>
          <table:table-cell office:value-type="float" office:value="4605" table:style-name="ce12">
            <text:p>4,605</text:p>
          </table:table-cell>
          <table:table-cell office:value-type="float" office:value="2.3199999999999998" table:style-name="ce33">
            <text:p>2.32</text:p>
          </table:table-cell>
          <table:table-cell office:value-type="float" office:value="96549" table:style-name="ce12">
            <text:p>96,549</text:p>
          </table:table-cell>
          <table:table-cell office:value-type="float" office:value="98207" table:style-name="ce12">
            <text:p>98,207</text:p>
          </table:table-cell>
          <table:table-cell office:value-type="float" office:value="534981" table:style-name="ce32">
            <text:p>534,981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4 月</text:p>
          </table:table-cell>
          <table:covered-table-cell/>
          <table:table-cell office:value-type="float" office:value="8308440" table:style-name="ce12">
            <text:p>8,308,440</text:p>
          </table:table-cell>
          <table:table-cell office:value-type="float" office:value="23382948" table:style-name="ce12">
            <text:p>23,382,948</text:p>
          </table:table-cell>
          <table:table-cell office:value-type="float" office:value="11683631" table:style-name="ce12">
            <text:p>11,683,631</text:p>
          </table:table-cell>
          <table:table-cell office:value-type="float" office:value="11699317" table:style-name="ce12">
            <text:p>11,699,317</text:p>
          </table:table-cell>
          <table:table-cell office:value-type="float" office:value="17507" table:style-name="ce12">
            <text:p>17,507</text:p>
          </table:table-cell>
          <table:table-cell office:value-type="float" office:value="9007" table:style-name="ce12">
            <text:p>9,007</text:p>
          </table:table-cell>
          <table:table-cell office:value-type="float" office:value="8500" table:style-name="ce12">
            <text:p>8,500</text:p>
          </table:table-cell>
          <table:table-cell office:value-type="float" office:value="9.11" table:style-name="ce33">
            <text:p>9.11</text:p>
          </table:table-cell>
          <table:table-cell office:value-type="float" office:value="14114" table:style-name="ce12">
            <text:p>14,114</text:p>
          </table:table-cell>
          <table:table-cell office:value-type="float" office:value="8527" table:style-name="ce12">
            <text:p>8,527</text:p>
          </table:table-cell>
          <table:table-cell office:value-type="float" office:value="5587" table:style-name="ce12">
            <text:p>5,587</text:p>
          </table:table-cell>
          <table:table-cell office:value-type="float" office:value="7.34" table:style-name="ce33">
            <text:p>7.34</text:p>
          </table:table-cell>
          <table:table-cell office:value-type="float" office:value="3393" table:style-name="ce34">
            <text:p><text:s text:c="3"/>3,393</text:p>
          </table:table-cell>
          <table:table-cell office:value-type="float" office:value="1.77" table:style-name="ce33">
            <text:p>1.77</text:p>
          </table:table-cell>
          <table:table-cell office:value-type="float" office:value="9707" table:style-name="ce12">
            <text:p>9,707</text:p>
          </table:table-cell>
          <table:table-cell office:value-type="float" office:value="5.05" table:style-name="ce33">
            <text:p>5.05</text:p>
          </table:table-cell>
          <table:table-cell office:value-type="float" office:value="4608" table:style-name="ce12">
            <text:p>4,608</text:p>
          </table:table-cell>
          <table:table-cell office:value-type="float" office:value="2.4" table:style-name="ce33">
            <text:p>2.40</text:p>
          </table:table-cell>
          <table:table-cell office:value-type="float" office:value="99151" table:style-name="ce12">
            <text:p>99,151</text:p>
          </table:table-cell>
          <table:table-cell office:value-type="float" office:value="99190" table:style-name="ce12">
            <text:p>99,190</text:p>
          </table:table-cell>
          <table:table-cell office:value-type="float" office:value="535492" table:style-name="ce32">
            <text:p>535,492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5 月</text:p>
          </table:table-cell>
          <table:covered-table-cell/>
          <table:table-cell office:value-type="float" office:value="8320686" table:style-name="ce12">
            <text:p>8,320,686</text:p>
          </table:table-cell>
          <table:table-cell office:value-type="float" office:value="23386883" table:style-name="ce12">
            <text:p>23,386,883</text:p>
          </table:table-cell>
          <table:table-cell office:value-type="float" office:value="11684092" table:style-name="ce12">
            <text:p>11,684,092</text:p>
          </table:table-cell>
          <table:table-cell office:value-type="float" office:value="11702791" table:style-name="ce12">
            <text:p>11,702,791</text:p>
          </table:table-cell>
          <table:table-cell office:value-type="float" office:value="15658" table:style-name="ce12">
            <text:p>15,658</text:p>
          </table:table-cell>
          <table:table-cell office:value-type="float" office:value="8109" table:style-name="ce12">
            <text:p>8,109</text:p>
          </table:table-cell>
          <table:table-cell office:value-type="float" office:value="7549" table:style-name="ce12">
            <text:p>7,549</text:p>
          </table:table-cell>
          <table:table-cell office:value-type="float" office:value="7.88" table:style-name="ce33">
            <text:p>7.88</text:p>
          </table:table-cell>
          <table:table-cell office:value-type="float" office:value="13187" table:style-name="ce12">
            <text:p>13,187</text:p>
          </table:table-cell>
          <table:table-cell office:value-type="float" office:value="7929" table:style-name="ce12">
            <text:p>7,929</text:p>
          </table:table-cell>
          <table:table-cell office:value-type="float" office:value="5258" table:style-name="ce12">
            <text:p>5,258</text:p>
          </table:table-cell>
          <table:table-cell office:value-type="float" office:value="6.64" table:style-name="ce33">
            <text:p>6.64</text:p>
          </table:table-cell>
          <table:table-cell office:value-type="float" office:value="2471" table:style-name="ce34">
            <text:p><text:s text:c="3"/>2,471</text:p>
          </table:table-cell>
          <table:table-cell office:value-type="float" office:value="1.24" table:style-name="ce33">
            <text:p>1.24</text:p>
          </table:table-cell>
          <table:table-cell office:value-type="float" office:value="18308" table:style-name="ce12">
            <text:p>18,308</text:p>
          </table:table-cell>
          <table:table-cell office:value-type="float" office:value="9.2200000000000006" table:style-name="ce33">
            <text:p>9.22</text:p>
          </table:table-cell>
          <table:table-cell office:value-type="float" office:value="4641" table:style-name="ce12">
            <text:p>4,641</text:p>
          </table:table-cell>
          <table:table-cell office:value-type="float" office:value="2.34" table:style-name="ce33">
            <text:p>2.34</text:p>
          </table:table-cell>
          <table:table-cell office:value-type="float" office:value="109538" table:style-name="ce12">
            <text:p>109,538</text:p>
          </table:table-cell>
          <table:table-cell office:value-type="float" office:value="108074" table:style-name="ce12">
            <text:p>108,074</text:p>
          </table:table-cell>
          <table:table-cell office:value-type="float" office:value="535953" table:style-name="ce32">
            <text:p>535,953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6 月</text:p>
          </table:table-cell>
          <table:covered-table-cell/>
          <table:table-cell office:value-type="float" office:value="8329623" table:style-name="ce12">
            <text:p>8,329,623</text:p>
          </table:table-cell>
          <table:table-cell office:value-type="float" office:value="23392036" table:style-name="ce12">
            <text:p>23,392,036</text:p>
          </table:table-cell>
          <table:table-cell office:value-type="float" office:value="11685478" table:style-name="ce12">
            <text:p>11,685,478</text:p>
          </table:table-cell>
          <table:table-cell office:value-type="float" office:value="11706558" table:style-name="ce12">
            <text:p>11,706,558</text:p>
          </table:table-cell>
          <table:table-cell office:value-type="float" office:value="16420" table:style-name="ce12">
            <text:p>16,420</text:p>
          </table:table-cell>
          <table:table-cell office:value-type="float" office:value="8502" table:style-name="ce12">
            <text:p>8,502</text:p>
          </table:table-cell>
          <table:table-cell office:value-type="float" office:value="7918" table:style-name="ce12">
            <text:p>7,918</text:p>
          </table:table-cell>
          <table:table-cell office:value-type="float" office:value="8.5399999999999991" table:style-name="ce33">
            <text:p>8.54</text:p>
          </table:table-cell>
          <table:table-cell office:value-type="float" office:value="12664" table:style-name="ce12">
            <text:p>12,664</text:p>
          </table:table-cell>
          <table:table-cell office:value-type="float" office:value="7600" table:style-name="ce12">
            <text:p>7,600</text:p>
          </table:table-cell>
          <table:table-cell office:value-type="float" office:value="5064" table:style-name="ce12">
            <text:p>5,064</text:p>
          </table:table-cell>
          <table:table-cell office:value-type="float" office:value="6.59" table:style-name="ce33">
            <text:p>6.59</text:p>
          </table:table-cell>
          <table:table-cell office:value-type="float" office:value="3756" table:style-name="ce34">
            <text:p><text:s text:c="3"/>3,756</text:p>
          </table:table-cell>
          <table:table-cell office:value-type="float" office:value="1.95" table:style-name="ce33">
            <text:p>1.95</text:p>
          </table:table-cell>
          <table:table-cell office:value-type="float" office:value="12345" table:style-name="ce12">
            <text:p>12,345</text:p>
          </table:table-cell>
          <table:table-cell office:value-type="float" office:value="6.42" table:style-name="ce33">
            <text:p>6.42</text:p>
          </table:table-cell>
          <table:table-cell office:value-type="float" office:value="4498" table:style-name="ce12">
            <text:p>4,498</text:p>
          </table:table-cell>
          <table:table-cell office:value-type="float" office:value="2.34" table:style-name="ce33">
            <text:p>2.34</text:p>
          </table:table-cell>
          <table:table-cell office:value-type="float" office:value="95551" table:style-name="ce12">
            <text:p>95,551</text:p>
          </table:table-cell>
          <table:table-cell office:value-type="float" office:value="94154" table:style-name="ce12">
            <text:p>94,154</text:p>
          </table:table-cell>
          <table:table-cell office:value-type="float" office:value="536509" table:style-name="ce32">
            <text:p>536,509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7 月</text:p>
          </table:table-cell>
          <table:covered-table-cell/>
          <table:table-cell office:value-type="float" office:value="8339092" table:style-name="ce12">
            <text:p>8,339,092</text:p>
          </table:table-cell>
          <table:table-cell office:value-type="float" office:value="23398263" table:style-name="ce12">
            <text:p>23,398,263</text:p>
          </table:table-cell>
          <table:table-cell office:value-type="float" office:value="11687050" table:style-name="ce12">
            <text:p>11,687,050</text:p>
          </table:table-cell>
          <table:table-cell office:value-type="float" office:value="11711213" table:style-name="ce12">
            <text:p>11,711,213</text:p>
          </table:table-cell>
          <table:table-cell office:value-type="float" office:value="17658" table:style-name="ce12">
            <text:p>17,658</text:p>
          </table:table-cell>
          <table:table-cell office:value-type="float" office:value="9198" table:style-name="ce12">
            <text:p>9,198</text:p>
          </table:table-cell>
          <table:table-cell office:value-type="float" office:value="8460" table:style-name="ce12">
            <text:p>8,460</text:p>
          </table:table-cell>
          <table:table-cell office:value-type="float" office:value="8.89" table:style-name="ce33">
            <text:p>8.89</text:p>
          </table:table-cell>
          <table:table-cell office:value-type="float" office:value="14090" table:style-name="ce12">
            <text:p>14,090</text:p>
          </table:table-cell>
          <table:table-cell office:value-type="float" office:value="8482" table:style-name="ce12">
            <text:p>8,482</text:p>
          </table:table-cell>
          <table:table-cell office:value-type="float" office:value="5608" table:style-name="ce12">
            <text:p>5,608</text:p>
          </table:table-cell>
          <table:table-cell office:value-type="float" office:value="7.09" table:style-name="ce33">
            <text:p>7.09</text:p>
          </table:table-cell>
          <table:table-cell office:value-type="float" office:value="3568" table:style-name="ce34">
            <text:p><text:s text:c="3"/>3,568</text:p>
          </table:table-cell>
          <table:table-cell office:value-type="float" office:value="1.8" table:style-name="ce33">
            <text:p>1.80</text:p>
          </table:table-cell>
          <table:table-cell office:value-type="float" office:value="9975" table:style-name="ce12">
            <text:p>9,975</text:p>
          </table:table-cell>
          <table:table-cell office:value-type="float" office:value="5.0199999999999996" table:style-name="ce33">
            <text:p>5.02</text:p>
          </table:table-cell>
          <table:table-cell office:value-type="float" office:value="4823" table:style-name="ce12">
            <text:p>4,823</text:p>
          </table:table-cell>
          <table:table-cell office:value-type="float" office:value="2.4300000000000002" table:style-name="ce33">
            <text:p>2.43</text:p>
          </table:table-cell>
          <table:table-cell office:value-type="float" office:value="104599" table:style-name="ce12">
            <text:p>104,599</text:p>
          </table:table-cell>
          <table:table-cell office:value-type="float" office:value="101940" table:style-name="ce12">
            <text:p>101,940</text:p>
          </table:table-cell>
          <table:table-cell office:value-type="float" office:value="537103" table:style-name="ce32">
            <text:p>537,103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8 月</text:p>
          </table:table-cell>
          <table:covered-table-cell/>
          <table:table-cell office:value-type="float" office:value="8354235" table:style-name="ce12">
            <text:p>8,354,235</text:p>
          </table:table-cell>
          <table:table-cell office:value-type="float" office:value="23404243" table:style-name="ce12">
            <text:p>23,404,243</text:p>
          </table:table-cell>
          <table:table-cell office:value-type="float" office:value="11688646" table:style-name="ce12">
            <text:p>11,688,646</text:p>
          </table:table-cell>
          <table:table-cell office:value-type="float" office:value="11715597" table:style-name="ce12">
            <text:p>11,715,597</text:p>
          </table:table-cell>
          <table:table-cell office:value-type="float" office:value="16566" table:style-name="ce12">
            <text:p>16,566</text:p>
          </table:table-cell>
          <table:table-cell office:value-type="float" office:value="8574" table:style-name="ce12">
            <text:p>8,574</text:p>
          </table:table-cell>
          <table:table-cell office:value-type="float" office:value="7992" table:style-name="ce12">
            <text:p>7,992</text:p>
          </table:table-cell>
          <table:table-cell office:value-type="float" office:value="8.34" table:style-name="ce33">
            <text:p>8.34</text:p>
          </table:table-cell>
          <table:table-cell office:value-type="float" office:value="12397" table:style-name="ce12">
            <text:p>12,397</text:p>
          </table:table-cell>
          <table:table-cell office:value-type="float" office:value="7543" table:style-name="ce12">
            <text:p>7,543</text:p>
          </table:table-cell>
          <table:table-cell office:value-type="float" office:value="4854" table:style-name="ce12">
            <text:p>4,854</text:p>
          </table:table-cell>
          <table:table-cell office:value-type="float" office:value="6.24" table:style-name="ce33">
            <text:p>6.24</text:p>
          </table:table-cell>
          <table:table-cell office:value-type="float" office:value="4169" table:style-name="ce34">
            <text:p><text:s text:c="3"/>4,169</text:p>
          </table:table-cell>
          <table:table-cell office:value-type="float" office:value="2.1" table:style-name="ce33">
            <text:p>2.10</text:p>
          </table:table-cell>
          <table:table-cell office:value-type="float" office:value="5819" table:style-name="ce12">
            <text:p>5,819</text:p>
          </table:table-cell>
          <table:table-cell office:value-type="float" office:value="2.93" table:style-name="ce33">
            <text:p>2.93</text:p>
          </table:table-cell>
          <table:table-cell office:value-type="float" office:value="4522" table:style-name="ce12">
            <text:p>4,522</text:p>
          </table:table-cell>
          <table:table-cell office:value-type="float" office:value="2.2799999999999998" table:style-name="ce33">
            <text:p>2.28</text:p>
          </table:table-cell>
          <table:table-cell office:value-type="float" office:value="92417" table:style-name="ce12">
            <text:p>92,417</text:p>
          </table:table-cell>
          <table:table-cell office:value-type="float" office:value="90606" table:style-name="ce12">
            <text:p>90,606</text:p>
          </table:table-cell>
          <table:table-cell office:value-type="float" office:value="537766" table:style-name="ce32">
            <text:p>537,766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9 月</text:p>
          </table:table-cell>
          <table:covered-table-cell/>
          <table:table-cell office:value-type="float" office:value="8372925" table:style-name="ce12">
            <text:p>8,372,925</text:p>
          </table:table-cell>
          <table:table-cell office:value-type="float" office:value="23410280" table:style-name="ce12">
            <text:p>23,410,280</text:p>
          </table:table-cell>
          <table:table-cell office:value-type="float" office:value="11690317" table:style-name="ce12">
            <text:p>11,690,317</text:p>
          </table:table-cell>
          <table:table-cell office:value-type="float" office:value="11719963" table:style-name="ce12">
            <text:p>11,719,963</text:p>
          </table:table-cell>
          <table:table-cell office:value-type="float" office:value="18624" table:style-name="ce12">
            <text:p>18,624</text:p>
          </table:table-cell>
          <table:table-cell office:value-type="float" office:value="9617" table:style-name="ce12">
            <text:p>9,617</text:p>
          </table:table-cell>
          <table:table-cell office:value-type="float" office:value="9007" table:style-name="ce12">
            <text:p>9,007</text:p>
          </table:table-cell>
          <table:table-cell office:value-type="float" office:value="9.68" table:style-name="ce33">
            <text:p>9.68</text:p>
          </table:table-cell>
          <table:table-cell office:value-type="float" office:value="13421" table:style-name="ce12">
            <text:p>13,421</text:p>
          </table:table-cell>
          <table:table-cell office:value-type="float" office:value="8047" table:style-name="ce12">
            <text:p>8,047</text:p>
          </table:table-cell>
          <table:table-cell office:value-type="float" office:value="5374" table:style-name="ce12">
            <text:p>5,374</text:p>
          </table:table-cell>
          <table:table-cell office:value-type="float" office:value="6.98" table:style-name="ce33">
            <text:p>6.98</text:p>
          </table:table-cell>
          <table:table-cell office:value-type="float" office:value="5203" table:style-name="ce34">
            <text:p><text:s text:c="3"/>5,203</text:p>
          </table:table-cell>
          <table:table-cell office:value-type="float" office:value="2.7" table:style-name="ce33">
            <text:p>2.70</text:p>
          </table:table-cell>
          <table:table-cell office:value-type="float" office:value="13837" table:style-name="ce12">
            <text:p>13,837</text:p>
          </table:table-cell>
          <table:table-cell office:value-type="float" office:value="7.19" table:style-name="ce33">
            <text:p>7.19</text:p>
          </table:table-cell>
          <table:table-cell office:value-type="float" office:value="4766" table:style-name="ce12">
            <text:p>4,766</text:p>
          </table:table-cell>
          <table:table-cell office:value-type="float" office:value="2.48" table:style-name="ce33">
            <text:p>2.48</text:p>
          </table:table-cell>
          <table:table-cell office:value-type="float" office:value="94353" table:style-name="ce12">
            <text:p>94,353</text:p>
          </table:table-cell>
          <table:table-cell office:value-type="float" office:value="93519" table:style-name="ce12">
            <text:p>93,519</text:p>
          </table:table-cell>
          <table:table-cell office:value-type="float" office:value="538439" table:style-name="ce32">
            <text:p>538,439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10 月</text:p>
          </table:table-cell>
          <table:covered-table-cell/>
          <table:table-cell office:value-type="float" office:value="8374527" table:style-name="ce12">
            <text:p>8,374,527</text:p>
          </table:table-cell>
          <table:table-cell office:value-type="float" office:value="23417116" table:style-name="ce12">
            <text:p>23,417,116</text:p>
          </table:table-cell>
          <table:table-cell office:value-type="float" office:value="11692654" table:style-name="ce12">
            <text:p>11,692,654</text:p>
          </table:table-cell>
          <table:table-cell office:value-type="float" office:value="11724462" table:style-name="ce12">
            <text:p>11,724,462</text:p>
          </table:table-cell>
          <table:table-cell office:value-type="float" office:value="20027" table:style-name="ce12">
            <text:p>20,027</text:p>
          </table:table-cell>
          <table:table-cell office:value-type="float" office:value="10294" table:style-name="ce12">
            <text:p>10,294</text:p>
          </table:table-cell>
          <table:table-cell office:value-type="float" office:value="9733" table:style-name="ce12">
            <text:p>9,733</text:p>
          </table:table-cell>
          <table:table-cell office:value-type="float" office:value="10.07" table:style-name="ce33">
            <text:p>10.07</text:p>
          </table:table-cell>
          <table:table-cell office:value-type="float" office:value="13236" table:style-name="ce12">
            <text:p>13,236</text:p>
          </table:table-cell>
          <table:table-cell office:value-type="float" office:value="7867" table:style-name="ce12">
            <text:p>7,867</text:p>
          </table:table-cell>
          <table:table-cell office:value-type="float" office:value="5369" table:style-name="ce12">
            <text:p>5,369</text:p>
          </table:table-cell>
          <table:table-cell office:value-type="float" office:value="6.66" table:style-name="ce33">
            <text:p>6.66</text:p>
          </table:table-cell>
          <table:table-cell office:value-type="float" office:value="6791" table:style-name="ce34">
            <text:p><text:s text:c="3"/>6,791</text:p>
          </table:table-cell>
          <table:table-cell office:value-type="float" office:value="3.42" table:style-name="ce33">
            <text:p>3.42</text:p>
          </table:table-cell>
          <table:table-cell office:value-type="float" office:value="12828" table:style-name="ce12">
            <text:p>12,828</text:p>
          </table:table-cell>
          <table:table-cell office:value-type="float" office:value="6.45" table:style-name="ce33">
            <text:p>6.45</text:p>
          </table:table-cell>
          <table:table-cell office:value-type="float" office:value="4568" table:style-name="ce12">
            <text:p>4,568</text:p>
          </table:table-cell>
          <table:table-cell office:value-type="float" office:value="2.2999999999999998" table:style-name="ce33">
            <text:p>2.30</text:p>
          </table:table-cell>
          <table:table-cell office:value-type="float" office:value="65917" table:style-name="ce12">
            <text:p>65,917</text:p>
          </table:table-cell>
          <table:table-cell office:value-type="float" office:value="65872" table:style-name="ce12">
            <text:p>65,872</text:p>
          </table:table-cell>
          <table:table-cell office:value-type="float" office:value="538994" table:style-name="ce32">
            <text:p>538,994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11 月</text:p>
          </table:table-cell>
          <table:covered-table-cell/>
          <table:table-cell office:value-type="float" office:value="8375477" table:style-name="ce12">
            <text:p>8,375,477</text:p>
          </table:table-cell>
          <table:table-cell office:value-type="float" office:value="23424615" table:style-name="ce12">
            <text:p>23,424,615</text:p>
          </table:table-cell>
          <table:table-cell office:value-type="float" office:value="11695144" table:style-name="ce12">
            <text:p>11,695,144</text:p>
          </table:table-cell>
          <table:table-cell office:value-type="float" office:value="11729471" table:style-name="ce12">
            <text:p>11,729,471</text:p>
          </table:table-cell>
          <table:table-cell office:value-type="float" office:value="18109" table:style-name="ce12">
            <text:p>18,109</text:p>
          </table:table-cell>
          <table:table-cell office:value-type="float" office:value="9416" table:style-name="ce12">
            <text:p>9,416</text:p>
          </table:table-cell>
          <table:table-cell office:value-type="float" office:value="8693" table:style-name="ce12">
            <text:p>8,693</text:p>
          </table:table-cell>
          <table:table-cell office:value-type="float" office:value="9.41" table:style-name="ce33">
            <text:p>9.41</text:p>
          </table:table-cell>
          <table:table-cell office:value-type="float" office:value="11462" table:style-name="ce12">
            <text:p>11,462</text:p>
          </table:table-cell>
          <table:table-cell office:value-type="float" office:value="7008" table:style-name="ce12">
            <text:p>7,008</text:p>
          </table:table-cell>
          <table:table-cell office:value-type="float" office:value="4454" table:style-name="ce12">
            <text:p>4,454</text:p>
          </table:table-cell>
          <table:table-cell office:value-type="float" office:value="5.95" table:style-name="ce33">
            <text:p>5.95</text:p>
          </table:table-cell>
          <table:table-cell office:value-type="float" office:value="6647" table:style-name="ce34">
            <text:p><text:s text:c="3"/>6,647</text:p>
          </table:table-cell>
          <table:table-cell office:value-type="float" office:value="3.45" table:style-name="ce33">
            <text:p>3.45</text:p>
          </table:table-cell>
          <table:table-cell office:value-type="float" office:value="10580" table:style-name="ce12">
            <text:p>10,580</text:p>
          </table:table-cell>
          <table:table-cell office:value-type="float" office:value="5.5" table:style-name="ce33">
            <text:p>5.50</text:p>
          </table:table-cell>
          <table:table-cell office:value-type="float" office:value="3857" table:style-name="ce12">
            <text:p>3,857</text:p>
          </table:table-cell>
          <table:table-cell office:value-type="float" office:value="2" table:style-name="ce33">
            <text:p>2.00</text:p>
          </table:table-cell>
          <table:table-cell office:value-type="float" office:value="51102" table:style-name="ce12">
            <text:p>51,102</text:p>
          </table:table-cell>
          <table:table-cell office:value-type="float" office:value="50250" table:style-name="ce12">
            <text:p>50,250</text:p>
          </table:table-cell>
          <table:table-cell office:value-type="float" office:value="539435" table:style-name="ce32">
            <text:p>539,435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12 月</text:p>
          </table:table-cell>
          <table:covered-table-cell/>
          <table:table-cell office:value-type="float" office:value="8382699" table:style-name="ce12">
            <text:p>8,382,699</text:p>
          </table:table-cell>
          <table:table-cell office:value-type="float" office:value="23433753" table:style-name="ce12">
            <text:p>23,433,753</text:p>
          </table:table-cell>
          <table:table-cell office:value-type="float" office:value="11697971" table:style-name="ce12">
            <text:p>11,697,971</text:p>
          </table:table-cell>
          <table:table-cell office:value-type="float" office:value="11735782" table:style-name="ce12">
            <text:p>11,735,782</text:p>
          </table:table-cell>
          <table:table-cell office:value-type="float" office:value="21153" table:style-name="ce12">
            <text:p>21,153</text:p>
          </table:table-cell>
          <table:table-cell office:value-type="float" office:value="10886" table:style-name="ce12">
            <text:p>10,886</text:p>
          </table:table-cell>
          <table:table-cell office:value-type="float" office:value="10267" table:style-name="ce12">
            <text:p>10,267</text:p>
          </table:table-cell>
          <table:table-cell office:value-type="float" office:value="10.63" table:style-name="ce33">
            <text:p>10.63</text:p>
          </table:table-cell>
          <table:table-cell office:value-type="float" office:value="14609" table:style-name="ce12">
            <text:p>14,609</text:p>
          </table:table-cell>
          <table:table-cell office:value-type="float" office:value="8871" table:style-name="ce12">
            <text:p>8,871</text:p>
          </table:table-cell>
          <table:table-cell office:value-type="float" office:value="5738" table:style-name="ce12">
            <text:p>5,738</text:p>
          </table:table-cell>
          <table:table-cell office:value-type="float" office:value="7.34" table:style-name="ce33">
            <text:p>7.34</text:p>
          </table:table-cell>
          <table:table-cell office:value-type="float" office:value="6544" table:style-name="ce34">
            <text:p><text:s text:c="3"/>6,544</text:p>
          </table:table-cell>
          <table:table-cell office:value-type="float" office:value="3.29" table:style-name="ce33">
            <text:p>3.29</text:p>
          </table:table-cell>
          <table:table-cell office:value-type="float" office:value="16817" table:style-name="ce12">
            <text:p>16,817</text:p>
          </table:table-cell>
          <table:table-cell office:value-type="float" office:value="8.4499999999999993" table:style-name="ce33">
            <text:p>8.45</text:p>
          </table:table-cell>
          <table:table-cell office:value-type="float" office:value="4672" table:style-name="ce12">
            <text:p>4,672</text:p>
          </table:table-cell>
          <table:table-cell office:value-type="float" office:value="2.35" table:style-name="ce33">
            <text:p>2.35</text:p>
          </table:table-cell>
          <table:table-cell office:value-type="float" office:value="109896" table:style-name="ce12">
            <text:p>109,896</text:p>
          </table:table-cell>
          <table:table-cell office:value-type="float" office:value="107302" table:style-name="ce12">
            <text:p>107,302</text:p>
          </table:table-cell>
          <table:table-cell office:value-type="float" office:value="540023" table:style-name="ce32">
            <text:p>540,023</text:p>
          </table:table-cell>
          <table:table-cell table:number-columns-repeated="16361" table:style-name="ce126"/>
        </table:table-row>
        <table:table-row table:style-name="ro5">
          <table:table-cell office:value-type="string" table:number-columns-spanned="2" table:number-rows-spanned="1" table:style-name="ce239">
            <text:p>104年1~8月</text:p>
          </table:table-cell>
          <table:covered-table-cell/>
          <table:table-cell office:value-type="float" office:value="8444518" table:style-name="ce36">
            <text:p>8,444,518</text:p>
          </table:table-cell>
          <table:table-cell office:value-type="float" office:value="23465003" table:style-name="ce36">
            <text:p>23,465,003</text:p>
          </table:table-cell>
          <table:table-cell office:value-type="float" office:value="11703598" table:style-name="ce36">
            <text:p>11,703,598</text:p>
          </table:table-cell>
          <table:table-cell office:value-type="float" office:value="11761405" table:style-name="ce36">
            <text:p>11,761,405</text:p>
          </table:table-cell>
          <table:table-cell office:value-type="float" office:value="136935" table:style-name="ce36">
            <text:p>136,935</text:p>
          </table:table-cell>
          <table:table-cell office:value-type="float" office:value="71256" table:style-name="ce36">
            <text:p>71,256</text:p>
          </table:table-cell>
          <table:table-cell office:value-type="float" office:value="65679" table:style-name="ce36">
            <text:p>65,679</text:p>
          </table:table-cell>
          <table:table-cell office:value-type="float" office:value="8.77" table:style-name="ce37">
            <text:p><text:s text:c="3"/>8.77</text:p>
          </table:table-cell>
          <table:table-cell office:value-type="float" office:value="110101" table:style-name="ce36">
            <text:p>110,101</text:p>
          </table:table-cell>
          <table:table-cell office:value-type="float" office:value="66135" table:style-name="ce36">
            <text:p>66,135</text:p>
          </table:table-cell>
          <table:table-cell office:value-type="float" office:value="43966" table:style-name="ce36">
            <text:p>43,966</text:p>
          </table:table-cell>
          <table:table-cell office:value-type="float" office:value="7.05" table:style-name="ce37">
            <text:p><text:s text:c="3"/>7.05</text:p>
          </table:table-cell>
          <table:table-cell office:value-type="float" office:value="26834" table:style-name="ce36">
            <text:p>26,834</text:p>
          </table:table-cell>
          <table:table-cell office:value-type="float" office:value="1.72" table:style-name="ce37">
            <text:p><text:s text:c="3"/>1.72</text:p>
          </table:table-cell>
          <table:table-cell office:value-type="float" office:value="98000" table:style-name="ce36">
            <text:p>98,000</text:p>
          </table:table-cell>
          <table:table-cell office:value-type="float" office:value="6.28" table:style-name="ce37">
            <text:p><text:s text:c="3"/>6.28</text:p>
          </table:table-cell>
          <table:table-cell office:value-type="float" office:value="35283" table:style-name="ce36">
            <text:p>35,283</text:p>
          </table:table-cell>
          <table:table-cell office:value-type="float" office:value="2.2599999999999998" table:style-name="ce37">
            <text:p><text:s text:c="3"/>2.26</text:p>
          </table:table-cell>
          <table:table-cell office:value-type="float" office:value="711994" table:style-name="ce36">
            <text:p>711,994</text:p>
          </table:table-cell>
          <table:table-cell office:value-type="float" office:value="707578" table:style-name="ce36">
            <text:p>707,578</text:p>
          </table:table-cell>
          <table:table-cell office:value-type="float" office:value="544369" table:style-name="ce35">
            <text:p>544,369</text:p>
          </table:table-cell>
          <table:table-cell table:number-columns-repeated="16361" table:style-name="ce126"/>
        </table:table-row>
        <table:table-row table:style-name="ro10">
          <table:table-cell office:value-type="string" table:number-columns-spanned="2" table:number-rows-spanned="1" table:style-name="ce179">
            <text:p>1 月</text:p>
          </table:table-cell>
          <table:covered-table-cell/>
          <table:table-cell office:value-type="float" office:value="8388883" table:style-name="ce12">
            <text:p>8,388,883</text:p>
          </table:table-cell>
          <table:table-cell office:value-type="float" office:value="23440278" table:style-name="ce12">
            <text:p>23,440,278</text:p>
          </table:table-cell>
          <table:table-cell office:value-type="float" office:value="11699917" table:style-name="ce12">
            <text:p>11,699,917</text:p>
          </table:table-cell>
          <table:table-cell office:value-type="float" office:value="11740361" table:style-name="ce12">
            <text:p>11,740,361</text:p>
          </table:table-cell>
          <table:table-cell office:value-type="float" office:value="18192" table:style-name="ce12">
            <text:p>18,192</text:p>
          </table:table-cell>
          <table:table-cell office:value-type="float" office:value="9527" table:style-name="ce12">
            <text:p>9,527</text:p>
          </table:table-cell>
          <table:table-cell office:value-type="float" office:value="8665" table:style-name="ce12">
            <text:p>8,665</text:p>
          </table:table-cell>
          <table:table-cell office:value-type="float" office:value="9.14" table:style-name="ce33">
            <text:p>9.14</text:p>
          </table:table-cell>
          <table:table-cell office:value-type="float" office:value="14310" table:style-name="ce12">
            <text:p>14,310</text:p>
          </table:table-cell>
          <table:table-cell office:value-type="float" office:value="8584" table:style-name="ce12">
            <text:p>8,584</text:p>
          </table:table-cell>
          <table:table-cell office:value-type="float" office:value="5726" table:style-name="ce12">
            <text:p>5,726</text:p>
          </table:table-cell>
          <table:table-cell office:value-type="float" office:value="7.19" table:style-name="ce33">
            <text:p>7.19</text:p>
          </table:table-cell>
          <table:table-cell office:value-type="float" office:value="3882" table:style-name="ce34">
            <text:p><text:s text:c="3"/>3,882</text:p>
          </table:table-cell>
          <table:table-cell office:value-type="float" office:value="1.95" table:style-name="ce33">
            <text:p>1.95</text:p>
          </table:table-cell>
          <table:table-cell office:value-type="float" office:value="16146" table:style-name="ce12">
            <text:p>16,146</text:p>
          </table:table-cell>
          <table:table-cell office:value-type="float" office:value="8.11" table:style-name="ce33">
            <text:p>8.11</text:p>
          </table:table-cell>
          <table:table-cell office:value-type="float" office:value="4000" table:style-name="ce12">
            <text:p>4,000</text:p>
          </table:table-cell>
          <table:table-cell office:value-type="float" office:value="2.0099999999999998" table:style-name="ce33">
            <text:p>2.01</text:p>
          </table:table-cell>
          <table:table-cell office:value-type="float" office:value="84318" table:style-name="ce12">
            <text:p>84,318</text:p>
          </table:table-cell>
          <table:table-cell office:value-type="float" office:value="81675" table:style-name="ce12">
            <text:p>81,675</text:p>
          </table:table-cell>
          <table:table-cell office:value-type="float" office:value="540583" table:style-name="ce32">
            <text:p>540,583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179">
            <text:p>2 月</text:p>
          </table:table-cell>
          <table:covered-table-cell/>
          <table:table-cell office:value-type="float" office:value="8393138" table:style-name="ce12">
            <text:p>8,393,138</text:p>
          </table:table-cell>
          <table:table-cell office:value-type="float" office:value="23445534" table:style-name="ce12">
            <text:p>23,445,534</text:p>
          </table:table-cell>
          <table:table-cell office:value-type="float" office:value="11701275" table:style-name="ce12">
            <text:p>11,701,275</text:p>
          </table:table-cell>
          <table:table-cell office:value-type="float" office:value="11744259" table:style-name="ce12">
            <text:p>11,744,259</text:p>
          </table:table-cell>
          <table:table-cell office:value-type="float" office:value="14933" table:style-name="ce12">
            <text:p>14,933</text:p>
          </table:table-cell>
          <table:table-cell office:value-type="float" office:value="7679" table:style-name="ce12">
            <text:p>7,679</text:p>
          </table:table-cell>
          <table:table-cell office:value-type="float" office:value="7254" table:style-name="ce12">
            <text:p>7,254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12122" table:style-name="ce12">
            <text:p>12,122</text:p>
          </table:table-cell>
          <table:table-cell office:value-type="float" office:value="7312" table:style-name="ce12">
            <text:p>7,312</text:p>
          </table:table-cell>
          <table:table-cell office:value-type="float" office:value="4810" table:style-name="ce12">
            <text:p>4,810</text:p>
          </table:table-cell>
          <table:table-cell office:value-type="float" office:value="6.74" table:style-name="ce33">
            <text:p>6.74</text:p>
          </table:table-cell>
          <table:table-cell office:value-type="float" office:value="2811" table:style-name="ce34">
            <text:p><text:s text:c="3"/>2,811</text:p>
          </table:table-cell>
          <table:table-cell office:value-type="float" office:value="1.56" table:style-name="ce33">
            <text:p>1.56</text:p>
          </table:table-cell>
          <table:table-cell office:value-type="float" office:value="10812" table:style-name="ce12">
            <text:p>10,812</text:p>
          </table:table-cell>
          <table:table-cell office:value-type="float" office:value="6.01" table:style-name="ce33">
            <text:p>6.01</text:p>
          </table:table-cell>
          <table:table-cell office:value-type="float" office:value="3155" table:style-name="ce12">
            <text:p>3,155</text:p>
          </table:table-cell>
          <table:table-cell office:value-type="float" office:value="1.75" table:style-name="ce33">
            <text:p>1.75</text:p>
          </table:table-cell>
          <table:table-cell office:value-type="float" office:value="67270" table:style-name="ce12">
            <text:p>67,270</text:p>
          </table:table-cell>
          <table:table-cell office:value-type="float" office:value="64825" table:style-name="ce12">
            <text:p>64,825</text:p>
          </table:table-cell>
          <table:table-cell office:value-type="float" office:value="540963" table:style-name="ce32">
            <text:p>540,963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179">
            <text:p>3 月</text:p>
          </table:table-cell>
          <table:covered-table-cell/>
          <table:table-cell office:value-type="float" office:value="8402104" table:style-name="ce12">
            <text:p>8,402,104</text:p>
          </table:table-cell>
          <table:table-cell office:value-type="float" office:value="23449287" table:style-name="ce12">
            <text:p>23,449,287</text:p>
          </table:table-cell>
          <table:table-cell office:value-type="float" office:value="11701844" table:style-name="ce12">
            <text:p>11,701,844</text:p>
          </table:table-cell>
          <table:table-cell office:value-type="float" office:value="11747443" table:style-name="ce12">
            <text:p>11,747,443</text:p>
          </table:table-cell>
          <table:table-cell office:value-type="float" office:value="19384" table:style-name="ce12">
            <text:p>19,384</text:p>
          </table:table-cell>
          <table:table-cell office:value-type="float" office:value="10041" table:style-name="ce12">
            <text:p>10,041</text:p>
          </table:table-cell>
          <table:table-cell office:value-type="float" office:value="9343" table:style-name="ce12">
            <text:p>9,343</text:p>
          </table:table-cell>
          <table:table-cell office:value-type="float" office:value="9.73" table:style-name="ce33">
            <text:p>9.73</text:p>
          </table:table-cell>
          <table:table-cell office:value-type="float" office:value="16092" table:style-name="ce12">
            <text:p>16,092</text:p>
          </table:table-cell>
          <table:table-cell office:value-type="float" office:value="9625" table:style-name="ce12">
            <text:p>9,625</text:p>
          </table:table-cell>
          <table:table-cell office:value-type="float" office:value="6467" table:style-name="ce12">
            <text:p>6,467</text:p>
          </table:table-cell>
          <table:table-cell office:value-type="float" office:value="8.08" table:style-name="ce33">
            <text:p>8.08</text:p>
          </table:table-cell>
          <table:table-cell office:value-type="float" office:value="3292" table:style-name="ce34">
            <text:p><text:s text:c="3"/>3,292</text:p>
          </table:table-cell>
          <table:table-cell office:value-type="float" office:value="1.65" table:style-name="ce33">
            <text:p>1.65</text:p>
          </table:table-cell>
          <table:table-cell office:value-type="float" office:value="13395" table:style-name="ce12">
            <text:p>13,395</text:p>
          </table:table-cell>
          <table:table-cell office:value-type="float" office:value="6.73" table:style-name="ce33">
            <text:p>6.73</text:p>
          </table:table-cell>
          <table:table-cell office:value-type="float" office:value="4916" table:style-name="ce12">
            <text:p>4,916</text:p>
          </table:table-cell>
          <table:table-cell office:value-type="float" office:value="2.4700000000000002" table:style-name="ce33">
            <text:p>2.47</text:p>
          </table:table-cell>
          <table:table-cell office:value-type="float" office:value="102171" table:style-name="ce12">
            <text:p>102,171</text:p>
          </table:table-cell>
          <table:table-cell office:value-type="float" office:value="101710" table:style-name="ce12">
            <text:p>101,710</text:p>
          </table:table-cell>
          <table:table-cell office:value-type="float" office:value="541494" table:style-name="ce32">
            <text:p>541,494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179">
            <text:p>4 月</text:p>
          </table:table-cell>
          <table:covered-table-cell/>
          <table:table-cell office:value-type="float" office:value="8410079" table:style-name="ce12">
            <text:p>8,410,079</text:p>
          </table:table-cell>
          <table:table-cell office:value-type="float" office:value="23452387" table:style-name="ce12">
            <text:p>23,452,387</text:p>
          </table:table-cell>
          <table:table-cell office:value-type="float" office:value="11702120" table:style-name="ce12">
            <text:p>11,702,120</text:p>
          </table:table-cell>
          <table:table-cell office:value-type="float" office:value="11750267" table:style-name="ce12">
            <text:p>11,750,267</text:p>
          </table:table-cell>
          <table:table-cell office:value-type="float" office:value="16586" table:style-name="ce12">
            <text:p>16,586</text:p>
          </table:table-cell>
          <table:table-cell office:value-type="float" office:value="8602" table:style-name="ce12">
            <text:p>8,602</text:p>
          </table:table-cell>
          <table:table-cell office:value-type="float" office:value="7984" table:style-name="ce12">
            <text:p>7,984</text:p>
          </table:table-cell>
          <table:table-cell office:value-type="float" office:value="8.61" table:style-name="ce33">
            <text:p>8.61</text:p>
          </table:table-cell>
          <table:table-cell office:value-type="float" office:value="14002" table:style-name="ce12">
            <text:p>14,002</text:p>
          </table:table-cell>
          <table:table-cell office:value-type="float" office:value="8490" table:style-name="ce12">
            <text:p>8,490</text:p>
          </table:table-cell>
          <table:table-cell office:value-type="float" office:value="5512" table:style-name="ce12">
            <text:p>5,512</text:p>
          </table:table-cell>
          <table:table-cell office:value-type="float" office:value="7.26" table:style-name="ce33">
            <text:p>7.26</text:p>
          </table:table-cell>
          <table:table-cell office:value-type="float" office:value="2584" table:style-name="ce34">
            <text:p><text:s text:c="3"/>2,584</text:p>
          </table:table-cell>
          <table:table-cell office:value-type="float" office:value="1.34" table:style-name="ce33">
            <text:p>1.34</text:p>
          </table:table-cell>
          <table:table-cell office:value-type="float" office:value="9763" table:style-name="ce12">
            <text:p>9,763</text:p>
          </table:table-cell>
          <table:table-cell office:value-type="float" office:value="5.07" table:style-name="ce33">
            <text:p>5.07</text:p>
          </table:table-cell>
          <table:table-cell office:value-type="float" office:value="4434" table:style-name="ce12">
            <text:p>4,434</text:p>
          </table:table-cell>
          <table:table-cell office:value-type="float" office:value="2.2999999999999998" table:style-name="ce33">
            <text:p>2.30</text:p>
          </table:table-cell>
          <table:table-cell office:value-type="float" office:value="88547" table:style-name="ce12">
            <text:p>88,547</text:p>
          </table:table-cell>
          <table:table-cell office:value-type="float" office:value="88031" table:style-name="ce12">
            <text:p>88,031</text:p>
          </table:table-cell>
          <table:table-cell office:value-type="float" office:value="541987" table:style-name="ce32">
            <text:p>541,987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179">
            <text:p>5 月</text:p>
          </table:table-cell>
          <table:covered-table-cell/>
          <table:table-cell office:value-type="float" office:value="8419246" table:style-name="ce12">
            <text:p>8,419,246</text:p>
          </table:table-cell>
          <table:table-cell office:value-type="float" office:value="23456545" table:style-name="ce12">
            <text:p>23,456,545</text:p>
          </table:table-cell>
          <table:table-cell office:value-type="float" office:value="11702890" table:style-name="ce12">
            <text:p>11,702,890</text:p>
          </table:table-cell>
          <table:table-cell office:value-type="float" office:value="11753655" table:style-name="ce12">
            <text:p>11,753,655</text:p>
          </table:table-cell>
          <table:table-cell office:value-type="float" office:value="16271" table:style-name="ce12">
            <text:p>16,271</text:p>
          </table:table-cell>
          <table:table-cell office:value-type="float" office:value="8515" table:style-name="ce12">
            <text:p>8,515</text:p>
          </table:table-cell>
          <table:table-cell office:value-type="float" office:value="7756" table:style-name="ce12">
            <text:p>7,756</text:p>
          </table:table-cell>
          <table:table-cell office:value-type="float" office:value="8.17" table:style-name="ce33">
            <text:p>8.17</text:p>
          </table:table-cell>
          <table:table-cell office:value-type="float" office:value="12802" table:style-name="ce12">
            <text:p>12,802</text:p>
          </table:table-cell>
          <table:table-cell office:value-type="float" office:value="7734" table:style-name="ce12">
            <text:p>7,734</text:p>
          </table:table-cell>
          <table:table-cell office:value-type="float" office:value="5068" table:style-name="ce12">
            <text:p>5,068</text:p>
          </table:table-cell>
          <table:table-cell office:value-type="float" office:value="6.43" table:style-name="ce33">
            <text:p>6.43</text:p>
          </table:table-cell>
          <table:table-cell office:value-type="float" office:value="3469" table:style-name="ce34">
            <text:p><text:s text:c="3"/>3,469</text:p>
          </table:table-cell>
          <table:table-cell office:value-type="float" office:value="1.74" table:style-name="ce33">
            <text:p>1.74</text:p>
          </table:table-cell>
          <table:table-cell office:value-type="float" office:value="18379" table:style-name="ce12">
            <text:p>18,379</text:p>
          </table:table-cell>
          <table:table-cell office:value-type="float" office:value="9.23" table:style-name="ce33">
            <text:p>9.23</text:p>
          </table:table-cell>
          <table:table-cell office:value-type="float" office:value="4451" table:style-name="ce12">
            <text:p>4,451</text:p>
          </table:table-cell>
          <table:table-cell office:value-type="float" office:value="2.23" table:style-name="ce33">
            <text:p>2.23</text:p>
          </table:table-cell>
          <table:table-cell office:value-type="float" office:value="91853" table:style-name="ce12">
            <text:p>91,853</text:p>
          </table:table-cell>
          <table:table-cell office:value-type="float" office:value="91164" table:style-name="ce12">
            <text:p>91,164</text:p>
          </table:table-cell>
          <table:table-cell office:value-type="float" office:value="542460" table:style-name="ce32">
            <text:p>542,460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179">
            <text:p>6 月</text:p>
          </table:table-cell>
          <table:covered-table-cell/>
          <table:table-cell office:value-type="float" office:value="8427075" table:style-name="ce12">
            <text:p>8,427,075</text:p>
          </table:table-cell>
          <table:table-cell office:value-type="float" office:value="23461562" table:style-name="ce12">
            <text:p>23,461,562</text:p>
          </table:table-cell>
          <table:table-cell office:value-type="float" office:value="11704067" table:style-name="ce12">
            <text:p>11,704,067</text:p>
          </table:table-cell>
          <table:table-cell office:value-type="float" office:value="11757495" table:style-name="ce12">
            <text:p>11,757,495</text:p>
          </table:table-cell>
          <table:table-cell office:value-type="float" office:value="17203" table:style-name="ce12">
            <text:p>17,203</text:p>
          </table:table-cell>
          <table:table-cell office:value-type="float" office:value="8934" table:style-name="ce12">
            <text:p>8,934</text:p>
          </table:table-cell>
          <table:table-cell office:value-type="float" office:value="8269" table:style-name="ce12">
            <text:p>8,269</text:p>
          </table:table-cell>
          <table:table-cell office:value-type="float" office:value="8.92" table:style-name="ce33">
            <text:p>8.92</text:p>
          </table:table-cell>
          <table:table-cell office:value-type="float" office:value="13712" table:style-name="ce12">
            <text:p>13,712</text:p>
          </table:table-cell>
          <table:table-cell office:value-type="float" office:value="8127" table:style-name="ce12">
            <text:p>8,127</text:p>
          </table:table-cell>
          <table:table-cell office:value-type="float" office:value="5585" table:style-name="ce12">
            <text:p>5,585</text:p>
          </table:table-cell>
          <table:table-cell office:value-type="float" office:value="7.11" table:style-name="ce33">
            <text:p>7.11</text:p>
          </table:table-cell>
          <table:table-cell office:value-type="float" office:value="3491" table:style-name="ce34">
            <text:p><text:s text:c="3"/>3,491</text:p>
          </table:table-cell>
          <table:table-cell office:value-type="float" office:value="1.81" table:style-name="ce33">
            <text:p>1.81</text:p>
          </table:table-cell>
          <table:table-cell office:value-type="float" office:value="10714" table:style-name="ce12">
            <text:p>10,714</text:p>
          </table:table-cell>
          <table:table-cell office:value-type="float" office:value="5.56" table:style-name="ce33">
            <text:p>5.56</text:p>
          </table:table-cell>
          <table:table-cell office:value-type="float" office:value="4732" table:style-name="ce12">
            <text:p>4,732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88231" table:style-name="ce12">
            <text:p>88,231</text:p>
          </table:table-cell>
          <table:table-cell office:value-type="float" office:value="86705" table:style-name="ce12">
            <text:p>86,705</text:p>
          </table:table-cell>
          <table:table-cell office:value-type="float" office:value="542973" table:style-name="ce32">
            <text:p>542,973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179">
            <text:p>7 月</text:p>
          </table:table-cell>
          <table:covered-table-cell/>
          <table:table-cell office:value-type="float" office:value="8433668" table:style-name="ce12">
            <text:p>8,433,668</text:p>
          </table:table-cell>
          <table:table-cell office:value-type="float" office:value="23461708" table:style-name="ce12">
            <text:p>23,461,708</text:p>
          </table:table-cell>
          <table:table-cell office:value-type="float" office:value="11702949" table:style-name="ce12">
            <text:p>11,702,949</text:p>
          </table:table-cell>
          <table:table-cell office:value-type="float" office:value="11758759" table:style-name="ce12">
            <text:p>11,758,759</text:p>
          </table:table-cell>
          <table:table-cell office:value-type="float" office:value="17530" table:style-name="ce12">
            <text:p>17,530</text:p>
          </table:table-cell>
          <table:table-cell office:value-type="float" office:value="9145" table:style-name="ce12">
            <text:p>9,145</text:p>
          </table:table-cell>
          <table:table-cell office:value-type="float" office:value="8385" table:style-name="ce12">
            <text:p>8,385</text:p>
          </table:table-cell>
          <table:table-cell office:value-type="float" office:value="8.8000000000000007" table:style-name="ce33">
            <text:p>8.80</text:p>
          </table:table-cell>
          <table:table-cell office:value-type="float" office:value="14475" table:style-name="ce12">
            <text:p>14,475</text:p>
          </table:table-cell>
          <table:table-cell office:value-type="float" office:value="8659" table:style-name="ce12">
            <text:p>8,659</text:p>
          </table:table-cell>
          <table:table-cell office:value-type="float" office:value="5816" table:style-name="ce12">
            <text:p>5,816</text:p>
          </table:table-cell>
          <table:table-cell office:value-type="float" office:value="7.26" table:style-name="ce33">
            <text:p>7.26</text:p>
          </table:table-cell>
          <table:table-cell office:value-type="float" office:value="3055" table:style-name="ce34">
            <text:p><text:s text:c="3"/>3,055</text:p>
          </table:table-cell>
          <table:table-cell office:value-type="float" office:value="1.53" table:style-name="ce33">
            <text:p>1.53</text:p>
          </table:table-cell>
          <table:table-cell office:value-type="float" office:value="11552" table:style-name="ce12">
            <text:p>11,552</text:p>
          </table:table-cell>
          <table:table-cell office:value-type="float" office:value="5.8" table:style-name="ce33">
            <text:p>5.80</text:p>
          </table:table-cell>
          <table:table-cell office:value-type="float" office:value="5085" table:style-name="ce12">
            <text:p>5,085</text:p>
          </table:table-cell>
          <table:table-cell office:value-type="float" office:value="2.5499999999999998" table:style-name="ce33">
            <text:p>2.55</text:p>
          </table:table-cell>
          <table:table-cell office:value-type="float" office:value="98521" table:style-name="ce12">
            <text:p>98,521</text:p>
          </table:table-cell>
          <table:table-cell office:value-type="float" office:value="101430" table:style-name="ce12">
            <text:p>101,430</text:p>
          </table:table-cell>
          <table:table-cell office:value-type="float" office:value="543661" table:style-name="ce32">
            <text:p>543,661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8 月</text:p>
          </table:table-cell>
          <table:covered-table-cell/>
          <table:table-cell office:value-type="float" office:value="8444518" table:style-name="ce12">
            <text:p>8,444,518</text:p>
          </table:table-cell>
          <table:table-cell office:value-type="float" office:value="23465003" table:style-name="ce12">
            <text:p>23,465,003</text:p>
          </table:table-cell>
          <table:table-cell office:value-type="float" office:value="11703598" table:style-name="ce12">
            <text:p>11,703,598</text:p>
          </table:table-cell>
          <table:table-cell office:value-type="float" office:value="11761405" table:style-name="ce12">
            <text:p>11,761,405</text:p>
          </table:table-cell>
          <table:table-cell office:value-type="float" office:value="16836" table:style-name="ce12">
            <text:p>16,836</text:p>
          </table:table-cell>
          <table:table-cell office:value-type="float" office:value="8813" table:style-name="ce12">
            <text:p>8,813</text:p>
          </table:table-cell>
          <table:table-cell office:value-type="float" office:value="8023" table:style-name="ce12">
            <text:p>8,023</text:p>
          </table:table-cell>
          <table:table-cell office:value-type="float" office:value="8.4499999999999993" table:style-name="ce33">
            <text:p>8.45</text:p>
          </table:table-cell>
          <table:table-cell office:value-type="float" office:value="12586" table:style-name="ce12">
            <text:p>12,586</text:p>
          </table:table-cell>
          <table:table-cell office:value-type="float" office:value="7604" table:style-name="ce12">
            <text:p>7,604</text:p>
          </table:table-cell>
          <table:table-cell office:value-type="float" office:value="4982" table:style-name="ce12">
            <text:p>4,982</text:p>
          </table:table-cell>
          <table:table-cell office:value-type="float" office:value="6.32" table:style-name="ce33">
            <text:p>6.32</text:p>
          </table:table-cell>
          <table:table-cell office:value-type="float" office:value="4250" table:style-name="ce34">
            <text:p><text:s text:c="3"/>4,250</text:p>
          </table:table-cell>
          <table:table-cell office:value-type="float" office:value="2.13" table:style-name="ce33">
            <text:p>2.13</text:p>
          </table:table-cell>
          <table:table-cell office:value-type="float" office:value="7239" table:style-name="ce12">
            <text:p>7,239</text:p>
          </table:table-cell>
          <table:table-cell office:value-type="float" office:value="3.63" table:style-name="ce33">
            <text:p>3.63</text:p>
          </table:table-cell>
          <table:table-cell office:value-type="float" office:value="4510" table:style-name="ce12">
            <text:p>4,510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91083" table:style-name="ce12">
            <text:p>91,083</text:p>
          </table:table-cell>
          <table:table-cell office:value-type="float" office:value="92038" table:style-name="ce12">
            <text:p>92,038</text:p>
          </table:table-cell>
          <table:table-cell office:value-type="float" office:value="544369" table:style-name="ce32">
            <text:p>544,369</text:p>
          </table:table-cell>
          <table:table-cell table:number-columns-repeated="16361" table:style-name="ce126"/>
        </table:table-row>
        <table:table-row table:style-name="ro11">
          <table:table-cell table:style-name="ce31"/>
          <table:table-cell table:style-name="ce30"/>
          <table:table-cell table:style-name="ce29"/>
          <table:table-cell table:number-columns-repeated="6" table:style-name="ce27"/>
          <table:table-cell table:style-name="ce26"/>
          <table:table-cell table:number-columns-repeated="3" table:style-name="ce27"/>
          <table:table-cell table:style-name="ce26"/>
          <table:table-cell table:style-name="ce28"/>
          <table:table-cell table:style-name="ce26"/>
          <table:table-cell table:style-name="ce27"/>
          <table:table-cell table:style-name="ce26"/>
          <table:table-cell table:style-name="ce27"/>
          <table:table-cell table:number-columns-repeated="2" table:style-name="ce26"/>
          <table:table-cell table:style-name="ce25"/>
          <table:table-cell table:style-name="ce24"/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7">
            <text:p>較上年同月</text:p>
            <text:p>増減 (%)<text:s/><text:span text:style-name="T6">△</text:span></text:p>
          </table:table-cell>
          <table:covered-table-cell/>
          <table:table-cell office:value-type="float" office:value="1.08" table:style-name="ce22">
            <text:p>1.08</text:p>
          </table:table-cell>
          <table:table-cell office:value-type="float" office:value="0.26" table:style-name="ce22">
            <text:p>0.26</text:p>
          </table:table-cell>
          <table:table-cell office:value-type="float" office:value="0.13" table:style-name="ce22">
            <text:p>0.13</text:p>
          </table:table-cell>
          <table:table-cell office:value-type="float" office:value="0.39" table:style-name="ce22">
            <text:p>0.39</text:p>
          </table:table-cell>
          <table:table-cell office:value-type="float" office:value="1.63" table:style-name="ce22">
            <text:p>1.63</text:p>
          </table:table-cell>
          <table:table-cell office:value-type="float" office:value="2.79" table:style-name="ce22">
            <text:p>2.79</text:p>
          </table:table-cell>
          <table:table-cell office:value-type="float" office:value="0.39" table:style-name="ce22">
            <text:p>0.39</text:p>
          </table:table-cell>
          <table:table-cell office:value-type="float" office:value="0.10999999999999943" table:style-name="ce23">
            <text:p>0.11</text:p>
          </table:table-cell>
          <table:table-cell office:value-type="float" office:value="1.52" table:style-name="ce22">
            <text:p>1.52</text:p>
          </table:table-cell>
          <table:table-cell office:value-type="float" office:value="0.81" table:style-name="ce22">
            <text:p>0.81</text:p>
          </table:table-cell>
          <table:table-cell office:value-type="float" office:value="2.64" table:style-name="ce22">
            <text:p>2.64</text:p>
          </table:table-cell>
          <table:table-cell office:value-type="float" office:value="8.0000000000000071E-2" table:style-name="ce23">
            <text:p>0.08</text:p>
          </table:table-cell>
          <table:table-cell office:value-type="float" office:value="1.94" table:style-name="ce22">
            <text:p>1.94</text:p>
          </table:table-cell>
          <table:table-cell office:value-type="float" office:value="2.9999999999999805E-2" table:style-name="ce23">
            <text:p>0.03</text:p>
          </table:table-cell>
          <table:table-cell office:value-type="float" office:value="24.4" table:style-name="ce22">
            <text:p>24.40</text:p>
          </table:table-cell>
          <table:table-cell office:value-type="float" office:value="0.69999999999999973" table:style-name="ce23">
            <text:p>0.70</text:p>
          </table:table-cell>
          <table:table-cell office:value-type="float" office:value="-0.27" table:style-name="ce23">
            <text:p>－ <text:s/>0.27</text:p>
          </table:table-cell>
          <table:table-cell office:value-type="float" office:value="-2.0000000000000018E-2" table:style-name="ce23">
            <text:p>－ <text:s/>0.02</text:p>
          </table:table-cell>
          <table:table-cell office:value-type="float" office:value="-1.44" table:style-name="ce23">
            <text:p>－ <text:s/>1.44</text:p>
          </table:table-cell>
          <table:table-cell office:value-type="float" office:value="1.58" table:style-name="ce22">
            <text:p>1.58</text:p>
          </table:table-cell>
          <table:table-cell office:value-type="float" office:value="1.23" table:style-name="ce21">
            <text:p>1.23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2" table:number-rows-spanned="1" table:style-name="ce249">
            <text:p>較本年上月</text:p>
            <text:p>増減 (%)<text:s/><text:span text:style-name="T6">△</text:span></text:p>
          </table:table-cell>
          <table:covered-table-cell/>
          <table:table-cell office:value-type="float" office:value="0.13" table:style-name="ce20">
            <text:p>0.13</text:p>
          </table:table-cell>
          <table:table-cell office:value-type="float" office:value="0.01" table:style-name="ce19">
            <text:p>0.01</text:p>
          </table:table-cell>
          <table:table-cell office:value-type="float" office:value="0.01" table:style-name="ce19">
            <text:p>0.01</text:p>
          </table:table-cell>
          <table:table-cell office:value-type="float" office:value="0.02" table:style-name="ce19">
            <text:p>0.02</text:p>
          </table:table-cell>
          <table:table-cell office:value-type="float" office:value="-3.96" table:style-name="ce17">
            <text:p>－ <text:s/>3.96</text:p>
          </table:table-cell>
          <table:table-cell office:value-type="float" office:value="-3.63" table:style-name="ce17">
            <text:p>－ <text:s/>3.63</text:p>
          </table:table-cell>
          <table:table-cell office:value-type="float" office:value="-4.32" table:style-name="ce17">
            <text:p>－ <text:s/>4.32</text:p>
          </table:table-cell>
          <table:table-cell office:value-type="float" office:value="-0.35000000000000142" table:style-name="ce17">
            <text:p>－ <text:s/>0.35</text:p>
          </table:table-cell>
          <table:table-cell office:value-type="float" office:value="-13.05" table:style-name="ce18">
            <text:p>－ 13.05</text:p>
          </table:table-cell>
          <table:table-cell office:value-type="float" office:value="-12.18" table:style-name="ce18">
            <text:p>－ 12.18</text:p>
          </table:table-cell>
          <table:table-cell office:value-type="float" office:value="-14.34" table:style-name="ce18">
            <text:p>－ 14.34</text:p>
          </table:table-cell>
          <table:table-cell office:value-type="float" office:value="-0.9399999999999995" table:style-name="ce17">
            <text:p>－ <text:s/>0.94</text:p>
          </table:table-cell>
          <table:table-cell office:value-type="float" office:value="39.119999999999997" table:style-name="ce19">
            <text:p>39.12</text:p>
          </table:table-cell>
          <table:table-cell office:value-type="float" office:value="0.59999999999999987" table:style-name="ce17">
            <text:p>0.60</text:p>
          </table:table-cell>
          <table:table-cell office:value-type="float" office:value="-37.340000000000003" table:style-name="ce18">
            <text:p>－ 37.34</text:p>
          </table:table-cell>
          <table:table-cell office:value-type="float" office:value="-2.17" table:style-name="ce17">
            <text:p>－ <text:s/>2.17</text:p>
          </table:table-cell>
          <table:table-cell office:value-type="float" office:value="-11.31" table:style-name="ce18">
            <text:p>－ 11.31</text:p>
          </table:table-cell>
          <table:table-cell office:value-type="float" office:value="-0.29000000000000004" table:style-name="ce17">
            <text:p>－ <text:s/>0.29</text:p>
          </table:table-cell>
          <table:table-cell office:value-type="float" office:value="-7.55" table:style-name="ce17">
            <text:p>－ <text:s/>7.55</text:p>
          </table:table-cell>
          <table:table-cell office:value-type="float" office:value="-9.26" table:style-name="ce17">
            <text:p>－ <text:s/>9.26</text:p>
          </table:table-cell>
          <table:table-cell office:value-type="float" office:value="0.13" table:style-name="ce16">
            <text:p>0.13</text:p>
          </table:table-cell>
          <table:table-cell table:number-columns-repeated="16361" table:style-name="ce129"/>
        </table:table-row>
        <table:table-row table:style-name="ro13">
          <table:table-cell office:value-type="string" table:number-columns-spanned="1" table:number-rows-spanned="2" table:style-name="ce248">
            <text:p>本年1~8月較上年1~8月増減</text:p>
          </table:table-cell>
          <table:table-cell office:value-type="string" table:style-name="ce15">
            <text:p>實數</text:p>
          </table:table-cell>
          <table:table-cell office:value-type="float" office:value="90283" table:style-name="ce14">
            <text:p>90,283</text:p>
          </table:table-cell>
          <table:table-cell office:value-type="float" office:value="60760" table:style-name="ce13">
            <text:p>60,760</text:p>
          </table:table-cell>
          <table:table-cell office:value-type="float" office:value="14952" table:style-name="ce13">
            <text:p>14,952</text:p>
          </table:table-cell>
          <table:table-cell office:value-type="float" office:value="45808" table:style-name="ce12">
            <text:p>45,808</text:p>
          </table:table-cell>
          <table:table-cell office:value-type="float" office:value="4465" table:style-name="ce130">
            <text:p>4,465</text:p>
          </table:table-cell>
          <table:table-cell office:value-type="float" office:value="2652" table:style-name="ce130">
            <text:p>2,652</text:p>
          </table:table-cell>
          <table:table-cell office:value-type="float" office:value="1813" table:style-name="ce130">
            <text:p>1,813</text:p>
          </table:table-cell>
          <table:table-cell office:value-type="string" table:style-name="ce11">
            <text:p>…</text:p>
          </table:table-cell>
          <table:table-cell office:value-type="float" office:value="-1100" table:style-name="ce130">
            <text:p>－ 1,100</text:p>
          </table:table-cell>
          <table:table-cell office:value-type="float" office:value="-805" table:style-name="ce130">
            <text:p>－ 805</text:p>
          </table:table-cell>
          <table:table-cell office:value-type="float" office:value="-295" table:style-name="ce130">
            <text:p>－ 295</text:p>
          </table:table-cell>
          <table:table-cell office:value-type="string" table:style-name="ce11">
            <text:p>…</text:p>
          </table:table-cell>
          <table:table-cell office:value-type="float" office:value="5565" table:style-name="ce130">
            <text:p>5,565</text:p>
          </table:table-cell>
          <table:table-cell office:value-type="string" table:style-name="ce11">
            <text:p>…</text:p>
          </table:table-cell>
          <table:table-cell office:value-type="float" office:value="2775" table:style-name="ce130">
            <text:p>2,775</text:p>
          </table:table-cell>
          <table:table-cell office:value-type="string" table:style-name="ce11">
            <text:p>…</text:p>
          </table:table-cell>
          <table:table-cell office:value-type="float" office:value="-44" table:style-name="ce130">
            <text:p>－ 44</text:p>
          </table:table-cell>
          <table:table-cell office:value-type="string" table:style-name="ce11">
            <text:p>…</text:p>
          </table:table-cell>
          <table:table-cell office:value-type="float" office:value="-40521" table:style-name="ce130">
            <text:p>－ 40,521</text:p>
          </table:table-cell>
          <table:table-cell office:value-type="float" office:value="-35480" table:style-name="ce130">
            <text:p>－ 35,480</text:p>
          </table:table-cell>
          <table:table-cell office:value-type="float" office:value="6603" table:style-name="ce131">
            <text:p>6,603</text:p>
          </table:table-cell>
          <table:table-cell table:number-columns-repeated="16361" table:style-name="ce129"/>
        </table:table-row>
        <table:table-row table:style-name="ro14">
          <table:covered-table-cell/>
          <table:table-cell office:value-type="string" table:style-name="ce10">
            <text:p>%<text:s/><text:span text:style-name="T6">△</text:span></text:p>
          </table:table-cell>
          <table:table-cell office:value-type="float" office:value="1.08" table:style-name="ce9">
            <text:p>1.08</text:p>
          </table:table-cell>
          <table:table-cell office:value-type="float" office:value="0.26" table:style-name="ce8">
            <text:p>0.26</text:p>
          </table:table-cell>
          <table:table-cell office:value-type="float" office:value="0.13" table:style-name="ce8">
            <text:p>0.13</text:p>
          </table:table-cell>
          <table:table-cell office:value-type="float" office:value="0.39" table:style-name="ce8">
            <text:p>0.39</text:p>
          </table:table-cell>
          <table:table-cell office:value-type="float" office:value="3.3705744696912507" table:style-name="ce132">
            <text:p>3.37</text:p>
          </table:table-cell>
          <table:table-cell office:value-type="float" office:value="3.865663809690397" table:style-name="ce132">
            <text:p>3.87</text:p>
          </table:table-cell>
          <table:table-cell office:value-type="float" office:value="2.8387561456800174" table:style-name="ce132">
            <text:p>2.84</text:p>
          </table:table-cell>
          <table:table-cell office:value-type="float" office:value="0.25999999999999979" table:style-name="ce132">
            <text:p>0.26</text:p>
          </table:table-cell>
          <table:table-cell office:value-type="float" office:value="-0.98919973741243339" table:style-name="ce133">
            <text:p>－ <text:s/>0.99</text:p>
          </table:table-cell>
          <table:table-cell office:value-type="float" office:value="-1.2025694651927099" table:style-name="ce133">
            <text:p>－ <text:s/>1.20</text:p>
          </table:table-cell>
          <table:table-cell office:value-type="float" office:value="-0.66650098280653403" table:style-name="ce133">
            <text:p>－ <text:s/>0.67</text:p>
          </table:table-cell>
          <table:table-cell office:value-type="float" office:value="-8.9999999999999858E-2" table:style-name="ce133">
            <text:p>－ <text:s/>0.09</text:p>
          </table:table-cell>
          <table:table-cell office:value-type="float" office:value="26.164840848182802" table:style-name="ce132">
            <text:p>26.16</text:p>
          </table:table-cell>
          <table:table-cell office:value-type="float" office:value="0.34999999999999987" table:style-name="ce132">
            <text:p>0.35</text:p>
          </table:table-cell>
          <table:table-cell office:value-type="float" office:value="2.9141506957206618" table:style-name="ce132">
            <text:p>2.91</text:p>
          </table:table-cell>
          <table:table-cell office:value-type="float" office:value="0.16000000000000014" table:style-name="ce132">
            <text:p>0.16</text:p>
          </table:table-cell>
          <table:table-cell office:value-type="float" office:value="-0.1245506269991791" table:style-name="ce133">
            <text:p>－ <text:s/>0.12</text:p>
          </table:table-cell>
          <table:table-cell office:value-type="float" office:value="-1.0000000000000231E-2" table:style-name="ce133">
            <text:p>－ <text:s/>0.01</text:p>
          </table:table-cell>
          <table:table-cell office:value-type="float" office:value="-5.384743161265888" table:style-name="ce133">
            <text:p>－ <text:s/>5.38</text:p>
          </table:table-cell>
          <table:table-cell office:value-type="float" office:value="-4.7748627967130428" table:style-name="ce133">
            <text:p>－ <text:s/>4.77</text:p>
          </table:table-cell>
          <table:table-cell office:value-type="float" office:value="1.2278574696057394" table:style-name="ce134">
            <text:p>1.23</text:p>
          </table:table-cell>
          <table:table-cell table:number-columns-repeated="16361" table:style-name="ce129"/>
        </table:table-row>
        <table:table-row table:style-name="ro15">
          <table:table-cell office:value-type="string" table:style-name="ce7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7"/>
          <table:table-cell table:number-columns-repeated="8" table:style-name="ce6"/>
          <table:table-cell table:number-columns-repeated="3" table:style-name="ce64"/>
          <table:table-cell table:style-name="ce5"/>
          <table:table-cell table:style-name="ce4"/>
          <table:table-cell table:number-columns-repeated="2" table:style-name="ce64"/>
          <table:table-cell table:style-name="ce5"/>
          <table:table-cell table:style-name="ce4"/>
          <table:table-cell table:number-columns-repeated="3" table:style-name="ce64"/>
          <table:table-cell office:value-type="string" table:style-name="ce3">
            <text:p><text:s text:c="25"/><text:span text:style-name="T5">內</text:span><text:s/><text:span text:style-name="T5">政</text:span><text:s/><text:span text:style-name="T5">部</text:span><text:s/><text:span text:style-name="T5">戶</text:span><text:s/><text:span text:style-name="T5">政</text:span><text:s/><text:span text:style-name="T5">司</text:span><text:s text:c="2"/><text:span text:style-name="T5">民</text:span><text:s/><text:span text:style-name="T5">國</text:span><text:s/>104<text:s/><text:span text:style-name="T5">年</text:span><text:s/>9<text:s/><text:span text:style-name="T5">月</text:span><text:s/>4<text:s/><text:span text:style-name="T5">日</text:span><text:s/><text:span text:style-name="T5">編製</text:span></text:p>
          </table:table-cell>
          <table:table-cell table:number-columns-repeated="16361"/>
        </table:table-row>
        <table:table-row table:style-name="ro16">
          <table:table-cell office:value-type="string" table:style-name="ce2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/>
        </table:table-row>
        <table:table-row table:style-name="ro16">
          <table:table-cell office:value-type="string" table:style-name="ce2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Print_Area" table:cell-range-address="年月別.$A$2:年月別.$W$50" table:base-cell-address="年月別.$A$1"/>
        </table:named-expressions>
      </table:table>
      <table:table table:name="縣市別" table:style-name="ta2">
        <table:table-column table:style-name="co14" table:default-cell-style-name="ce64"/>
        <table:table-column table:style-name="co16" table:default-cell-style-name="ce64"/>
        <table:table-column table:style-name="co1" table:default-cell-style-name="ce64"/>
        <table:table-column table:style-name="co17" table:default-cell-style-name="ce64"/>
        <table:table-column table:style-name="co18" table:default-cell-style-name="ce64"/>
        <table:table-column table:style-name="co19" table:number-columns-repeated="3" table:default-cell-style-name="ce64"/>
        <table:table-column table:style-name="co9" table:default-cell-style-name="ce64"/>
        <table:table-column table:style-name="co19" table:number-columns-repeated="3" table:default-cell-style-name="ce64"/>
        <table:table-column table:style-name="co6" table:default-cell-style-name="ce64"/>
        <table:table-column table:style-name="co20" table:default-cell-style-name="ce64"/>
        <table:table-column table:style-name="co21" table:default-cell-style-name="ce64"/>
        <table:table-column table:style-name="co19" table:default-cell-style-name="ce64"/>
        <table:table-column table:style-name="co6" table:default-cell-style-name="ce64"/>
        <table:table-column table:style-name="co22" table:default-cell-style-name="ce64"/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13" table:default-cell-style-name="ce64"/>
        <table:table-column table:style-name="co14" table:number-columns-repeated="16362" table:default-cell-style-name="ce64"/>
        <table:table-row table:style-name="ro17">
          <table:table-cell table:number-columns-repeated="17" table:style-name="ce64"/>
          <table:table-cell table:style-name="ce124"/>
          <table:table-cell table:number-columns-repeated="16366" table:style-name="ce64"/>
        </table:table-row>
        <table:table-row table:style-name="ro18">
          <table:table-cell office:value-type="string" table:style-name="ce121">
            <text:p>民 國 104 年 8 月 戶 口 統 計 速 報 表 (續)</text:p>
          </table:table-cell>
          <table:table-cell table:number-columns-repeated="14" table:style-name="ce121"/>
          <table:table-cell table:style-name="ce123"/>
          <table:table-cell table:style-name="ce121"/>
          <table:table-cell table:style-name="ce122"/>
          <table:table-cell table:style-name="ce121"/>
          <table:table-cell table:number-columns-repeated="2" table:style-name="ce120"/>
          <table:table-cell table:style-name="ce122"/>
          <table:table-cell table:number-columns-repeated="16362" table:style-name="ce64"/>
        </table:table-row>
        <table:table-row table:style-name="ro19">
          <table:table-cell table:style-name="ce119"/>
          <table:table-cell table:style-name="ce118"/>
          <table:table-cell office:value-type="string" table:style-name="ce62">
            <text:p>人</text:p>
          </table:table-cell>
          <table:table-cell office:value-type="string" table:style-name="ce62">
            <text:p>口</text:p>
          </table:table-cell>
          <table:table-cell office:value-type="string" table:style-name="ce62">
            <text:p>數</text:p>
          </table:table-cell>
          <table:table-cell office:value-type="string" table:style-name="ce61">
            <text:p>出　 <text:s text:c="2"/>　　生</text:p>
          </table:table-cell>
          <table:table-cell table:number-columns-repeated="3" table:style-name="ce60"/>
          <table:table-cell office:value-type="string" table:style-name="ce61">
            <text:p>死 <text:s text:c="4"/>　　亡</text:p>
          </table:table-cell>
          <table:table-cell table:number-columns-repeated="3" table:style-name="ce60"/>
          <table:table-cell office:value-type="string" table:number-columns-spanned="2" table:number-rows-spanned="1" table:style-name="ce242">
            <text:p>自 然 增 加</text:p>
          </table:table-cell>
          <table:covered-table-cell/>
          <table:table-cell office:value-type="string" table:number-columns-spanned="2" table:number-rows-spanned="1" table:style-name="ce24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2">
            <text:p>離 <text:s text:c="3"/>　婚</text:p>
          </table:table-cell>
          <table:covered-table-cell/>
          <table:table-cell office:value-type="string" table:number-columns-spanned="1" table:number-rows-spanned="4" table:style-name="ce243">
            <text:p>遷入</text:p>
            <text:p>人數</text:p>
          </table:table-cell>
          <table:table-cell office:value-type="string" table:number-columns-spanned="1" table:number-rows-spanned="4" table:style-name="ce243">
            <text:p>遷出</text:p>
            <text:p>人數</text:p>
          </table:table-cell>
          <table:table-cell office:value-type="string" table:number-columns-spanned="1" table:number-rows-spanned="4" table:style-name="ce241">
            <text:p>原住民</text:p>
            <text:p>人口數</text:p>
          </table:table-cell>
          <table:table-cell table:style-name="ce112"/>
          <table:table-cell table:number-columns-repeated="16361"/>
        </table:table-row>
        <table:table-row table:style-name="ro15">
          <table:table-cell office:value-type="string" table:number-columns-spanned="1" table:number-rows-spanned="2" table:style-name="ce214">
            <text:p>區 域 別</text:p>
          </table:table-cell>
          <table:table-cell office:value-type="string" table:number-columns-spanned="1" table:number-rows-spanned="2" table:style-name="ce197">
            <text:p>戶　數</text:p>
          </table:table-cell>
          <table:table-cell table:number-columns-repeated="3" table:style-name="ce117"/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113">
            <text:p>折合年</text:p>
          </table:table-cell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115">
            <text:p>折合年</text:p>
          </table:table-cell>
          <table:table-cell table:style-name="ce114"/>
          <table:table-cell office:value-type="string" table:style-name="ce114">
            <text:p>折合年自</text:p>
          </table:table-cell>
          <table:table-cell table:style-name="ce116"/>
          <table:table-cell office:value-type="string" table:style-name="ce115">
            <text:p>折合年</text:p>
          </table:table-cell>
          <table:table-cell table:style-name="ce114"/>
          <table:table-cell office:value-type="string" table:style-name="ce113">
            <text:p>折合年</text:p>
          </table:table-cell>
          <table:covered-table-cell/>
          <table:covered-table-cell/>
          <table:covered-table-cell/>
          <table:table-cell table:style-name="ce112"/>
          <table:table-cell table:number-columns-repeated="16361"/>
        </table:table-row>
        <table:table-row table:style-name="ro15">
          <table:covered-table-cell/>
          <table:covered-table-cell/>
          <table:table-cell office:value-type="string" table:style-name="ce54">
            <text:p>計</text:p>
          </table:table-cell>
          <table:table-cell office:value-type="string" table:style-name="ce54">
            <text:p>男</text:p>
          </table:table-cell>
          <table:table-cell office:value-type="string" table:style-name="ce54">
            <text:p>女</text:p>
          </table:table-cell>
          <table:covered-table-cell/>
          <table:covered-table-cell/>
          <table:covered-table-cell/>
          <table:table-cell office:value-type="string" table:style-name="ce53">
            <text:p>粗出生率</text:p>
          </table:table-cell>
          <table:covered-table-cell/>
          <table:covered-table-cell/>
          <table:covered-table-cell/>
          <table:table-cell office:value-type="string" table:style-name="ce53">
            <text:p>粗死亡率</text:p>
          </table:table-cell>
          <table:table-cell office:value-type="string" table:style-name="ce54">
            <text:p>人數</text:p>
          </table:table-cell>
          <table:table-cell office:value-type="string" table:style-name="ce111">
            <text:p>然增加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結婚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離婚率</text:p>
          </table:table-cell>
          <table:covered-table-cell/>
          <table:covered-table-cell/>
          <table:covered-table-cell/>
          <table:table-cell table:style-name="ce110"/>
          <table:table-cell table:number-columns-repeated="16361"/>
        </table:table-row>
        <table:table-row table:style-name="ro15">
          <table:table-cell table:style-name="ce109"/>
          <table:table-cell table:style-name="ce108"/>
          <table:table-cell table:style-name="ce107"/>
          <table:table-cell table:number-columns-repeated="2" table:style-name="ce50"/>
          <table:covered-table-cell/>
          <table:covered-table-cell/>
          <table:covered-table-cell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table:style-name="ce106"/>
          <table:table-cell table:number-columns-repeated="16361"/>
        </table:table-row>
        <table:table-row table:style-name="ro20">
          <table:table-cell office:value-type="string" table:style-name="ce91">
            <text:p>總 <text:s text:c="7"/>計</text:p>
          </table:table-cell>
          <table:table-cell office:value-type="float" office:value="8444518" table:style-name="ce36">
            <text:p>8,444,518</text:p>
          </table:table-cell>
          <table:table-cell office:value-type="float" office:value="23465003" table:style-name="ce36">
            <text:p>23,465,003</text:p>
          </table:table-cell>
          <table:table-cell office:value-type="float" office:value="11703598" table:style-name="ce36">
            <text:p>11,703,598</text:p>
          </table:table-cell>
          <table:table-cell office:value-type="float" office:value="11761405" table:style-name="ce36">
            <text:p>11,761,405</text:p>
          </table:table-cell>
          <table:table-cell office:value-type="float" office:value="16836" table:style-name="ce36">
            <text:p>16,836</text:p>
          </table:table-cell>
          <table:table-cell office:value-type="float" office:value="8813" table:style-name="ce36">
            <text:p>8,813</text:p>
          </table:table-cell>
          <table:table-cell office:value-type="float" office:value="8023" table:style-name="ce36">
            <text:p>8,023</text:p>
          </table:table-cell>
          <table:table-cell office:value-type="float" office:value="8.4499999999999993" table:style-name="ce87">
            <text:p><text:s text:c="3"/>8.45</text:p>
          </table:table-cell>
          <table:table-cell office:value-type="float" office:value="12586" table:style-name="ce36">
            <text:p>12,586</text:p>
          </table:table-cell>
          <table:table-cell office:value-type="float" office:value="7604" table:style-name="ce36">
            <text:p>7,604</text:p>
          </table:table-cell>
          <table:table-cell office:value-type="float" office:value="4982" table:style-name="ce36">
            <text:p>4,982</text:p>
          </table:table-cell>
          <table:table-cell office:value-type="float" office:value="6.32" table:style-name="ce87">
            <text:p><text:s text:c="3"/>6.32</text:p>
          </table:table-cell>
          <table:table-cell office:value-type="float" office:value="4250" table:style-name="ce36">
            <text:p>4,250</text:p>
          </table:table-cell>
          <table:table-cell office:value-type="float" office:value="2.13" table:style-name="ce87">
            <text:p><text:s text:c="3"/>2.13</text:p>
          </table:table-cell>
          <table:table-cell office:value-type="float" office:value="7239" table:style-name="ce36">
            <text:p>7,239</text:p>
          </table:table-cell>
          <table:table-cell office:value-type="float" office:value="3.63" table:style-name="ce87">
            <text:p><text:s text:c="3"/>3.63</text:p>
          </table:table-cell>
          <table:table-cell office:value-type="float" office:value="4510" table:style-name="ce36">
            <text:p>4,510</text:p>
          </table:table-cell>
          <table:table-cell office:value-type="float" office:value="2.2599999999999998" table:style-name="ce87">
            <text:p><text:s text:c="3"/>2.26</text:p>
          </table:table-cell>
          <table:table-cell office:value-type="float" office:value="91083" table:style-name="ce36">
            <text:p>91,083</text:p>
          </table:table-cell>
          <table:table-cell office:value-type="float" office:value="92038" table:style-name="ce36">
            <text:p>92,038</text:p>
          </table:table-cell>
          <table:table-cell office:value-type="float" office:value="544369" table:style-name="ce105">
            <text:p>544,369</text:p>
          </table:table-cell>
          <table:table-cell table:number-columns-repeated="16362" table:style-name="ce64"/>
        </table:table-row>
        <table:table-row table:style-name="ro21">
          <table:table-cell office:value-type="string" table:style-name="ce103">
            <text:p>新 <text:s/>北 <text:s/>市</text:p>
          </table:table-cell>
          <table:table-cell office:value-type="float" office:value="1506779" table:style-name="ce96">
            <text:p>1,506,779</text:p>
          </table:table-cell>
          <table:table-cell office:value-type="float" office:value="3966533" table:style-name="ce96">
            <text:p>3,966,533</text:p>
          </table:table-cell>
          <table:table-cell office:value-type="float" office:value="1950169" table:style-name="ce96">
            <text:p>1,950,169</text:p>
          </table:table-cell>
          <table:table-cell office:value-type="float" office:value="2016364" table:style-name="ce96">
            <text:p>2,016,364</text:p>
          </table:table-cell>
          <table:table-cell office:value-type="float" office:value="2770" table:style-name="ce96">
            <text:p>2,770</text:p>
          </table:table-cell>
          <table:table-cell office:value-type="float" office:value="1423" table:style-name="ce96">
            <text:p>1,423</text:p>
          </table:table-cell>
          <table:table-cell office:value-type="float" office:value="1347" table:style-name="ce96">
            <text:p>1,347</text:p>
          </table:table-cell>
          <table:table-cell office:value-type="float" office:value="8.2200000000000006" table:style-name="ce97">
            <text:p><text:s text:c="3"/>8.22</text:p>
          </table:table-cell>
          <table:table-cell office:value-type="float" office:value="1638" table:style-name="ce96">
            <text:p>1,638</text:p>
          </table:table-cell>
          <table:table-cell office:value-type="float" office:value="983" table:style-name="ce96">
            <text:p>983</text:p>
          </table:table-cell>
          <table:table-cell office:value-type="float" office:value="655" table:style-name="ce96">
            <text:p>655</text:p>
          </table:table-cell>
          <table:table-cell office:value-type="float" office:value="4.8600000000000003" table:style-name="ce97">
            <text:p><text:s text:c="3"/>4.86</text:p>
          </table:table-cell>
          <table:table-cell office:value-type="float" office:value="1132" table:style-name="ce96">
            <text:p>1,132</text:p>
          </table:table-cell>
          <table:table-cell office:value-type="float" office:value="3.36" table:style-name="ce97">
            <text:p><text:s text:c="3"/>3.36</text:p>
          </table:table-cell>
          <table:table-cell office:value-type="float" office:value="1337" table:style-name="ce96">
            <text:p>1,337</text:p>
          </table:table-cell>
          <table:table-cell office:value-type="float" office:value="3.97" table:style-name="ce97">
            <text:p><text:s text:c="3"/>3.97</text:p>
          </table:table-cell>
          <table:table-cell office:value-type="float" office:value="800" table:style-name="ce96">
            <text:p>800</text:p>
          </table:table-cell>
          <table:table-cell office:value-type="float" office:value="2.37" table:style-name="ce97">
            <text:p><text:s text:c="3"/>2.37</text:p>
          </table:table-cell>
          <table:table-cell office:value-type="float" office:value="15113" table:style-name="ce96">
            <text:p>15,113</text:p>
          </table:table-cell>
          <table:table-cell office:value-type="float" office:value="15783" table:style-name="ce96">
            <text:p>15,783</text:p>
          </table:table-cell>
          <table:table-cell office:value-type="float" office:value="53922" table:style-name="ce95">
            <text:p>53,922</text:p>
          </table:table-cell>
          <table:table-cell table:number-columns-repeated="16362" table:style-name="ce64"/>
        </table:table-row>
        <table:table-row table:style-name="ro22">
          <table:table-cell office:value-type="string" table:style-name="ce103">
            <text:p>臺 <text:s/>北 <text:s/>市</text:p>
          </table:table-cell>
          <table:table-cell office:value-type="float" office:value="1041891" table:style-name="ce96">
            <text:p>1,041,891</text:p>
          </table:table-cell>
          <table:table-cell office:value-type="float" office:value="2701571" table:style-name="ce96">
            <text:p>2,701,571</text:p>
          </table:table-cell>
          <table:table-cell office:value-type="float" office:value="1294376" table:style-name="ce96">
            <text:p>1,294,376</text:p>
          </table:table-cell>
          <table:table-cell office:value-type="float" office:value="1407195" table:style-name="ce96">
            <text:p>1,407,195</text:p>
          </table:table-cell>
          <table:table-cell office:value-type="float" office:value="2327" table:style-name="ce96">
            <text:p>2,327</text:p>
          </table:table-cell>
          <table:table-cell office:value-type="float" office:value="1229" table:style-name="ce96">
            <text:p>1,229</text:p>
          </table:table-cell>
          <table:table-cell office:value-type="float" office:value="1098" table:style-name="ce96">
            <text:p>1,098</text:p>
          </table:table-cell>
          <table:table-cell office:value-type="float" office:value="10.14" table:style-name="ce97">
            <text:p><text:s text:c="3"/>10.14</text:p>
          </table:table-cell>
          <table:table-cell office:value-type="float" office:value="1322" table:style-name="ce96">
            <text:p>1,322</text:p>
          </table:table-cell>
          <table:table-cell office:value-type="float" office:value="787" table:style-name="ce96">
            <text:p>787</text:p>
          </table:table-cell>
          <table:table-cell office:value-type="float" office:value="535" table:style-name="ce96">
            <text:p>535</text:p>
          </table:table-cell>
          <table:table-cell office:value-type="float" office:value="5.76" table:style-name="ce97">
            <text:p><text:s text:c="3"/>5.76</text:p>
          </table:table-cell>
          <table:table-cell office:value-type="float" office:value="1005" table:style-name="ce96">
            <text:p>1,005</text:p>
          </table:table-cell>
          <table:table-cell office:value-type="float" office:value="4.38" table:style-name="ce97">
            <text:p><text:s text:c="3"/>4.38</text:p>
          </table:table-cell>
          <table:table-cell office:value-type="float" office:value="938" table:style-name="ce96">
            <text:p>938</text:p>
          </table:table-cell>
          <table:table-cell office:value-type="float" office:value="4.09" table:style-name="ce97">
            <text:p><text:s text:c="3"/>4.09</text:p>
          </table:table-cell>
          <table:table-cell office:value-type="float" office:value="458" table:style-name="ce96">
            <text:p>458</text:p>
          </table:table-cell>
          <table:table-cell office:value-type="float" office:value="2" table:style-name="ce97">
            <text:p><text:s text:c="3"/>2.00</text:p>
          </table:table-cell>
          <table:table-cell office:value-type="float" office:value="10890" table:style-name="ce96">
            <text:p>10,890</text:p>
          </table:table-cell>
          <table:table-cell office:value-type="float" office:value="13768" table:style-name="ce96">
            <text:p>13,768</text:p>
          </table:table-cell>
          <table:table-cell office:value-type="float" office:value="15777" table:style-name="ce95">
            <text:p>15,777</text:p>
          </table:table-cell>
          <table:table-cell table:number-columns-repeated="16362" table:style-name="ce64"/>
        </table:table-row>
        <table:table-row table:style-name="ro22">
          <table:table-cell office:value-type="string" table:style-name="ce103">
            <text:p>桃 <text:s/>園 <text:s/>市</text:p>
          </table:table-cell>
          <table:table-cell office:value-type="float" office:value="745438" table:style-name="ce96">
            <text:p>745,438</text:p>
          </table:table-cell>
          <table:table-cell office:value-type="float" office:value="2092977" table:style-name="ce96">
            <text:p>2,092,977</text:p>
          </table:table-cell>
          <table:table-cell office:value-type="float" office:value="1047557" table:style-name="ce96">
            <text:p>1,047,557</text:p>
          </table:table-cell>
          <table:table-cell office:value-type="float" office:value="1045420" table:style-name="ce96">
            <text:p>1,045,420</text:p>
          </table:table-cell>
          <table:table-cell office:value-type="float" office:value="1812" table:style-name="ce96">
            <text:p>1,812</text:p>
          </table:table-cell>
          <table:table-cell office:value-type="float" office:value="960" table:style-name="ce96">
            <text:p>960</text:p>
          </table:table-cell>
          <table:table-cell office:value-type="float" office:value="852" table:style-name="ce96">
            <text:p>852</text:p>
          </table:table-cell>
          <table:table-cell office:value-type="float" office:value="10.199999999999999" table:style-name="ce97">
            <text:p><text:s text:c="3"/>10.20</text:p>
          </table:table-cell>
          <table:table-cell office:value-type="float" office:value="821" table:style-name="ce96">
            <text:p>821</text:p>
          </table:table-cell>
          <table:table-cell office:value-type="float" office:value="521" table:style-name="ce96">
            <text:p>521</text:p>
          </table:table-cell>
          <table:table-cell office:value-type="float" office:value="300" table:style-name="ce96">
            <text:p>300</text:p>
          </table:table-cell>
          <table:table-cell office:value-type="float" office:value="4.62" table:style-name="ce97">
            <text:p><text:s text:c="3"/>4.62</text:p>
          </table:table-cell>
          <table:table-cell office:value-type="float" office:value="991" table:style-name="ce96">
            <text:p>991</text:p>
          </table:table-cell>
          <table:table-cell office:value-type="float" office:value="5.58" table:style-name="ce97">
            <text:p><text:s text:c="3"/>5.58</text:p>
          </table:table-cell>
          <table:table-cell office:value-type="float" office:value="728" table:style-name="ce96">
            <text:p>728</text:p>
          </table:table-cell>
          <table:table-cell office:value-type="float" office:value="4.0999999999999996" table:style-name="ce97">
            <text:p><text:s text:c="3"/>4.10</text:p>
          </table:table-cell>
          <table:table-cell office:value-type="float" office:value="483" table:style-name="ce96">
            <text:p>483</text:p>
          </table:table-cell>
          <table:table-cell office:value-type="float" office:value="2.72" table:style-name="ce97">
            <text:p><text:s text:c="3"/>2.72</text:p>
          </table:table-cell>
          <table:table-cell office:value-type="float" office:value="10062" table:style-name="ce96">
            <text:p>10,062</text:p>
          </table:table-cell>
          <table:table-cell office:value-type="float" office:value="7629" table:style-name="ce96">
            <text:p>7,629</text:p>
          </table:table-cell>
          <table:table-cell office:value-type="float" office:value="67194" table:style-name="ce95">
            <text:p>67,194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103">
            <text:p>臺 <text:s/>中 <text:s/>市</text:p>
          </table:table-cell>
          <table:table-cell office:value-type="float" office:value="923740" table:style-name="ce96">
            <text:p>923,740</text:p>
          </table:table-cell>
          <table:table-cell office:value-type="float" office:value="2736813" table:style-name="ce96">
            <text:p>2,736,813</text:p>
          </table:table-cell>
          <table:table-cell office:value-type="float" office:value="1353974" table:style-name="ce96">
            <text:p>1,353,974</text:p>
          </table:table-cell>
          <table:table-cell office:value-type="float" office:value="1382839" table:style-name="ce96">
            <text:p>1,382,839</text:p>
          </table:table-cell>
          <table:table-cell office:value-type="float" office:value="2052" table:style-name="ce96">
            <text:p>2,052</text:p>
          </table:table-cell>
          <table:table-cell office:value-type="float" office:value="1042" table:style-name="ce96">
            <text:p>1,042</text:p>
          </table:table-cell>
          <table:table-cell office:value-type="float" office:value="1010" table:style-name="ce96">
            <text:p>1,010</text:p>
          </table:table-cell>
          <table:table-cell office:value-type="float" office:value="8.83" table:style-name="ce97">
            <text:p><text:s text:c="3"/>8.83</text:p>
          </table:table-cell>
          <table:table-cell office:value-type="float" office:value="1272" table:style-name="ce96">
            <text:p>1,272</text:p>
          </table:table-cell>
          <table:table-cell office:value-type="float" office:value="761" table:style-name="ce96">
            <text:p>761</text:p>
          </table:table-cell>
          <table:table-cell office:value-type="float" office:value="511" table:style-name="ce96">
            <text:p>511</text:p>
          </table:table-cell>
          <table:table-cell office:value-type="float" office:value="5.48" table:style-name="ce97">
            <text:p><text:s text:c="3"/>5.48</text:p>
          </table:table-cell>
          <table:table-cell office:value-type="float" office:value="780" table:style-name="ce96">
            <text:p>780</text:p>
          </table:table-cell>
          <table:table-cell office:value-type="float" office:value="3.36" table:style-name="ce97">
            <text:p><text:s text:c="3"/>3.36</text:p>
          </table:table-cell>
          <table:table-cell office:value-type="float" office:value="846" table:style-name="ce96">
            <text:p>846</text:p>
          </table:table-cell>
          <table:table-cell office:value-type="float" office:value="3.64" table:style-name="ce97">
            <text:p><text:s text:c="3"/>3.64</text:p>
          </table:table-cell>
          <table:table-cell office:value-type="float" office:value="547" table:style-name="ce96">
            <text:p>547</text:p>
          </table:table-cell>
          <table:table-cell office:value-type="float" office:value="2.35" table:style-name="ce97">
            <text:p><text:s text:c="3"/>2.35</text:p>
          </table:table-cell>
          <table:table-cell office:value-type="float" office:value="13260" table:style-name="ce96">
            <text:p>13,260</text:p>
          </table:table-cell>
          <table:table-cell office:value-type="float" office:value="10988" table:style-name="ce96">
            <text:p>10,988</text:p>
          </table:table-cell>
          <table:table-cell office:value-type="float" office:value="31782" table:style-name="ce95">
            <text:p>31,782</text:p>
          </table:table-cell>
          <table:table-cell table:number-columns-repeated="16362" table:style-name="ce64"/>
        </table:table-row>
        <table:table-row table:style-name="ro22">
          <table:table-cell office:value-type="string" table:style-name="ce103">
            <text:p>臺 <text:s/>南 <text:s/>市</text:p>
          </table:table-cell>
          <table:table-cell office:value-type="float" office:value="671258" table:style-name="ce96">
            <text:p>671,258</text:p>
          </table:table-cell>
          <table:table-cell office:value-type="float" office:value="1885079" table:style-name="ce96">
            <text:p>1,885,079</text:p>
          </table:table-cell>
          <table:table-cell office:value-type="float" office:value="943832" table:style-name="ce96">
            <text:p>943,832</text:p>
          </table:table-cell>
          <table:table-cell office:value-type="float" office:value="941247" table:style-name="ce96">
            <text:p>941,247</text:p>
          </table:table-cell>
          <table:table-cell office:value-type="float" office:value="1168" table:style-name="ce96">
            <text:p>1,168</text:p>
          </table:table-cell>
          <table:table-cell office:value-type="float" office:value="604" table:style-name="ce96">
            <text:p>604</text:p>
          </table:table-cell>
          <table:table-cell office:value-type="float" office:value="564" table:style-name="ce96">
            <text:p>564</text:p>
          </table:table-cell>
          <table:table-cell office:value-type="float" office:value="7.3" table:style-name="ce97">
            <text:p><text:s text:c="3"/>7.30</text:p>
          </table:table-cell>
          <table:table-cell office:value-type="float" office:value="1127" table:style-name="ce96">
            <text:p>1,127</text:p>
          </table:table-cell>
          <table:table-cell office:value-type="float" office:value="669" table:style-name="ce96">
            <text:p>669</text:p>
          </table:table-cell>
          <table:table-cell office:value-type="float" office:value="458" table:style-name="ce96">
            <text:p>458</text:p>
          </table:table-cell>
          <table:table-cell office:value-type="float" office:value="7.04" table:style-name="ce97">
            <text:p><text:s text:c="3"/>7.04</text:p>
          </table:table-cell>
          <table:table-cell office:value-type="float" office:value="41" table:style-name="ce104">
            <text:p><text:s text:c="3"/>41</text:p>
          </table:table-cell>
          <table:table-cell office:value-type="float" office:value="0.26" table:style-name="ce101">
            <text:p><text:s text:c="4"/>0.26</text:p>
          </table:table-cell>
          <table:table-cell office:value-type="float" office:value="512" table:style-name="ce96">
            <text:p>512</text:p>
          </table:table-cell>
          <table:table-cell office:value-type="float" office:value="3.2" table:style-name="ce97">
            <text:p><text:s text:c="3"/>3.20</text:p>
          </table:table-cell>
          <table:table-cell office:value-type="float" office:value="309" table:style-name="ce96">
            <text:p>309</text:p>
          </table:table-cell>
          <table:table-cell office:value-type="float" office:value="1.93" table:style-name="ce97">
            <text:p><text:s text:c="3"/>1.93</text:p>
          </table:table-cell>
          <table:table-cell office:value-type="float" office:value="6265" table:style-name="ce96">
            <text:p>6,265</text:p>
          </table:table-cell>
          <table:table-cell office:value-type="float" office:value="6304" table:style-name="ce96">
            <text:p>6,304</text:p>
          </table:table-cell>
          <table:table-cell office:value-type="float" office:value="7183" table:style-name="ce95">
            <text:p>7,183</text:p>
          </table:table-cell>
          <table:table-cell table:number-columns-repeated="16362" table:style-name="ce64"/>
        </table:table-row>
        <table:table-row table:style-name="ro22">
          <table:table-cell office:value-type="string" table:style-name="ce103">
            <text:p>高 <text:s/>雄 <text:s/>市</text:p>
          </table:table-cell>
          <table:table-cell office:value-type="float" office:value="1070753" table:style-name="ce96">
            <text:p>1,070,753</text:p>
          </table:table-cell>
          <table:table-cell office:value-type="float" office:value="2777948" table:style-name="ce96">
            <text:p>2,777,948</text:p>
          </table:table-cell>
          <table:table-cell office:value-type="float" office:value="1381252" table:style-name="ce96">
            <text:p>1,381,252</text:p>
          </table:table-cell>
          <table:table-cell office:value-type="float" office:value="1396696" table:style-name="ce96">
            <text:p>1,396,696</text:p>
          </table:table-cell>
          <table:table-cell office:value-type="float" office:value="1786" table:style-name="ce96">
            <text:p>1,786</text:p>
          </table:table-cell>
          <table:table-cell office:value-type="float" office:value="977" table:style-name="ce96">
            <text:p>977</text:p>
          </table:table-cell>
          <table:table-cell office:value-type="float" office:value="809" table:style-name="ce96">
            <text:p>809</text:p>
          </table:table-cell>
          <table:table-cell office:value-type="float" office:value="7.57" table:style-name="ce97">
            <text:p><text:s text:c="3"/>7.57</text:p>
          </table:table-cell>
          <table:table-cell office:value-type="float" office:value="1571" table:style-name="ce96">
            <text:p>1,571</text:p>
          </table:table-cell>
          <table:table-cell office:value-type="float" office:value="973" table:style-name="ce96">
            <text:p>973</text:p>
          </table:table-cell>
          <table:table-cell office:value-type="float" office:value="598" table:style-name="ce96">
            <text:p>598</text:p>
          </table:table-cell>
          <table:table-cell office:value-type="float" office:value="6.66" table:style-name="ce97">
            <text:p><text:s text:c="3"/>6.66</text:p>
          </table:table-cell>
          <table:table-cell office:value-type="float" office:value="215" table:style-name="ce102">
            <text:p><text:s text:c="3"/>215</text:p>
          </table:table-cell>
          <table:table-cell office:value-type="float" office:value="0.91" table:style-name="ce101">
            <text:p><text:s text:c="4"/>0.91</text:p>
          </table:table-cell>
          <table:table-cell office:value-type="float" office:value="831" table:style-name="ce96">
            <text:p>831</text:p>
          </table:table-cell>
          <table:table-cell office:value-type="float" office:value="3.52" table:style-name="ce97">
            <text:p><text:s text:c="3"/>3.52</text:p>
          </table:table-cell>
          <table:table-cell office:value-type="float" office:value="555" table:style-name="ce96">
            <text:p>555</text:p>
          </table:table-cell>
          <table:table-cell office:value-type="float" office:value="2.35" table:style-name="ce97">
            <text:p><text:s text:c="3"/>2.35</text:p>
          </table:table-cell>
          <table:table-cell office:value-type="float" office:value="11020" table:style-name="ce96">
            <text:p>11,020</text:p>
          </table:table-cell>
          <table:table-cell office:value-type="float" office:value="11563" table:style-name="ce96">
            <text:p>11,563</text:p>
          </table:table-cell>
          <table:table-cell office:value-type="float" office:value="32675" table:style-name="ce95">
            <text:p>32,675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100">
            <text:p><text:s/>臺 <text:s/>灣 <text:s/>省<text:s/></text:p>
          </table:table-cell>
          <table:table-cell office:value-type="float" office:value="2443771" table:style-name="ce96">
            <text:p>2,443,771</text:p>
          </table:table-cell>
          <table:table-cell office:value-type="float" office:value="7160459" table:style-name="ce96">
            <text:p>7,160,459</text:p>
          </table:table-cell>
          <table:table-cell office:value-type="float" office:value="3659563" table:style-name="ce96">
            <text:p>3,659,563</text:p>
          </table:table-cell>
          <table:table-cell office:value-type="float" office:value="3500896" table:style-name="ce96">
            <text:p>3,500,896</text:p>
          </table:table-cell>
          <table:table-cell office:value-type="float" office:value="4811" table:style-name="ce96">
            <text:p>4,811</text:p>
          </table:table-cell>
          <table:table-cell office:value-type="float" office:value="2515" table:style-name="ce96">
            <text:p>2,515</text:p>
          </table:table-cell>
          <table:table-cell office:value-type="float" office:value="2296" table:style-name="ce96">
            <text:p>2,296</text:p>
          </table:table-cell>
          <table:table-cell office:value-type="float" office:value="7.91" table:style-name="ce97">
            <text:p><text:s text:c="3"/>7.91</text:p>
          </table:table-cell>
          <table:table-cell office:value-type="float" office:value="4778" table:style-name="ce96">
            <text:p>4,778</text:p>
          </table:table-cell>
          <table:table-cell office:value-type="float" office:value="2876" table:style-name="ce96">
            <text:p>2,876</text:p>
          </table:table-cell>
          <table:table-cell office:value-type="float" office:value="1902" table:style-name="ce96">
            <text:p>1,902</text:p>
          </table:table-cell>
          <table:table-cell office:value-type="float" office:value="7.86" table:style-name="ce97">
            <text:p><text:s text:c="3"/>7.86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0.05" table:style-name="ce98">
            <text:p>0.05</text:p>
          </table:table-cell>
          <table:table-cell office:value-type="float" office:value="2006" table:style-name="ce96">
            <text:p>2,006</text:p>
          </table:table-cell>
          <table:table-cell office:value-type="float" office:value="3.3" table:style-name="ce97">
            <text:p><text:s text:c="3"/>3.30</text:p>
          </table:table-cell>
          <table:table-cell office:value-type="float" office:value="1334" table:style-name="ce96">
            <text:p>1,334</text:p>
          </table:table-cell>
          <table:table-cell office:value-type="float" office:value="2.19" table:style-name="ce97">
            <text:p><text:s text:c="3"/>2.19</text:p>
          </table:table-cell>
          <table:table-cell office:value-type="float" office:value="23218" table:style-name="ce96">
            <text:p>23,218</text:p>
          </table:table-cell>
          <table:table-cell office:value-type="float" office:value="25351" table:style-name="ce96">
            <text:p>25,351</text:p>
          </table:table-cell>
          <table:table-cell office:value-type="float" office:value="334724" table:style-name="ce95">
            <text:p>334,724</text:p>
          </table:table-cell>
          <table:table-cell table:number-columns-repeated="16362" table:style-name="ce64"/>
        </table:table-row>
        <table:table-row table:style-name="ro25">
          <table:table-cell office:value-type="string" table:style-name="ce82">
            <text:p>宜 蘭 縣</text:p>
          </table:table-cell>
          <table:table-cell office:value-type="float" office:value="164443" table:style-name="ce79">
            <text:p><text:s text:c="3"/>164,443</text:p>
          </table:table-cell>
          <table:table-cell office:value-type="float" office:value="458375" table:style-name="ce79">
            <text:p><text:s text:c="3"/>458,375</text:p>
          </table:table-cell>
          <table:table-cell office:value-type="float" office:value="232495" table:style-name="ce79">
            <text:p><text:s text:c="3"/>232,495</text:p>
          </table:table-cell>
          <table:table-cell office:value-type="float" office:value="225880" table:style-name="ce79">
            <text:p><text:s text:c="3"/>225,880</text:p>
          </table:table-cell>
          <table:table-cell office:value-type="float" office:value="295" table:style-name="ce77">
            <text:p>295</text:p>
          </table:table-cell>
          <table:table-cell office:value-type="float" office:value="146" table:style-name="ce77">
            <text:p>146</text:p>
          </table:table-cell>
          <table:table-cell office:value-type="float" office:value="149" table:style-name="ce77">
            <text:p>149</text:p>
          </table:table-cell>
          <table:table-cell office:value-type="float" office:value="7.58" table:style-name="ce78">
            <text:p><text:s text:c="3"/>7.58</text:p>
          </table:table-cell>
          <table:table-cell office:value-type="float" office:value="265" table:style-name="ce79">
            <text:p><text:s text:c="3"/>265</text:p>
          </table:table-cell>
          <table:table-cell office:value-type="float" office:value="169" table:style-name="ce77">
            <text:p>169</text:p>
          </table:table-cell>
          <table:table-cell office:value-type="float" office:value="96" table:style-name="ce77">
            <text:p>96</text:p>
          </table:table-cell>
          <table:table-cell office:value-type="float" office:value="6.81" table:style-name="ce78">
            <text:p><text:s text:c="3"/>6.81</text:p>
          </table:table-cell>
          <table:table-cell office:value-type="float" office:value="30" table:style-name="ce81">
            <text:p><text:s text:c="3"/>30</text:p>
          </table:table-cell>
          <table:table-cell office:value-type="float" office:value="0.77" table:style-name="ce83">
            <text:p><text:s text:c="4"/>0.77</text:p>
          </table:table-cell>
          <table:table-cell office:value-type="float" office:value="149" table:style-name="ce79">
            <text:p><text:s text:c="3"/>149</text:p>
          </table:table-cell>
          <table:table-cell office:value-type="float" office:value="3.83" table:style-name="ce78">
            <text:p><text:s text:c="3"/>3.83</text:p>
          </table:table-cell>
          <table:table-cell office:value-type="float" office:value="71" table:style-name="ce79">
            <text:p><text:s text:c="3"/>71</text:p>
          </table:table-cell>
          <table:table-cell office:value-type="float" office:value="1.82" table:style-name="ce78">
            <text:p><text:s text:c="3"/>1.82</text:p>
          </table:table-cell>
          <table:table-cell office:value-type="float" office:value="1890" table:style-name="ce77">
            <text:p>1,890</text:p>
          </table:table-cell>
          <table:table-cell office:value-type="float" office:value="1844" table:style-name="ce77">
            <text:p>1,844</text:p>
          </table:table-cell>
          <table:table-cell office:value-type="float" office:value="16597" table:style-name="ce76">
            <text:p><text:s text:c="3"/>16,597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新 竹 縣</text:p>
          </table:table-cell>
          <table:table-cell office:value-type="float" office:value="181903" table:style-name="ce79">
            <text:p><text:s text:c="3"/>181,903</text:p>
          </table:table-cell>
          <table:table-cell office:value-type="float" office:value="540193" table:style-name="ce79">
            <text:p><text:s text:c="3"/>540,193</text:p>
          </table:table-cell>
          <table:table-cell office:value-type="float" office:value="276547" table:style-name="ce79">
            <text:p><text:s text:c="3"/>276,547</text:p>
          </table:table-cell>
          <table:table-cell office:value-type="float" office:value="263646" table:style-name="ce79">
            <text:p><text:s text:c="3"/>263,646</text:p>
          </table:table-cell>
          <table:table-cell office:value-type="float" office:value="469" table:style-name="ce79">
            <text:p><text:s text:c="3"/>469</text:p>
          </table:table-cell>
          <table:table-cell office:value-type="float" office:value="231" table:style-name="ce77">
            <text:p>231</text:p>
          </table:table-cell>
          <table:table-cell office:value-type="float" office:value="238" table:style-name="ce77">
            <text:p>238</text:p>
          </table:table-cell>
          <table:table-cell office:value-type="float" office:value="10.23" table:style-name="ce78">
            <text:p><text:s text:c="3"/>10.23</text:p>
          </table:table-cell>
          <table:table-cell office:value-type="float" office:value="265" table:style-name="ce79">
            <text:p><text:s text:c="3"/>265</text:p>
          </table:table-cell>
          <table:table-cell office:value-type="float" office:value="167" table:style-name="ce77">
            <text:p>167</text:p>
          </table:table-cell>
          <table:table-cell office:value-type="float" office:value="98" table:style-name="ce77">
            <text:p>98</text:p>
          </table:table-cell>
          <table:table-cell office:value-type="float" office:value="5.78" table:style-name="ce78">
            <text:p><text:s text:c="3"/>5.78</text:p>
          </table:table-cell>
          <table:table-cell office:value-type="float" office:value="204" table:style-name="ce81">
            <text:p><text:s text:c="3"/>204</text:p>
          </table:table-cell>
          <table:table-cell office:value-type="float" office:value="4.45" table:style-name="ce83">
            <text:p><text:s text:c="4"/>4.45</text:p>
          </table:table-cell>
          <table:table-cell office:value-type="float" office:value="158" table:style-name="ce79">
            <text:p><text:s text:c="3"/>158</text:p>
          </table:table-cell>
          <table:table-cell office:value-type="float" office:value="3.45" table:style-name="ce78">
            <text:p><text:s text:c="3"/>3.45</text:p>
          </table:table-cell>
          <table:table-cell office:value-type="float" office:value="121" table:style-name="ce79">
            <text:p><text:s text:c="3"/>121</text:p>
          </table:table-cell>
          <table:table-cell office:value-type="float" office:value="2.64" table:style-name="ce78">
            <text:p><text:s text:c="3"/>2.64</text:p>
          </table:table-cell>
          <table:table-cell office:value-type="float" office:value="2318" table:style-name="ce77">
            <text:p>2,318</text:p>
          </table:table-cell>
          <table:table-cell office:value-type="float" office:value="1949" table:style-name="ce77">
            <text:p>1,949</text:p>
          </table:table-cell>
          <table:table-cell office:value-type="float" office:value="21032" table:style-name="ce76">
            <text:p><text:s text:c="3"/>21,032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苗 栗 縣</text:p>
          </table:table-cell>
          <table:table-cell office:value-type="float" office:value="183979" table:style-name="ce79">
            <text:p><text:s text:c="3"/>183,979</text:p>
          </table:table-cell>
          <table:table-cell office:value-type="float" office:value="564855" table:style-name="ce79">
            <text:p><text:s text:c="3"/>564,855</text:p>
          </table:table-cell>
          <table:table-cell office:value-type="float" office:value="291026" table:style-name="ce79">
            <text:p><text:s text:c="3"/>291,026</text:p>
          </table:table-cell>
          <table:table-cell office:value-type="float" office:value="273829" table:style-name="ce79">
            <text:p><text:s text:c="3"/>273,829</text:p>
          </table:table-cell>
          <table:table-cell office:value-type="float" office:value="429" table:style-name="ce79">
            <text:p><text:s text:c="3"/>429</text:p>
          </table:table-cell>
          <table:table-cell office:value-type="float" office:value="222" table:style-name="ce77">
            <text:p>222</text:p>
          </table:table-cell>
          <table:table-cell office:value-type="float" office:value="207" table:style-name="ce77">
            <text:p>207</text:p>
          </table:table-cell>
          <table:table-cell office:value-type="float" office:value="8.94" table:style-name="ce78">
            <text:p><text:s text:c="3"/>8.94</text:p>
          </table:table-cell>
          <table:table-cell office:value-type="float" office:value="344" table:style-name="ce79">
            <text:p><text:s text:c="3"/>344</text:p>
          </table:table-cell>
          <table:table-cell office:value-type="float" office:value="212" table:style-name="ce77">
            <text:p>212</text:p>
          </table:table-cell>
          <table:table-cell office:value-type="float" office:value="132" table:style-name="ce77">
            <text:p>132</text:p>
          </table:table-cell>
          <table:table-cell office:value-type="float" office:value="7.17" table:style-name="ce78">
            <text:p><text:s text:c="3"/>7.17</text:p>
          </table:table-cell>
          <table:table-cell office:value-type="float" office:value="85" table:style-name="ce92">
            <text:p><text:s text:c="3"/>85</text:p>
          </table:table-cell>
          <table:table-cell office:value-type="float" office:value="1.77" table:style-name="ce83">
            <text:p><text:s text:c="4"/>1.77</text:p>
          </table:table-cell>
          <table:table-cell office:value-type="float" office:value="147" table:style-name="ce79">
            <text:p><text:s text:c="3"/>147</text:p>
          </table:table-cell>
          <table:table-cell office:value-type="float" office:value="3.06" table:style-name="ce78">
            <text:p><text:s text:c="3"/>3.06</text:p>
          </table:table-cell>
          <table:table-cell office:value-type="float" office:value="111" table:style-name="ce79">
            <text:p><text:s text:c="3"/>111</text:p>
          </table:table-cell>
          <table:table-cell office:value-type="float" office:value="2.31" table:style-name="ce78">
            <text:p><text:s text:c="3"/>2.31</text:p>
          </table:table-cell>
          <table:table-cell office:value-type="float" office:value="1490" table:style-name="ce77">
            <text:p>1,490</text:p>
          </table:table-cell>
          <table:table-cell office:value-type="float" office:value="2020" table:style-name="ce77">
            <text:p>2,020</text:p>
          </table:table-cell>
          <table:table-cell office:value-type="float" office:value="11264" table:style-name="ce76">
            <text:p><text:s text:c="3"/>11,264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彰 化 縣</text:p>
          </table:table-cell>
          <table:table-cell office:value-type="float" office:value="380842" table:style-name="ce79">
            <text:p><text:s text:c="3"/>380,842</text:p>
          </table:table-cell>
          <table:table-cell office:value-type="float" office:value="1288529" table:style-name="ce79">
            <text:p><text:s text:c="3"/>1,288,529</text:p>
          </table:table-cell>
          <table:table-cell office:value-type="float" office:value="658616" table:style-name="ce79">
            <text:p><text:s text:c="3"/>658,616</text:p>
          </table:table-cell>
          <table:table-cell office:value-type="float" office:value="629913" table:style-name="ce79">
            <text:p><text:s text:c="3"/>629,913</text:p>
          </table:table-cell>
          <table:table-cell office:value-type="float" office:value="1057" table:style-name="ce79">
            <text:p><text:s text:c="3"/>1,057</text:p>
          </table:table-cell>
          <table:table-cell office:value-type="float" office:value="558" table:style-name="ce77">
            <text:p>558</text:p>
          </table:table-cell>
          <table:table-cell office:value-type="float" office:value="499" table:style-name="ce77">
            <text:p>499</text:p>
          </table:table-cell>
          <table:table-cell office:value-type="float" office:value="9.66" table:style-name="ce78">
            <text:p><text:s text:c="3"/>9.66</text:p>
          </table:table-cell>
          <table:table-cell office:value-type="float" office:value="802" table:style-name="ce79">
            <text:p><text:s text:c="3"/>802</text:p>
          </table:table-cell>
          <table:table-cell office:value-type="float" office:value="478" table:style-name="ce77">
            <text:p>478</text:p>
          </table:table-cell>
          <table:table-cell office:value-type="float" office:value="324" table:style-name="ce77">
            <text:p>324</text:p>
          </table:table-cell>
          <table:table-cell office:value-type="float" office:value="7.33" table:style-name="ce78">
            <text:p><text:s text:c="3"/>7.33</text:p>
          </table:table-cell>
          <table:table-cell office:value-type="float" office:value="255" table:style-name="ce94">
            <text:p><text:s text:c="3"/>255</text:p>
          </table:table-cell>
          <table:table-cell office:value-type="float" office:value="2.33" table:style-name="ce83">
            <text:p><text:s text:c="4"/>2.33</text:p>
          </table:table-cell>
          <table:table-cell office:value-type="float" office:value="351" table:style-name="ce79">
            <text:p><text:s text:c="3"/>351</text:p>
          </table:table-cell>
          <table:table-cell office:value-type="float" office:value="3.21" table:style-name="ce78">
            <text:p><text:s text:c="3"/>3.21</text:p>
          </table:table-cell>
          <table:table-cell office:value-type="float" office:value="182" table:style-name="ce79">
            <text:p><text:s text:c="3"/>182</text:p>
          </table:table-cell>
          <table:table-cell office:value-type="float" office:value="1.66" table:style-name="ce78">
            <text:p><text:s text:c="3"/>1.66</text:p>
          </table:table-cell>
          <table:table-cell office:value-type="float" office:value="3032" table:style-name="ce77">
            <text:p>3,032</text:p>
          </table:table-cell>
          <table:table-cell office:value-type="float" office:value="3688" table:style-name="ce77">
            <text:p>3,688</text:p>
          </table:table-cell>
          <table:table-cell office:value-type="float" office:value="5373" table:style-name="ce76">
            <text:p><text:s text:c="3"/>5,373</text:p>
          </table:table-cell>
          <table:table-cell table:number-columns-repeated="16362" table:style-name="ce64"/>
        </table:table-row>
        <table:table-row table:style-name="ro27">
          <table:table-cell office:value-type="string" table:style-name="ce82">
            <text:p>南 投 縣</text:p>
          </table:table-cell>
          <table:table-cell office:value-type="float" office:value="176792" table:style-name="ce79">
            <text:p><text:s text:c="3"/>176,792</text:p>
          </table:table-cell>
          <table:table-cell office:value-type="float" office:value="510632" table:style-name="ce79">
            <text:p><text:s text:c="3"/>510,632</text:p>
          </table:table-cell>
          <table:table-cell office:value-type="float" office:value="261982" table:style-name="ce79">
            <text:p><text:s text:c="3"/>261,982</text:p>
          </table:table-cell>
          <table:table-cell office:value-type="float" office:value="248650" table:style-name="ce79">
            <text:p><text:s text:c="3"/>248,650</text:p>
          </table:table-cell>
          <table:table-cell office:value-type="float" office:value="289" table:style-name="ce79">
            <text:p><text:s text:c="3"/>289</text:p>
          </table:table-cell>
          <table:table-cell office:value-type="float" office:value="154" table:style-name="ce77">
            <text:p>154</text:p>
          </table:table-cell>
          <table:table-cell office:value-type="float" office:value="135" table:style-name="ce77">
            <text:p>135</text:p>
          </table:table-cell>
          <table:table-cell office:value-type="float" office:value="6.66" table:style-name="ce78">
            <text:p><text:s text:c="3"/>6.66</text:p>
          </table:table-cell>
          <table:table-cell office:value-type="float" office:value="392" table:style-name="ce79">
            <text:p><text:s text:c="3"/>392</text:p>
          </table:table-cell>
          <table:table-cell office:value-type="float" office:value="225" table:style-name="ce77">
            <text:p>225</text:p>
          </table:table-cell>
          <table:table-cell office:value-type="float" office:value="167" table:style-name="ce77">
            <text:p>167</text:p>
          </table:table-cell>
          <table:table-cell office:value-type="float" office:value="9.0299999999999994" table:style-name="ce78">
            <text:p><text:s text:c="3"/>9.03</text:p>
          </table:table-cell>
          <table:table-cell office:value-type="float" office:value="-103" table:style-name="ce93">
            <text:p>－ <text:s/>103</text:p>
          </table:table-cell>
          <table:table-cell office:value-type="float" office:value="-2.37" table:style-name="ce83">
            <text:p>－ <text:s text:c="2"/>2.37</text:p>
          </table:table-cell>
          <table:table-cell office:value-type="float" office:value="126" table:style-name="ce79">
            <text:p><text:s text:c="3"/>126</text:p>
          </table:table-cell>
          <table:table-cell office:value-type="float" office:value="2.9" table:style-name="ce78">
            <text:p><text:s text:c="3"/>2.90</text:p>
          </table:table-cell>
          <table:table-cell office:value-type="float" office:value="102" table:style-name="ce79">
            <text:p><text:s text:c="3"/>102</text:p>
          </table:table-cell>
          <table:table-cell office:value-type="float" office:value="2.35" table:style-name="ce78">
            <text:p><text:s text:c="3"/>2.35</text:p>
          </table:table-cell>
          <table:table-cell office:value-type="float" office:value="1357" table:style-name="ce77">
            <text:p>1,357</text:p>
          </table:table-cell>
          <table:table-cell office:value-type="float" office:value="1682" table:style-name="ce77">
            <text:p>1,682</text:p>
          </table:table-cell>
          <table:table-cell office:value-type="float" office:value="28679" table:style-name="ce76">
            <text:p><text:s text:c="3"/>28,679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雲 林 縣</text:p>
          </table:table-cell>
          <table:table-cell office:value-type="float" office:value="238339" table:style-name="ce79">
            <text:p><text:s text:c="3"/>238,339</text:p>
          </table:table-cell>
          <table:table-cell office:value-type="float" office:value="700846" table:style-name="ce79">
            <text:p><text:s text:c="3"/>700,846</text:p>
          </table:table-cell>
          <table:table-cell office:value-type="float" office:value="364520" table:style-name="ce79">
            <text:p><text:s text:c="3"/>364,520</text:p>
          </table:table-cell>
          <table:table-cell office:value-type="float" office:value="336326" table:style-name="ce79">
            <text:p><text:s text:c="3"/>336,326</text:p>
          </table:table-cell>
          <table:table-cell office:value-type="float" office:value="406" table:style-name="ce79">
            <text:p><text:s text:c="3"/>406</text:p>
          </table:table-cell>
          <table:table-cell office:value-type="float" office:value="229" table:style-name="ce77">
            <text:p>229</text:p>
          </table:table-cell>
          <table:table-cell office:value-type="float" office:value="177" table:style-name="ce77">
            <text:p>177</text:p>
          </table:table-cell>
          <table:table-cell office:value-type="float" office:value="6.82" table:style-name="ce78">
            <text:p><text:s text:c="3"/>6.82</text:p>
          </table:table-cell>
          <table:table-cell office:value-type="float" office:value="536" table:style-name="ce79">
            <text:p><text:s text:c="3"/>536</text:p>
          </table:table-cell>
          <table:table-cell office:value-type="float" office:value="328" table:style-name="ce77">
            <text:p>328</text:p>
          </table:table-cell>
          <table:table-cell office:value-type="float" office:value="208" table:style-name="ce77">
            <text:p>208</text:p>
          </table:table-cell>
          <table:table-cell office:value-type="float" office:value="9" table:style-name="ce78">
            <text:p><text:s text:c="3"/>9.00</text:p>
          </table:table-cell>
          <table:table-cell office:value-type="float" office:value="-130" table:style-name="ce93">
            <text:p>－ <text:s/>130</text:p>
          </table:table-cell>
          <table:table-cell office:value-type="float" office:value="-2.1800000000000002" table:style-name="ce83">
            <text:p>－ <text:s text:c="2"/>2.18</text:p>
          </table:table-cell>
          <table:table-cell office:value-type="float" office:value="164" table:style-name="ce79">
            <text:p><text:s text:c="3"/>164</text:p>
          </table:table-cell>
          <table:table-cell office:value-type="float" office:value="2.75" table:style-name="ce78">
            <text:p><text:s text:c="3"/>2.75</text:p>
          </table:table-cell>
          <table:table-cell office:value-type="float" office:value="127" table:style-name="ce79">
            <text:p><text:s text:c="3"/>127</text:p>
          </table:table-cell>
          <table:table-cell office:value-type="float" office:value="2.13" table:style-name="ce78">
            <text:p><text:s text:c="3"/>2.13</text:p>
          </table:table-cell>
          <table:table-cell office:value-type="float" office:value="1876" table:style-name="ce77">
            <text:p>1,876</text:p>
          </table:table-cell>
          <table:table-cell office:value-type="float" office:value="2180" table:style-name="ce77">
            <text:p>2,180</text:p>
          </table:table-cell>
          <table:table-cell office:value-type="float" office:value="2254" table:style-name="ce76">
            <text:p><text:s text:c="3"/>2,254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嘉 義 縣</text:p>
          </table:table-cell>
          <table:table-cell office:value-type="float" office:value="181835" table:style-name="ce79">
            <text:p><text:s text:c="3"/>181,835</text:p>
          </table:table-cell>
          <table:table-cell office:value-type="float" office:value="520910" table:style-name="ce79">
            <text:p><text:s text:c="3"/>520,910</text:p>
          </table:table-cell>
          <table:table-cell office:value-type="float" office:value="271271" table:style-name="ce79">
            <text:p><text:s text:c="3"/>271,271</text:p>
          </table:table-cell>
          <table:table-cell office:value-type="float" office:value="249639" table:style-name="ce79">
            <text:p><text:s text:c="3"/>249,639</text:p>
          </table:table-cell>
          <table:table-cell office:value-type="float" office:value="247" table:style-name="ce79">
            <text:p><text:s text:c="3"/>247</text:p>
          </table:table-cell>
          <table:table-cell office:value-type="float" office:value="123" table:style-name="ce77">
            <text:p>123</text:p>
          </table:table-cell>
          <table:table-cell office:value-type="float" office:value="124" table:style-name="ce77">
            <text:p>124</text:p>
          </table:table-cell>
          <table:table-cell office:value-type="float" office:value="5.58" table:style-name="ce78">
            <text:p><text:s text:c="3"/>5.58</text:p>
          </table:table-cell>
          <table:table-cell office:value-type="float" office:value="429" table:style-name="ce79">
            <text:p><text:s text:c="3"/>429</text:p>
          </table:table-cell>
          <table:table-cell office:value-type="float" office:value="266" table:style-name="ce77">
            <text:p>266</text:p>
          </table:table-cell>
          <table:table-cell office:value-type="float" office:value="163" table:style-name="ce77">
            <text:p>163</text:p>
          </table:table-cell>
          <table:table-cell office:value-type="float" office:value="9.69" table:style-name="ce78">
            <text:p><text:s text:c="3"/>9.69</text:p>
          </table:table-cell>
          <table:table-cell office:value-type="float" office:value="-182" table:style-name="ce93">
            <text:p>－ <text:s/>182</text:p>
          </table:table-cell>
          <table:table-cell office:value-type="float" office:value="-4.1100000000000003" table:style-name="ce83">
            <text:p>－ <text:s text:c="2"/>4.11</text:p>
          </table:table-cell>
          <table:table-cell office:value-type="float" office:value="128" table:style-name="ce79">
            <text:p><text:s text:c="3"/>128</text:p>
          </table:table-cell>
          <table:table-cell office:value-type="float" office:value="2.89" table:style-name="ce78">
            <text:p><text:s text:c="3"/>2.89</text:p>
          </table:table-cell>
          <table:table-cell office:value-type="float" office:value="95" table:style-name="ce79">
            <text:p><text:s text:c="3"/>95</text:p>
          </table:table-cell>
          <table:table-cell office:value-type="float" office:value="2.15" table:style-name="ce78">
            <text:p><text:s text:c="3"/>2.15</text:p>
          </table:table-cell>
          <table:table-cell office:value-type="float" office:value="1417" table:style-name="ce77">
            <text:p>1,417</text:p>
          </table:table-cell>
          <table:table-cell office:value-type="float" office:value="1511" table:style-name="ce77">
            <text:p>1,511</text:p>
          </table:table-cell>
          <table:table-cell office:value-type="float" office:value="5738" table:style-name="ce76">
            <text:p><text:s text:c="3"/>5,738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屏 東 縣</text:p>
          </table:table-cell>
          <table:table-cell office:value-type="float" office:value="284058" table:style-name="ce79">
            <text:p><text:s text:c="3"/>284,058</text:p>
          </table:table-cell>
          <table:table-cell office:value-type="float" office:value="842976" table:style-name="ce79">
            <text:p><text:s text:c="3"/>842,976</text:p>
          </table:table-cell>
          <table:table-cell office:value-type="float" office:value="431936" table:style-name="ce79">
            <text:p><text:s text:c="3"/>431,936</text:p>
          </table:table-cell>
          <table:table-cell office:value-type="float" office:value="411040" table:style-name="ce79">
            <text:p><text:s text:c="3"/>411,040</text:p>
          </table:table-cell>
          <table:table-cell office:value-type="float" office:value="434" table:style-name="ce79">
            <text:p><text:s text:c="3"/>434</text:p>
          </table:table-cell>
          <table:table-cell office:value-type="float" office:value="238" table:style-name="ce77">
            <text:p>238</text:p>
          </table:table-cell>
          <table:table-cell office:value-type="float" office:value="196" table:style-name="ce77">
            <text:p>196</text:p>
          </table:table-cell>
          <table:table-cell office:value-type="float" office:value="6.06" table:style-name="ce78">
            <text:p><text:s text:c="3"/>6.06</text:p>
          </table:table-cell>
          <table:table-cell office:value-type="float" office:value="678" table:style-name="ce79">
            <text:p><text:s text:c="3"/>678</text:p>
          </table:table-cell>
          <table:table-cell office:value-type="float" office:value="416" table:style-name="ce77">
            <text:p>416</text:p>
          </table:table-cell>
          <table:table-cell office:value-type="float" office:value="262" table:style-name="ce77">
            <text:p>262</text:p>
          </table:table-cell>
          <table:table-cell office:value-type="float" office:value="9.4700000000000006" table:style-name="ce78">
            <text:p><text:s text:c="3"/>9.47</text:p>
          </table:table-cell>
          <table:table-cell office:value-type="float" office:value="-244" table:style-name="ce93">
            <text:p>－ <text:s/>244</text:p>
          </table:table-cell>
          <table:table-cell office:value-type="float" office:value="-3.41" table:style-name="ce83">
            <text:p>－ <text:s text:c="2"/>3.41</text:p>
          </table:table-cell>
          <table:table-cell office:value-type="float" office:value="245" table:style-name="ce79">
            <text:p><text:s text:c="3"/>245</text:p>
          </table:table-cell>
          <table:table-cell office:value-type="float" office:value="3.42" table:style-name="ce78">
            <text:p><text:s text:c="3"/>3.42</text:p>
          </table:table-cell>
          <table:table-cell office:value-type="float" office:value="154" table:style-name="ce79">
            <text:p><text:s text:c="3"/>154</text:p>
          </table:table-cell>
          <table:table-cell office:value-type="float" office:value="2.15" table:style-name="ce78">
            <text:p><text:s text:c="3"/>2.15</text:p>
          </table:table-cell>
          <table:table-cell office:value-type="float" office:value="2396" table:style-name="ce77">
            <text:p>2,396</text:p>
          </table:table-cell>
          <table:table-cell office:value-type="float" office:value="2698" table:style-name="ce77">
            <text:p>2,698</text:p>
          </table:table-cell>
          <table:table-cell office:value-type="float" office:value="58386" table:style-name="ce76">
            <text:p><text:s text:c="3"/>58,386</text:p>
          </table:table-cell>
          <table:table-cell office:value-type="string" table:style-name="ce64">
            <text:p><text:s/></text:p>
          </table:table-cell>
          <table:table-cell table:number-columns-repeated="16361"/>
        </table:table-row>
        <table:table-row table:style-name="ro27">
          <table:table-cell office:value-type="string" table:style-name="ce82">
            <text:p>臺 東 縣</text:p>
          </table:table-cell>
          <table:table-cell office:value-type="float" office:value="82307" table:style-name="ce79">
            <text:p><text:s text:c="3"/>82,307</text:p>
          </table:table-cell>
          <table:table-cell office:value-type="float" office:value="222967" table:style-name="ce79">
            <text:p><text:s text:c="3"/>222,967</text:p>
          </table:table-cell>
          <table:table-cell office:value-type="float" office:value="115506" table:style-name="ce79">
            <text:p><text:s text:c="3"/>115,506</text:p>
          </table:table-cell>
          <table:table-cell office:value-type="float" office:value="107461" table:style-name="ce79">
            <text:p><text:s text:c="3"/>107,461</text:p>
          </table:table-cell>
          <table:table-cell office:value-type="float" office:value="124" table:style-name="ce79">
            <text:p><text:s text:c="3"/>124</text:p>
          </table:table-cell>
          <table:table-cell office:value-type="float" office:value="59" table:style-name="ce77">
            <text:p>59</text:p>
          </table:table-cell>
          <table:table-cell office:value-type="float" office:value="65" table:style-name="ce77">
            <text:p>65</text:p>
          </table:table-cell>
          <table:table-cell office:value-type="float" office:value="6.55" table:style-name="ce78">
            <text:p><text:s text:c="3"/>6.55</text:p>
          </table:table-cell>
          <table:table-cell office:value-type="float" office:value="185" table:style-name="ce79">
            <text:p><text:s text:c="3"/>185</text:p>
          </table:table-cell>
          <table:table-cell office:value-type="float" office:value="106" table:style-name="ce77">
            <text:p>106</text:p>
          </table:table-cell>
          <table:table-cell office:value-type="float" office:value="79" table:style-name="ce77">
            <text:p>79</text:p>
          </table:table-cell>
          <table:table-cell office:value-type="float" office:value="9.77" table:style-name="ce78">
            <text:p><text:s text:c="3"/>9.77</text:p>
          </table:table-cell>
          <table:table-cell office:value-type="float" office:value="-61" table:style-name="ce81">
            <text:p>－ <text:s text:c="3"/>61</text:p>
          </table:table-cell>
          <table:table-cell office:value-type="float" office:value="-3.22" table:style-name="ce83">
            <text:p>－ <text:s text:c="2"/>3.22</text:p>
          </table:table-cell>
          <table:table-cell office:value-type="float" office:value="69" table:style-name="ce79">
            <text:p><text:s text:c="3"/>69</text:p>
          </table:table-cell>
          <table:table-cell office:value-type="float" office:value="3.64" table:style-name="ce78">
            <text:p><text:s text:c="3"/>3.64</text:p>
          </table:table-cell>
          <table:table-cell office:value-type="float" office:value="68" table:style-name="ce79">
            <text:p><text:s text:c="3"/>68</text:p>
          </table:table-cell>
          <table:table-cell office:value-type="float" office:value="3.59" table:style-name="ce78">
            <text:p><text:s text:c="3"/>3.59</text:p>
          </table:table-cell>
          <table:table-cell office:value-type="float" office:value="843" table:style-name="ce77">
            <text:p>843</text:p>
          </table:table-cell>
          <table:table-cell office:value-type="float" office:value="840" table:style-name="ce77">
            <text:p>840</text:p>
          </table:table-cell>
          <table:table-cell office:value-type="float" office:value="79261" table:style-name="ce76">
            <text:p><text:s text:c="3"/>79,261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花 蓮 縣</text:p>
          </table:table-cell>
          <table:table-cell office:value-type="float" office:value="124735" table:style-name="ce79">
            <text:p><text:s text:c="3"/>124,735</text:p>
          </table:table-cell>
          <table:table-cell office:value-type="float" office:value="332091" table:style-name="ce79">
            <text:p><text:s text:c="3"/>332,091</text:p>
          </table:table-cell>
          <table:table-cell office:value-type="float" office:value="169513" table:style-name="ce79">
            <text:p><text:s text:c="3"/>169,513</text:p>
          </table:table-cell>
          <table:table-cell office:value-type="float" office:value="162578" table:style-name="ce79">
            <text:p><text:s text:c="3"/>162,578</text:p>
          </table:table-cell>
          <table:table-cell office:value-type="float" office:value="216" table:style-name="ce79">
            <text:p><text:s text:c="3"/>216</text:p>
          </table:table-cell>
          <table:table-cell office:value-type="float" office:value="110" table:style-name="ce77">
            <text:p>110</text:p>
          </table:table-cell>
          <table:table-cell office:value-type="float" office:value="106" table:style-name="ce77">
            <text:p>106</text:p>
          </table:table-cell>
          <table:table-cell office:value-type="float" office:value="7.66" table:style-name="ce78">
            <text:p><text:s text:c="3"/>7.66</text:p>
          </table:table-cell>
          <table:table-cell office:value-type="float" office:value="269" table:style-name="ce79">
            <text:p><text:s text:c="3"/>269</text:p>
          </table:table-cell>
          <table:table-cell office:value-type="float" office:value="162" table:style-name="ce77">
            <text:p>162</text:p>
          </table:table-cell>
          <table:table-cell office:value-type="float" office:value="107" table:style-name="ce77">
            <text:p>107</text:p>
          </table:table-cell>
          <table:table-cell office:value-type="float" office:value="9.5399999999999991" table:style-name="ce78">
            <text:p><text:s text:c="3"/>9.54</text:p>
          </table:table-cell>
          <table:table-cell office:value-type="float" office:value="-53" table:style-name="ce81">
            <text:p>－ <text:s text:c="3"/>53</text:p>
          </table:table-cell>
          <table:table-cell office:value-type="float" office:value="-1.88" table:style-name="ce83">
            <text:p>－ <text:s text:c="2"/>1.88</text:p>
          </table:table-cell>
          <table:table-cell office:value-type="float" office:value="123" table:style-name="ce79">
            <text:p><text:s text:c="3"/>123</text:p>
          </table:table-cell>
          <table:table-cell office:value-type="float" office:value="4.3600000000000003" table:style-name="ce78">
            <text:p><text:s text:c="3"/>4.36</text:p>
          </table:table-cell>
          <table:table-cell office:value-type="float" office:value="72" table:style-name="ce79">
            <text:p><text:s text:c="3"/>72</text:p>
          </table:table-cell>
          <table:table-cell office:value-type="float" office:value="2.5499999999999998" table:style-name="ce78">
            <text:p><text:s text:c="3"/>2.55</text:p>
          </table:table-cell>
          <table:table-cell office:value-type="float" office:value="1588" table:style-name="ce77">
            <text:p>1,588</text:p>
          </table:table-cell>
          <table:table-cell office:value-type="float" office:value="1686" table:style-name="ce77">
            <text:p>1,686</text:p>
          </table:table-cell>
          <table:table-cell office:value-type="float" office:value="91820" table:style-name="ce76">
            <text:p><text:s text:c="3"/>91,820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澎 湖 縣</text:p>
          </table:table-cell>
          <table:table-cell office:value-type="float" office:value="38005" table:style-name="ce79">
            <text:p><text:s text:c="3"/>38,005</text:p>
          </table:table-cell>
          <table:table-cell office:value-type="float" office:value="101734" table:style-name="ce79">
            <text:p><text:s text:c="3"/>101,734</text:p>
          </table:table-cell>
          <table:table-cell office:value-type="float" office:value="52421" table:style-name="ce79">
            <text:p><text:s text:c="3"/>52,421</text:p>
          </table:table-cell>
          <table:table-cell office:value-type="float" office:value="49313" table:style-name="ce79">
            <text:p><text:s text:c="3"/>49,313</text:p>
          </table:table-cell>
          <table:table-cell office:value-type="float" office:value="69" table:style-name="ce79">
            <text:p><text:s text:c="3"/>69</text:p>
          </table:table-cell>
          <table:table-cell office:value-type="float" office:value="37" table:style-name="ce77">
            <text:p>37</text:p>
          </table:table-cell>
          <table:table-cell office:value-type="float" office:value="32" table:style-name="ce77">
            <text:p>32</text:p>
          </table:table-cell>
          <table:table-cell office:value-type="float" office:value="7.98" table:style-name="ce78">
            <text:p><text:s text:c="3"/>7.98</text:p>
          </table:table-cell>
          <table:table-cell office:value-type="float" office:value="67" table:style-name="ce79">
            <text:p><text:s text:c="3"/>67</text:p>
          </table:table-cell>
          <table:table-cell office:value-type="float" office:value="36" table:style-name="ce77">
            <text:p>36</text:p>
          </table:table-cell>
          <table:table-cell office:value-type="float" office:value="31" table:style-name="ce77">
            <text:p>31</text:p>
          </table:table-cell>
          <table:table-cell office:value-type="float" office:value="7.75" table:style-name="ce78">
            <text:p><text:s text:c="3"/>7.75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0.23" table:style-name="ce83">
            <text:p><text:s text:c="4"/>0.23</text:p>
          </table:table-cell>
          <table:table-cell office:value-type="float" office:value="27" table:style-name="ce79">
            <text:p><text:s text:c="3"/>27</text:p>
          </table:table-cell>
          <table:table-cell office:value-type="float" office:value="3.12" table:style-name="ce78">
            <text:p><text:s text:c="3"/>3.12</text:p>
          </table:table-cell>
          <table:table-cell office:value-type="float" office:value="19" table:style-name="ce79">
            <text:p><text:s text:c="3"/>19</text:p>
          </table:table-cell>
          <table:table-cell office:value-type="float" office:value="2.2000000000000002" table:style-name="ce78">
            <text:p><text:s text:c="3"/>2.20</text:p>
          </table:table-cell>
          <table:table-cell office:value-type="float" office:value="421" table:style-name="ce77">
            <text:p>421</text:p>
          </table:table-cell>
          <table:table-cell office:value-type="float" office:value="466" table:style-name="ce77">
            <text:p>466</text:p>
          </table:table-cell>
          <table:table-cell office:value-type="float" office:value="442" table:style-name="ce76">
            <text:p><text:s text:c="3"/>442</text:p>
          </table:table-cell>
          <table:table-cell table:number-columns-repeated="16362" table:style-name="ce64"/>
        </table:table-row>
        <table:table-row table:style-name="ro28">
          <table:table-cell office:value-type="string" table:style-name="ce82">
            <text:p>基 隆 市</text:p>
          </table:table-cell>
          <table:table-cell office:value-type="float" office:value="151091" table:style-name="ce79">
            <text:p><text:s text:c="3"/>151,091</text:p>
          </table:table-cell>
          <table:table-cell office:value-type="float" office:value="372604" table:style-name="ce79">
            <text:p><text:s text:c="3"/>372,604</text:p>
          </table:table-cell>
          <table:table-cell office:value-type="float" office:value="187205" table:style-name="ce79">
            <text:p><text:s text:c="3"/>187,205</text:p>
          </table:table-cell>
          <table:table-cell office:value-type="float" office:value="185399" table:style-name="ce79">
            <text:p><text:s text:c="3"/>185,399</text:p>
          </table:table-cell>
          <table:table-cell office:value-type="float" office:value="184" table:style-name="ce79">
            <text:p><text:s text:c="3"/>184</text:p>
          </table:table-cell>
          <table:table-cell office:value-type="float" office:value="98" table:style-name="ce77">
            <text:p>98</text:p>
          </table:table-cell>
          <table:table-cell office:value-type="float" office:value="86" table:style-name="ce77">
            <text:p>86</text:p>
          </table:table-cell>
          <table:table-cell office:value-type="float" office:value="5.81" table:style-name="ce78">
            <text:p><text:s text:c="3"/>5.81</text:p>
          </table:table-cell>
          <table:table-cell office:value-type="float" office:value="191" table:style-name="ce79">
            <text:p><text:s text:c="3"/>191</text:p>
          </table:table-cell>
          <table:table-cell office:value-type="float" office:value="111" table:style-name="ce77">
            <text:p>111</text:p>
          </table:table-cell>
          <table:table-cell office:value-type="float" office:value="80" table:style-name="ce77">
            <text:p>80</text:p>
          </table:table-cell>
          <table:table-cell office:value-type="float" office:value="6.04" table:style-name="ce78">
            <text:p><text:s text:c="3"/>6.04</text:p>
          </table:table-cell>
          <table:table-cell office:value-type="float" office:value="-7" table:style-name="ce81">
            <text:p>－ <text:s text:c="3"/>7</text:p>
          </table:table-cell>
          <table:table-cell office:value-type="float" office:value="-0.22" table:style-name="ce83">
            <text:p>－ <text:s text:c="2"/>0.22</text:p>
          </table:table-cell>
          <table:table-cell office:value-type="float" office:value="109" table:style-name="ce79">
            <text:p><text:s text:c="3"/>109</text:p>
          </table:table-cell>
          <table:table-cell office:value-type="float" office:value="3.44" table:style-name="ce78">
            <text:p><text:s text:c="3"/>3.44</text:p>
          </table:table-cell>
          <table:table-cell office:value-type="float" office:value="80" table:style-name="ce79">
            <text:p><text:s text:c="3"/>80</text:p>
          </table:table-cell>
          <table:table-cell office:value-type="float" office:value="2.5299999999999998" table:style-name="ce78">
            <text:p><text:s text:c="3"/>2.53</text:p>
          </table:table-cell>
          <table:table-cell office:value-type="float" office:value="1697" table:style-name="ce77">
            <text:p>1,697</text:p>
          </table:table-cell>
          <table:table-cell office:value-type="float" office:value="1706" table:style-name="ce77">
            <text:p>1,706</text:p>
          </table:table-cell>
          <table:table-cell office:value-type="float" office:value="9078" table:style-name="ce76">
            <text:p><text:s text:c="3"/>9,078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新 竹 市</text:p>
          </table:table-cell>
          <table:table-cell office:value-type="float" office:value="156725" table:style-name="ce79">
            <text:p><text:s text:c="3"/>156,725</text:p>
          </table:table-cell>
          <table:table-cell office:value-type="float" office:value="433091" table:style-name="ce79">
            <text:p><text:s text:c="3"/>433,091</text:p>
          </table:table-cell>
          <table:table-cell office:value-type="float" office:value="214362" table:style-name="ce79">
            <text:p><text:s text:c="3"/>214,362</text:p>
          </table:table-cell>
          <table:table-cell office:value-type="float" office:value="218729" table:style-name="ce79">
            <text:p><text:s text:c="3"/>218,729</text:p>
          </table:table-cell>
          <table:table-cell office:value-type="float" office:value="407" table:style-name="ce79">
            <text:p><text:s text:c="3"/>407</text:p>
          </table:table-cell>
          <table:table-cell office:value-type="float" office:value="216" table:style-name="ce77">
            <text:p>216</text:p>
          </table:table-cell>
          <table:table-cell office:value-type="float" office:value="191" table:style-name="ce77">
            <text:p>191</text:p>
          </table:table-cell>
          <table:table-cell office:value-type="float" office:value="11.07" table:style-name="ce78">
            <text:p><text:s text:c="3"/>11.07</text:p>
          </table:table-cell>
          <table:table-cell office:value-type="float" office:value="191" table:style-name="ce79">
            <text:p><text:s text:c="3"/>191</text:p>
          </table:table-cell>
          <table:table-cell office:value-type="float" office:value="107" table:style-name="ce77">
            <text:p>107</text:p>
          </table:table-cell>
          <table:table-cell office:value-type="float" office:value="84" table:style-name="ce77">
            <text:p>84</text:p>
          </table:table-cell>
          <table:table-cell office:value-type="float" office:value="5.19" table:style-name="ce78">
            <text:p><text:s text:c="3"/>5.19</text:p>
          </table:table-cell>
          <table:table-cell office:value-type="float" office:value="216" table:style-name="ce81">
            <text:p><text:s text:c="3"/>216</text:p>
          </table:table-cell>
          <table:table-cell office:value-type="float" office:value="5.87" table:style-name="ce83">
            <text:p><text:s text:c="4"/>5.87</text:p>
          </table:table-cell>
          <table:table-cell office:value-type="float" office:value="145" table:style-name="ce79">
            <text:p><text:s text:c="3"/>145</text:p>
          </table:table-cell>
          <table:table-cell office:value-type="float" office:value="3.94" table:style-name="ce78">
            <text:p><text:s text:c="3"/>3.94</text:p>
          </table:table-cell>
          <table:table-cell office:value-type="float" office:value="77" table:style-name="ce79">
            <text:p><text:s text:c="3"/>77</text:p>
          </table:table-cell>
          <table:table-cell office:value-type="float" office:value="2.09" table:style-name="ce78">
            <text:p><text:s text:c="3"/>2.09</text:p>
          </table:table-cell>
          <table:table-cell office:value-type="float" office:value="1855" table:style-name="ce77">
            <text:p>1,855</text:p>
          </table:table-cell>
          <table:table-cell office:value-type="float" office:value="1946" table:style-name="ce77">
            <text:p>1,946</text:p>
          </table:table-cell>
          <table:table-cell office:value-type="float" office:value="3801" table:style-name="ce76">
            <text:p><text:s text:c="3"/>3,801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嘉 義 市</text:p>
          </table:table-cell>
          <table:table-cell office:value-type="float" office:value="98717" table:style-name="ce79">
            <text:p><text:s text:c="3"/>98,717</text:p>
          </table:table-cell>
          <table:table-cell office:value-type="float" office:value="270656" table:style-name="ce79">
            <text:p><text:s text:c="3"/>270,656</text:p>
          </table:table-cell>
          <table:table-cell office:value-type="float" office:value="132163" table:style-name="ce79">
            <text:p><text:s text:c="3"/>132,163</text:p>
          </table:table-cell>
          <table:table-cell office:value-type="float" office:value="138493" table:style-name="ce79">
            <text:p><text:s text:c="3"/>138,493</text:p>
          </table:table-cell>
          <table:table-cell office:value-type="float" office:value="185" table:style-name="ce79">
            <text:p><text:s text:c="3"/>185</text:p>
          </table:table-cell>
          <table:table-cell office:value-type="float" office:value="94" table:style-name="ce77">
            <text:p>94</text:p>
          </table:table-cell>
          <table:table-cell office:value-type="float" office:value="91" table:style-name="ce77">
            <text:p>91</text:p>
          </table:table-cell>
          <table:table-cell office:value-type="float" office:value="8.0500000000000007" table:style-name="ce78">
            <text:p><text:s text:c="3"/>8.05</text:p>
          </table:table-cell>
          <table:table-cell office:value-type="float" office:value="164" table:style-name="ce79">
            <text:p><text:s text:c="3"/>164</text:p>
          </table:table-cell>
          <table:table-cell office:value-type="float" office:value="93" table:style-name="ce77">
            <text:p>93</text:p>
          </table:table-cell>
          <table:table-cell office:value-type="float" office:value="71" table:style-name="ce77">
            <text:p>71</text:p>
          </table:table-cell>
          <table:table-cell office:value-type="float" office:value="7.13" table:style-name="ce78">
            <text:p><text:s text:c="3"/>7.13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0.91" table:style-name="ce83">
            <text:p><text:s text:c="4"/>0.91</text:p>
          </table:table-cell>
          <table:table-cell office:value-type="float" office:value="65" table:style-name="ce79">
            <text:p><text:s text:c="3"/>65</text:p>
          </table:table-cell>
          <table:table-cell office:value-type="float" office:value="2.83" table:style-name="ce78">
            <text:p><text:s text:c="3"/>2.83</text:p>
          </table:table-cell>
          <table:table-cell office:value-type="float" office:value="55" table:style-name="ce79">
            <text:p><text:s text:c="3"/>55</text:p>
          </table:table-cell>
          <table:table-cell office:value-type="float" office:value="2.39" table:style-name="ce78">
            <text:p><text:s text:c="3"/>2.39</text:p>
          </table:table-cell>
          <table:table-cell office:value-type="float" office:value="1038" table:style-name="ce77">
            <text:p>1,038</text:p>
          </table:table-cell>
          <table:table-cell office:value-type="float" office:value="1135" table:style-name="ce77">
            <text:p>1,135</text:p>
          </table:table-cell>
          <table:table-cell office:value-type="float" office:value="999" table:style-name="ce76">
            <text:p><text:s text:c="3"/>999</text:p>
          </table:table-cell>
          <table:table-cell table:number-columns-repeated="16362" table:style-name="ce64"/>
        </table:table-row>
        <table:table-row table:style-name="ro29">
          <table:table-cell office:value-type="string" table:style-name="ce91">
            <text:p>福 <text:s/>建 <text:s/>省</text:p>
          </table:table-cell>
          <table:table-cell office:value-type="float" office:value="40888" table:style-name="ce88">
            <text:p><text:s text:c="3"/>40,888</text:p>
          </table:table-cell>
          <table:table-cell office:value-type="float" office:value="143623" table:style-name="ce88">
            <text:p><text:s text:c="3"/>143,623</text:p>
          </table:table-cell>
          <table:table-cell office:value-type="float" office:value="72875" table:style-name="ce88">
            <text:p><text:s text:c="3"/>72,875</text:p>
          </table:table-cell>
          <table:table-cell office:value-type="float" office:value="70748" table:style-name="ce88">
            <text:p><text:s text:c="3"/>70,748</text:p>
          </table:table-cell>
          <table:table-cell office:value-type="float" office:value="110" table:style-name="ce88">
            <text:p><text:s text:c="3"/>110</text:p>
          </table:table-cell>
          <table:table-cell office:value-type="float" office:value="63" table:style-name="ce36">
            <text:p>63</text:p>
          </table:table-cell>
          <table:table-cell office:value-type="float" office:value="47" table:style-name="ce36">
            <text:p>47</text:p>
          </table:table-cell>
          <table:table-cell office:value-type="float" office:value="9.0399999999999991" table:style-name="ce87">
            <text:p><text:s text:c="3"/>9.04</text:p>
          </table:table-cell>
          <table:table-cell office:value-type="float" office:value="57" table:style-name="ce88">
            <text:p><text:s text:c="3"/>57</text:p>
          </table:table-cell>
          <table:table-cell office:value-type="float" office:value="34" table:style-name="ce36">
            <text:p>34</text:p>
          </table:table-cell>
          <table:table-cell office:value-type="float" office:value="23" table:style-name="ce36">
            <text:p>23</text:p>
          </table:table-cell>
          <table:table-cell office:value-type="float" office:value="4.68" table:style-name="ce87">
            <text:p><text:s text:c="3"/>4.68</text:p>
          </table:table-cell>
          <table:table-cell office:value-type="float" office:value="53" table:style-name="ce90">
            <text:p><text:s text:c="3"/>53</text:p>
          </table:table-cell>
          <table:table-cell office:value-type="float" office:value="4.3499999999999996" table:style-name="ce89">
            <text:p><text:s text:c="4"/>4.35</text:p>
          </table:table-cell>
          <table:table-cell office:value-type="float" office:value="41" table:style-name="ce88">
            <text:p><text:s text:c="3"/>41</text:p>
          </table:table-cell>
          <table:table-cell office:value-type="float" office:value="3.37" table:style-name="ce87">
            <text:p><text:s text:c="3"/>3.37</text:p>
          </table:table-cell>
          <table:table-cell office:value-type="float" office:value="24" table:style-name="ce88">
            <text:p><text:s text:c="3"/>24</text:p>
          </table:table-cell>
          <table:table-cell office:value-type="float" office:value="1.97" table:style-name="ce87">
            <text:p><text:s text:c="3"/>1.97</text:p>
          </table:table-cell>
          <table:table-cell office:value-type="float" office:value="1255" table:style-name="ce36">
            <text:p>1,255</text:p>
          </table:table-cell>
          <table:table-cell office:value-type="float" office:value="652" table:style-name="ce36">
            <text:p>652</text:p>
          </table:table-cell>
          <table:table-cell office:value-type="float" office:value="1112" table:style-name="ce86">
            <text:p><text:s text:c="3"/>1,112</text:p>
          </table:table-cell>
          <table:table-cell table:number-columns-repeated="16362" table:style-name="ce85"/>
        </table:table-row>
        <table:table-row table:style-name="ro21">
          <table:table-cell office:value-type="string" table:style-name="ce82">
            <text:p>金 門 縣</text:p>
          </table:table-cell>
          <table:table-cell office:value-type="float" office:value="38371" table:style-name="ce84">
            <text:p><text:s text:c="3"/>38,371</text:p>
          </table:table-cell>
          <table:table-cell office:value-type="float" office:value="131099" table:style-name="ce79">
            <text:p><text:s text:c="3"/>131,099</text:p>
          </table:table-cell>
          <table:table-cell office:value-type="float" office:value="65734" table:style-name="ce79">
            <text:p><text:s text:c="3"/>65,734</text:p>
          </table:table-cell>
          <table:table-cell office:value-type="float" office:value="65365" table:style-name="ce79">
            <text:p><text:s text:c="3"/>65,365</text:p>
          </table:table-cell>
          <table:table-cell office:value-type="float" office:value="101" table:style-name="ce79">
            <text:p><text:s text:c="3"/>101</text:p>
          </table:table-cell>
          <table:table-cell office:value-type="float" office:value="57" table:style-name="ce77">
            <text:p>57</text:p>
          </table:table-cell>
          <table:table-cell office:value-type="float" office:value="44" table:style-name="ce77">
            <text:p>44</text:p>
          </table:table-cell>
          <table:table-cell office:value-type="float" office:value="9.09" table:style-name="ce78">
            <text:p><text:s text:c="3"/>9.09</text:p>
          </table:table-cell>
          <table:table-cell office:value-type="float" office:value="53" table:style-name="ce79">
            <text:p><text:s text:c="3"/>53</text:p>
          </table:table-cell>
          <table:table-cell office:value-type="float" office:value="32" table:style-name="ce77">
            <text:p>32</text:p>
          </table:table-cell>
          <table:table-cell office:value-type="float" office:value="21" table:style-name="ce77">
            <text:p>21</text:p>
          </table:table-cell>
          <table:table-cell office:value-type="float" office:value="4.7699999999999996" table:style-name="ce78">
            <text:p><text:s text:c="3"/>4.77</text:p>
          </table:table-cell>
          <table:table-cell office:value-type="float" office:value="48" table:style-name="ce81">
            <text:p><text:s text:c="3"/>48</text:p>
          </table:table-cell>
          <table:table-cell office:value-type="float" office:value="4.32" table:style-name="ce83">
            <text:p><text:s text:c="4"/>4.32</text:p>
          </table:table-cell>
          <table:table-cell office:value-type="float" office:value="37" table:style-name="ce79">
            <text:p><text:s text:c="3"/>37</text:p>
          </table:table-cell>
          <table:table-cell office:value-type="float" office:value="3.33" table:style-name="ce78">
            <text:p><text:s text:c="3"/>3.33</text:p>
          </table:table-cell>
          <table:table-cell office:value-type="float" office:value="21" table:style-name="ce79">
            <text:p><text:s text:c="3"/>21</text:p>
          </table:table-cell>
          <table:table-cell office:value-type="float" office:value="1.89" table:style-name="ce78">
            <text:p><text:s text:c="3"/>1.89</text:p>
          </table:table-cell>
          <table:table-cell office:value-type="float" office:value="1141" table:style-name="ce77">
            <text:p>1,141</text:p>
          </table:table-cell>
          <table:table-cell office:value-type="float" office:value="551" table:style-name="ce77">
            <text:p>551</text:p>
          </table:table-cell>
          <table:table-cell office:value-type="float" office:value="929" table:style-name="ce76">
            <text:p><text:s text:c="3"/>929</text:p>
          </table:table-cell>
          <table:table-cell table:number-columns-repeated="16362" table:style-name="ce64"/>
        </table:table-row>
        <table:table-row table:style-name="ro30">
          <table:table-cell office:value-type="string" table:style-name="ce82">
            <text:p>連 江 縣</text:p>
          </table:table-cell>
          <table:table-cell office:value-type="float" office:value="2517" table:style-name="ce79">
            <text:p><text:s text:c="3"/>2,517</text:p>
          </table:table-cell>
          <table:table-cell office:value-type="float" office:value="12524" table:style-name="ce79">
            <text:p><text:s text:c="3"/>12,524</text:p>
          </table:table-cell>
          <table:table-cell office:value-type="float" office:value="7141" table:style-name="ce79">
            <text:p><text:s text:c="3"/>7,141</text:p>
          </table:table-cell>
          <table:table-cell office:value-type="float" office:value="5383" table:style-name="ce79">
            <text:p><text:s text:c="3"/>5,383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6" table:style-name="ce77">
            <text:p>6</text:p>
          </table:table-cell>
          <table:table-cell office:value-type="float" office:value="3" table:style-name="ce77">
            <text:p>3</text:p>
          </table:table-cell>
          <table:table-cell office:value-type="float" office:value="8.4700000000000006" table:style-name="ce78">
            <text:p><text:s text:c="3"/>8.47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2" table:style-name="ce77">
            <text:p>2</text:p>
          </table:table-cell>
          <table:table-cell office:value-type="float" office:value="2" table:style-name="ce77">
            <text:p>2</text:p>
          </table:table-cell>
          <table:table-cell office:value-type="float" office:value="3.76" table:style-name="ce78">
            <text:p><text:s text:c="3"/>3.76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4.7" table:style-name="ce80">
            <text:p>4.70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3.76" table:style-name="ce78">
            <text:p><text:s text:c="3"/>3.76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2.82" table:style-name="ce78">
            <text:p><text:s text:c="3"/>2.82</text:p>
          </table:table-cell>
          <table:table-cell office:value-type="float" office:value="114" table:style-name="ce77">
            <text:p>114</text:p>
          </table:table-cell>
          <table:table-cell office:value-type="float" office:value="101" table:style-name="ce77">
            <text:p>101</text:p>
          </table:table-cell>
          <table:table-cell office:value-type="float" office:value="183" table:style-name="ce76">
            <text:p><text:s text:c="3"/>183</text:p>
          </table:table-cell>
          <table:table-cell table:number-columns-repeated="16362" table:style-name="ce64"/>
        </table:table-row>
        <table:table-row table:style-name="ro31">
          <table:table-cell table:style-name="ce75"/>
          <table:table-cell table:number-columns-repeated="7" table:style-name="ce74"/>
          <table:table-cell table:style-name="ce73"/>
          <table:table-cell table:number-columns-repeated="3" table:style-name="ce74"/>
          <table:table-cell table:style-name="ce73"/>
          <table:table-cell table:style-name="ce74"/>
          <table:table-cell table:style-name="ce73"/>
          <table:table-cell table:style-name="ce74"/>
          <table:table-cell table:style-name="ce73"/>
          <table:table-cell table:style-name="ce72"/>
          <table:table-cell table:number-columns-repeated="3" table:style-name="ce71"/>
          <table:table-cell table:style-name="ce70"/>
          <table:table-cell table:number-columns-repeated="16362" table:style-name="ce64"/>
        </table:table-row>
        <table:table-row table:style-name="ro3">
          <table:table-cell office:value-type="string" table:style-name="ce69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"/>
          <table:table-cell table:number-columns-repeated="3" table:style-name="ce64"/>
          <table:table-cell table:style-name="ce5"/>
          <table:table-cell table:style-name="ce4"/>
          <table:table-cell table:style-name="ce64"/>
          <table:table-cell table:style-name="ce4"/>
          <table:table-cell table:number-columns-repeated="2" table:style-name="ce5"/>
          <table:table-cell table:number-columns-repeated="3" table:style-name="ce64"/>
          <table:table-cell office:value-type="string" table:style-name="ce68">
            <text:p><text:s text:c="16"/><text:span text:style-name="T7">內</text:span><text:s/><text:span text:style-name="T7">政</text:span><text:s/><text:span text:style-name="T7">部</text:span><text:s/><text:span text:style-name="T7">戶</text:span><text:s/><text:span text:style-name="T7">政</text:span><text:s/><text:span text:style-name="T7">司</text:span><text:s text:c="2"/><text:span text:style-name="T7">民</text:span><text:s/><text:span text:style-name="T7">國</text:span><text:s/>104<text:s/><text:span text:style-name="T7">年</text:span><text:s/>9<text:s/><text:span text:style-name="T7">月</text:span><text:s/>4<text:s/><text:span text:style-name="T7">日</text:span><text:s/><text:span text:style-name="T7">編製</text:span></text:p>
          </table:table-cell>
          <table:table-cell table:number-columns-repeated="16362"/>
        </table:table-row>
        <table:table-row table:style-name="ro32">
          <table:table-cell table:style-name="ce67"/>
          <table:table-cell table:number-columns-repeated="17" table:style-name="ce64"/>
          <table:table-cell table:number-columns-repeated="3" table:style-name="ce66"/>
          <table:table-cell table:number-columns-repeated="16363" table:style-name="ce64"/>
        </table:table-row>
        <table:table-row table:style-name="ro32">
          <table:table-cell table:style-name="ce65"/>
          <table:table-cell table:number-columns-repeated="16383" table:style-name="ce64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35"/>
        <table:table-column table:style-name="co26" table:default-cell-style-name="ce135"/>
        <table:table-column table:style-name="co1" table:default-cell-style-name="ce135"/>
        <table:table-column table:style-name="co27" table:default-cell-style-name="ce135"/>
        <table:table-column table:style-name="co28" table:default-cell-style-name="ce135"/>
        <table:table-column table:style-name="co6" table:default-cell-style-name="ce135"/>
        <table:table-column table:style-name="co9" table:number-columns-repeated="2" table:default-cell-style-name="ce135"/>
        <table:table-column table:style-name="co29" table:default-cell-style-name="ce135"/>
        <table:table-column table:style-name="co26" table:default-cell-style-name="ce135"/>
        <table:table-column table:style-name="co23" table:default-cell-style-name="ce135"/>
        <table:table-column table:style-name="co6" table:default-cell-style-name="ce135"/>
        <table:table-column table:style-name="co30" table:default-cell-style-name="ce135"/>
        <table:table-column table:style-name="co23" table:default-cell-style-name="ce135"/>
        <table:table-column table:style-name="co3" table:default-cell-style-name="ce135"/>
        <table:table-column table:style-name="co9" table:default-cell-style-name="ce135"/>
        <table:table-column table:style-name="co31" table:default-cell-style-name="ce135"/>
        <table:table-column table:style-name="co26" table:default-cell-style-name="ce135"/>
        <table:table-column table:style-name="co6" table:default-cell-style-name="ce135"/>
        <table:table-column table:style-name="co9" table:default-cell-style-name="ce135"/>
        <table:table-column table:style-name="co32" table:default-cell-style-name="ce135"/>
        <table:table-column table:style-name="co27" table:default-cell-style-name="ce135"/>
        <table:table-column table:style-name="co12" table:default-cell-style-name="ce135"/>
        <table:table-column table:style-name="co3" table:default-cell-style-name="ce135"/>
        <table:table-column table:style-name="co32" table:default-cell-style-name="ce135"/>
        <table:table-column table:style-name="co33" table:default-cell-style-name="ce135"/>
        <table:table-column table:style-name="co34" table:number-columns-repeated="16358" table:default-cell-style-name="ce135"/>
        <table:table-row table:style-name="ro23">
          <table:table-cell office:value-type="string" table:number-columns-spanned="25" table:number-rows-spanned="1" table:style-name="ce226">
            <text:p>各 縣 市 人 口 年 齡 結 構 統 計 表</text:p>
          </table:table-cell>
          <table:covered-table-cell table:number-columns-repeated="24"/>
          <table:table-cell table:number-columns-repeated="16359" table:style-name="ce135"/>
        </table:table-row>
        <table:table-row table:style-name="ro33">
          <table:table-cell table:style-name="ce178"/>
          <table:table-cell table:number-columns-repeated="8" table:style-name="ce175"/>
          <table:table-cell table:style-name="ce135"/>
          <table:table-cell office:value-type="string" table:style-name="ce177">
            <text:p>中 華 民 國 104 年 8 月 底</text:p>
          </table:table-cell>
          <table:table-cell table:style-name="ce176"/>
          <table:table-cell table:number-columns-repeated="9" table:style-name="ce175"/>
          <table:table-cell table:number-columns-repeated="3" table:style-name="ce135"/>
          <table:table-cell office:value-type="string" table:style-name="ce174">
            <text:p>單位：人；％</text:p>
          </table:table-cell>
          <table:table-cell table:number-columns-repeated="16359" table:style-name="ce135"/>
        </table:table-row>
        <table:table-row table:style-name="ro34">
          <table:table-cell office:value-type="string" table:number-columns-spanned="1" table:number-rows-spanned="3" table:style-name="ce253">
            <text:p>區域別</text:p>
          </table:table-cell>
          <table:table-cell office:value-type="string" table:number-columns-spanned="4" table:number-rows-spanned="2" table:style-name="ce25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1">
            <text:p>20歲以上</text:p>
          </table:table-cell>
          <table:covered-table-cell table:number-columns-repeated="3"/>
          <table:table-cell table:number-columns-repeated="16359" table:style-name="ce148"/>
        </table:table-row>
        <table:table-row table:style-name="ro3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8"/>
        </table:table-row>
        <table:table-row table:style-name="ro36">
          <table:covered-table-cell/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1">
            <text:p>％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70">
            <text:p>總 <text:s text:c="5"/>計</text:p>
          </table:table-cell>
          <table:table-cell office:value-type="float" office:value="23465003" table:style-name="ce169">
            <text:p>23,465,003</text:p>
          </table:table-cell>
          <table:table-cell office:value-type="float" office:value="11703598" table:style-name="ce167">
            <text:p>11,703,598</text:p>
          </table:table-cell>
          <table:table-cell office:value-type="float" office:value="11761405" table:style-name="ce167">
            <text:p>11,761,405</text:p>
          </table:table-cell>
          <table:table-cell office:value-type="float" office:value="100" table:style-name="ce168">
            <text:p>100.00</text:p>
          </table:table-cell>
          <table:table-cell office:value-type="float" office:value="3221479" table:style-name="ce167">
            <text:p>3,221,479</text:p>
          </table:table-cell>
          <table:table-cell office:value-type="float" office:value="1678163" table:style-name="ce167">
            <text:p>1,678,163</text:p>
          </table:table-cell>
          <table:table-cell office:value-type="float" office:value="1543316" table:style-name="ce167">
            <text:p>1,543,316</text:p>
          </table:table-cell>
          <table:table-cell office:value-type="float" office:value="13.73" table:style-name="ce168">
            <text:p>13.73</text:p>
          </table:table-cell>
          <table:table-cell office:value-type="float" office:value="17361633" table:style-name="ce167">
            <text:p>17,361,633</text:p>
          </table:table-cell>
          <table:table-cell office:value-type="float" office:value="8688712" table:style-name="ce167">
            <text:p>8,688,712</text:p>
          </table:table-cell>
          <table:table-cell office:value-type="float" office:value="8672921" table:style-name="ce167">
            <text:p>8,672,921</text:p>
          </table:table-cell>
          <table:table-cell office:value-type="float" office:value="73.989999999999995" table:style-name="ce168">
            <text:p>73.99</text:p>
          </table:table-cell>
          <table:table-cell office:value-type="float" office:value="2881891" table:style-name="ce167">
            <text:p>2,881,891</text:p>
          </table:table-cell>
          <table:table-cell office:value-type="float" office:value="1336723" table:style-name="ce167">
            <text:p>1,336,723</text:p>
          </table:table-cell>
          <table:table-cell office:value-type="float" office:value="1545168" table:style-name="ce167">
            <text:p>1,545,168</text:p>
          </table:table-cell>
          <table:table-cell office:value-type="float" office:value="12.28" table:style-name="ce168">
            <text:p>12.28</text:p>
          </table:table-cell>
          <table:table-cell office:value-type="float" office:value="10755070" table:style-name="ce167">
            <text:p>10,755,070</text:p>
          </table:table-cell>
          <table:table-cell office:value-type="float" office:value="5403062" table:style-name="ce167">
            <text:p>5,403,062</text:p>
          </table:table-cell>
          <table:table-cell office:value-type="float" office:value="5352008" table:style-name="ce167">
            <text:p>5,352,008</text:p>
          </table:table-cell>
          <table:table-cell office:value-type="float" office:value="45.83" table:style-name="ce168">
            <text:p>45.83</text:p>
          </table:table-cell>
          <table:table-cell office:value-type="float" office:value="18738325" table:style-name="ce167">
            <text:p>18,738,325</text:p>
          </table:table-cell>
          <table:table-cell office:value-type="float" office:value="9241911" table:style-name="ce167">
            <text:p>9,241,911</text:p>
          </table:table-cell>
          <table:table-cell office:value-type="float" office:value="9496414" table:style-name="ce167">
            <text:p>9,496,414</text:p>
          </table:table-cell>
          <table:table-cell office:value-type="float" office:value="79.86" table:style-name="ce166">
            <text:p>79.86</text:p>
          </table:table-cell>
          <table:table-cell table:style-name="ce165"/>
          <table:table-cell table:number-columns-repeated="16358" table:style-name="ce164"/>
        </table:table-row>
        <table:table-row table:style-name="ro22">
          <table:table-cell office:value-type="string" table:style-name="ce162">
            <text:p>新 北 市</text:p>
          </table:table-cell>
          <table:table-cell office:value-type="float" office:value="3966533" table:style-name="ce163">
            <text:p>3,966,533</text:p>
          </table:table-cell>
          <table:table-cell office:value-type="float" office:value="1950169" table:style-name="ce157">
            <text:p>1,950,169</text:p>
          </table:table-cell>
          <table:table-cell office:value-type="float" office:value="2016364" table:style-name="ce157">
            <text:p>2,016,364</text:p>
          </table:table-cell>
          <table:table-cell office:value-type="float" office:value="100" table:style-name="ce158">
            <text:p>100.00</text:p>
          </table:table-cell>
          <table:table-cell office:value-type="float" office:value="523352" table:style-name="ce157">
            <text:p>523,352</text:p>
          </table:table-cell>
          <table:table-cell office:value-type="float" office:value="272578" table:style-name="ce157">
            <text:p>272,578</text:p>
          </table:table-cell>
          <table:table-cell office:value-type="float" office:value="250774" table:style-name="ce157">
            <text:p>250,774</text:p>
          </table:table-cell>
          <table:table-cell office:value-type="float" office:value="13.19" table:style-name="ce158">
            <text:p>13.19</text:p>
          </table:table-cell>
          <table:table-cell office:value-type="float" office:value="3025929" table:style-name="ce157">
            <text:p>3,025,929</text:p>
          </table:table-cell>
          <table:table-cell office:value-type="float" office:value="1483641" table:style-name="ce157">
            <text:p>1,483,641</text:p>
          </table:table-cell>
          <table:table-cell office:value-type="float" office:value="1542288" table:style-name="ce157">
            <text:p>1,542,288</text:p>
          </table:table-cell>
          <table:table-cell office:value-type="float" office:value="76.290000000000006" table:style-name="ce158">
            <text:p>76.29</text:p>
          </table:table-cell>
          <table:table-cell office:value-type="float" office:value="417252" table:style-name="ce157">
            <text:p>417,252</text:p>
          </table:table-cell>
          <table:table-cell office:value-type="float" office:value="193950" table:style-name="ce157">
            <text:p>193,950</text:p>
          </table:table-cell>
          <table:table-cell office:value-type="float" office:value="223302" table:style-name="ce157">
            <text:p>223,302</text:p>
          </table:table-cell>
          <table:table-cell office:value-type="float" office:value="10.52" table:style-name="ce158">
            <text:p>10.52</text:p>
          </table:table-cell>
          <table:table-cell office:value-type="float" office:value="1874408" table:style-name="ce157">
            <text:p>1,874,408</text:p>
          </table:table-cell>
          <table:table-cell office:value-type="float" office:value="931195" table:style-name="ce157">
            <text:p>931,195</text:p>
          </table:table-cell>
          <table:table-cell office:value-type="float" office:value="943213" table:style-name="ce157">
            <text:p>943,213</text:p>
          </table:table-cell>
          <table:table-cell office:value-type="float" office:value="47.26" table:style-name="ce158">
            <text:p>47.26</text:p>
          </table:table-cell>
          <table:table-cell office:value-type="float" office:value="3196568" table:style-name="ce157">
            <text:p>3,196,568</text:p>
          </table:table-cell>
          <table:table-cell office:value-type="float" office:value="1549710" table:style-name="ce157">
            <text:p>1,549,710</text:p>
          </table:table-cell>
          <table:table-cell office:value-type="float" office:value="1646858" table:style-name="ce157">
            <text:p>1,646,858</text:p>
          </table:table-cell>
          <table:table-cell office:value-type="float" office:value="80.59" table:style-name="ce156">
            <text:p>80.59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62">
            <text:p>臺 北 市</text:p>
          </table:table-cell>
          <table:table-cell office:value-type="float" office:value="2701571" table:style-name="ce163">
            <text:p>2,701,571</text:p>
          </table:table-cell>
          <table:table-cell office:value-type="float" office:value="1294376" table:style-name="ce157">
            <text:p>1,294,376</text:p>
          </table:table-cell>
          <table:table-cell office:value-type="float" office:value="1407195" table:style-name="ce157">
            <text:p>1,407,195</text:p>
          </table:table-cell>
          <table:table-cell office:value-type="float" office:value="100" table:style-name="ce158">
            <text:p>100.00</text:p>
          </table:table-cell>
          <table:table-cell office:value-type="float" office:value="379253" table:style-name="ce157">
            <text:p>379,253</text:p>
          </table:table-cell>
          <table:table-cell office:value-type="float" office:value="196821" table:style-name="ce157">
            <text:p>196,821</text:p>
          </table:table-cell>
          <table:table-cell office:value-type="float" office:value="182432" table:style-name="ce157">
            <text:p>182,432</text:p>
          </table:table-cell>
          <table:table-cell office:value-type="float" office:value="14.04" table:style-name="ce158">
            <text:p>14.04</text:p>
          </table:table-cell>
          <table:table-cell office:value-type="float" office:value="1931026" table:style-name="ce157">
            <text:p>1,931,026</text:p>
          </table:table-cell>
          <table:table-cell office:value-type="float" office:value="919754" table:style-name="ce157">
            <text:p>919,754</text:p>
          </table:table-cell>
          <table:table-cell office:value-type="float" office:value="1011272" table:style-name="ce157">
            <text:p>1,011,272</text:p>
          </table:table-cell>
          <table:table-cell office:value-type="float" office:value="71.48" table:style-name="ce158">
            <text:p>71.48</text:p>
          </table:table-cell>
          <table:table-cell office:value-type="float" office:value="391292" table:style-name="ce157">
            <text:p>391,292</text:p>
          </table:table-cell>
          <table:table-cell office:value-type="float" office:value="177801" table:style-name="ce157">
            <text:p>177,801</text:p>
          </table:table-cell>
          <table:table-cell office:value-type="float" office:value="213491" table:style-name="ce157">
            <text:p>213,491</text:p>
          </table:table-cell>
          <table:table-cell office:value-type="float" office:value="14.48" table:style-name="ce158">
            <text:p>14.48</text:p>
          </table:table-cell>
          <table:table-cell office:value-type="float" office:value="1176538" table:style-name="ce157">
            <text:p>1,176,538</text:p>
          </table:table-cell>
          <table:table-cell office:value-type="float" office:value="560345" table:style-name="ce157">
            <text:p>560,345</text:p>
          </table:table-cell>
          <table:table-cell office:value-type="float" office:value="616193" table:style-name="ce157">
            <text:p>616,193</text:p>
          </table:table-cell>
          <table:table-cell office:value-type="float" office:value="43.55" table:style-name="ce158">
            <text:p>43.55</text:p>
          </table:table-cell>
          <table:table-cell office:value-type="float" office:value="2174582" table:style-name="ce157">
            <text:p>2,174,582</text:p>
          </table:table-cell>
          <table:table-cell office:value-type="float" office:value="1020746" table:style-name="ce157">
            <text:p>1,020,746</text:p>
          </table:table-cell>
          <table:table-cell office:value-type="float" office:value="1153836" table:style-name="ce157">
            <text:p>1,153,836</text:p>
          </table:table-cell>
          <table:table-cell office:value-type="float" office:value="80.489999999999995" table:style-name="ce156">
            <text:p>80.49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62">
            <text:p>桃 園 市</text:p>
          </table:table-cell>
          <table:table-cell office:value-type="float" office:value="2092977" table:style-name="ce163">
            <text:p>2,092,977</text:p>
          </table:table-cell>
          <table:table-cell office:value-type="float" office:value="1047557" table:style-name="ce157">
            <text:p>1,047,557</text:p>
          </table:table-cell>
          <table:table-cell office:value-type="float" office:value="1045420" table:style-name="ce157">
            <text:p>1,045,420</text:p>
          </table:table-cell>
          <table:table-cell office:value-type="float" office:value="100" table:style-name="ce158">
            <text:p>100.00</text:p>
          </table:table-cell>
          <table:table-cell office:value-type="float" office:value="328215" table:style-name="ce157">
            <text:p>328,215</text:p>
          </table:table-cell>
          <table:table-cell office:value-type="float" office:value="171325" table:style-name="ce157">
            <text:p>171,325</text:p>
          </table:table-cell>
          <table:table-cell office:value-type="float" office:value="156890" table:style-name="ce157">
            <text:p>156,890</text:p>
          </table:table-cell>
          <table:table-cell office:value-type="float" office:value="15.68" table:style-name="ce158">
            <text:p>15.68</text:p>
          </table:table-cell>
          <table:table-cell office:value-type="float" office:value="1566145" table:style-name="ce157">
            <text:p>1,566,145</text:p>
          </table:table-cell>
          <table:table-cell office:value-type="float" office:value="781184" table:style-name="ce157">
            <text:p>781,184</text:p>
          </table:table-cell>
          <table:table-cell office:value-type="float" office:value="784961" table:style-name="ce157">
            <text:p>784,961</text:p>
          </table:table-cell>
          <table:table-cell office:value-type="float" office:value="74.83" table:style-name="ce158">
            <text:p>74.83</text:p>
          </table:table-cell>
          <table:table-cell office:value-type="float" office:value="198617" table:style-name="ce157">
            <text:p>198,617</text:p>
          </table:table-cell>
          <table:table-cell office:value-type="float" office:value="95048" table:style-name="ce157">
            <text:p>95,048</text:p>
          </table:table-cell>
          <table:table-cell office:value-type="float" office:value="103569" table:style-name="ce157">
            <text:p>103,569</text:p>
          </table:table-cell>
          <table:table-cell office:value-type="float" office:value="9.49" table:style-name="ce158">
            <text:p>9.49</text:p>
          </table:table-cell>
          <table:table-cell office:value-type="float" office:value="999072" table:style-name="ce157">
            <text:p>999,072</text:p>
          </table:table-cell>
          <table:table-cell office:value-type="float" office:value="500822" table:style-name="ce157">
            <text:p>500,822</text:p>
          </table:table-cell>
          <table:table-cell office:value-type="float" office:value="498250" table:style-name="ce157">
            <text:p>498,250</text:p>
          </table:table-cell>
          <table:table-cell office:value-type="float" office:value="47.73" table:style-name="ce158">
            <text:p>47.73</text:p>
          </table:table-cell>
          <table:table-cell office:value-type="float" office:value="1615360" table:style-name="ce157">
            <text:p>1,615,360</text:p>
          </table:table-cell>
          <table:table-cell office:value-type="float" office:value="798338" table:style-name="ce157">
            <text:p>798,338</text:p>
          </table:table-cell>
          <table:table-cell office:value-type="float" office:value="817022" table:style-name="ce157">
            <text:p>817,022</text:p>
          </table:table-cell>
          <table:table-cell office:value-type="float" office:value="77.180000000000007" table:style-name="ce156">
            <text:p>77.18</text:p>
          </table:table-cell>
          <table:table-cell table:number-columns-repeated="16359" table:style-name="ce148"/>
        </table:table-row>
        <table:table-row table:style-name="ro23">
          <table:table-cell office:value-type="string" table:style-name="ce162">
            <text:p>臺 中 市</text:p>
          </table:table-cell>
          <table:table-cell office:value-type="float" office:value="2736813" table:style-name="ce163">
            <text:p>2,736,813</text:p>
          </table:table-cell>
          <table:table-cell office:value-type="float" office:value="1353974" table:style-name="ce157">
            <text:p>1,353,974</text:p>
          </table:table-cell>
          <table:table-cell office:value-type="float" office:value="1382839" table:style-name="ce157">
            <text:p>1,382,839</text:p>
          </table:table-cell>
          <table:table-cell office:value-type="float" office:value="100" table:style-name="ce158">
            <text:p>100.00</text:p>
          </table:table-cell>
          <table:table-cell office:value-type="float" office:value="414606" table:style-name="ce157">
            <text:p>414,606</text:p>
          </table:table-cell>
          <table:table-cell office:value-type="float" office:value="215441" table:style-name="ce157">
            <text:p>215,441</text:p>
          </table:table-cell>
          <table:table-cell office:value-type="float" office:value="199165" table:style-name="ce157">
            <text:p>199,165</text:p>
          </table:table-cell>
          <table:table-cell office:value-type="float" office:value="15.15" table:style-name="ce158">
            <text:p>15.15</text:p>
          </table:table-cell>
          <table:table-cell office:value-type="float" office:value="2046513" table:style-name="ce157">
            <text:p>2,046,513</text:p>
          </table:table-cell>
          <table:table-cell office:value-type="float" office:value="1010005" table:style-name="ce157">
            <text:p>1,010,005</text:p>
          </table:table-cell>
          <table:table-cell office:value-type="float" office:value="1036508" table:style-name="ce157">
            <text:p>1,036,508</text:p>
          </table:table-cell>
          <table:table-cell office:value-type="float" office:value="74.78" table:style-name="ce158">
            <text:p>74.78</text:p>
          </table:table-cell>
          <table:table-cell office:value-type="float" office:value="275694" table:style-name="ce157">
            <text:p>275,694</text:p>
          </table:table-cell>
          <table:table-cell office:value-type="float" office:value="128528" table:style-name="ce157">
            <text:p>128,528</text:p>
          </table:table-cell>
          <table:table-cell office:value-type="float" office:value="147166" table:style-name="ce157">
            <text:p>147,166</text:p>
          </table:table-cell>
          <table:table-cell office:value-type="float" office:value="10.07" table:style-name="ce158">
            <text:p>10.07</text:p>
          </table:table-cell>
          <table:table-cell office:value-type="float" office:value="1293870" table:style-name="ce157">
            <text:p>1,293,870</text:p>
          </table:table-cell>
          <table:table-cell office:value-type="float" office:value="640392" table:style-name="ce157">
            <text:p>640,392</text:p>
          </table:table-cell>
          <table:table-cell office:value-type="float" office:value="653478" table:style-name="ce157">
            <text:p>653,478</text:p>
          </table:table-cell>
          <table:table-cell office:value-type="float" office:value="47.28" table:style-name="ce158">
            <text:p>47.28</text:p>
          </table:table-cell>
          <table:table-cell office:value-type="float" office:value="2129371" table:style-name="ce157">
            <text:p>2,129,371</text:p>
          </table:table-cell>
          <table:table-cell office:value-type="float" office:value="1038292" table:style-name="ce157">
            <text:p>1,038,292</text:p>
          </table:table-cell>
          <table:table-cell office:value-type="float" office:value="1091079" table:style-name="ce157">
            <text:p>1,091,079</text:p>
          </table:table-cell>
          <table:table-cell office:value-type="float" office:value="77.8" table:style-name="ce156">
            <text:p>77.80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62">
            <text:p>臺 南 市</text:p>
          </table:table-cell>
          <table:table-cell office:value-type="float" office:value="1885079" table:style-name="ce163">
            <text:p>1,885,079</text:p>
          </table:table-cell>
          <table:table-cell office:value-type="float" office:value="943832" table:style-name="ce157">
            <text:p>943,832</text:p>
          </table:table-cell>
          <table:table-cell office:value-type="float" office:value="941247" table:style-name="ce157">
            <text:p>941,247</text:p>
          </table:table-cell>
          <table:table-cell office:value-type="float" office:value="100" table:style-name="ce158">
            <text:p>100.00</text:p>
          </table:table-cell>
          <table:table-cell office:value-type="float" office:value="243325" table:style-name="ce157">
            <text:p>243,325</text:p>
          </table:table-cell>
          <table:table-cell office:value-type="float" office:value="126633" table:style-name="ce157">
            <text:p>126,633</text:p>
          </table:table-cell>
          <table:table-cell office:value-type="float" office:value="116692" table:style-name="ce157">
            <text:p>116,692</text:p>
          </table:table-cell>
          <table:table-cell office:value-type="float" office:value="12.91" table:style-name="ce158">
            <text:p>12.91</text:p>
          </table:table-cell>
          <table:table-cell office:value-type="float" office:value="1398981" table:style-name="ce157">
            <text:p>1,398,981</text:p>
          </table:table-cell>
          <table:table-cell office:value-type="float" office:value="705967" table:style-name="ce157">
            <text:p>705,967</text:p>
          </table:table-cell>
          <table:table-cell office:value-type="float" office:value="693014" table:style-name="ce157">
            <text:p>693,014</text:p>
          </table:table-cell>
          <table:table-cell office:value-type="float" office:value="74.209999999999994" table:style-name="ce158">
            <text:p>74.21</text:p>
          </table:table-cell>
          <table:table-cell office:value-type="float" office:value="242773" table:style-name="ce157">
            <text:p>242,773</text:p>
          </table:table-cell>
          <table:table-cell office:value-type="float" office:value="111232" table:style-name="ce157">
            <text:p>111,232</text:p>
          </table:table-cell>
          <table:table-cell office:value-type="float" office:value="131541" table:style-name="ce157">
            <text:p>131,541</text:p>
          </table:table-cell>
          <table:table-cell office:value-type="float" office:value="12.88" table:style-name="ce158">
            <text:p>12.88</text:p>
          </table:table-cell>
          <table:table-cell office:value-type="float" office:value="860497" table:style-name="ce157">
            <text:p>860,497</text:p>
          </table:table-cell>
          <table:table-cell office:value-type="float" office:value="433689" table:style-name="ce157">
            <text:p>433,689</text:p>
          </table:table-cell>
          <table:table-cell office:value-type="float" office:value="426808" table:style-name="ce157">
            <text:p>426,808</text:p>
          </table:table-cell>
          <table:table-cell office:value-type="float" office:value="45.65" table:style-name="ce158">
            <text:p>45.65</text:p>
          </table:table-cell>
          <table:table-cell office:value-type="float" office:value="1526027" table:style-name="ce157">
            <text:p>1,526,027</text:p>
          </table:table-cell>
          <table:table-cell office:value-type="float" office:value="756742" table:style-name="ce157">
            <text:p>756,742</text:p>
          </table:table-cell>
          <table:table-cell office:value-type="float" office:value="769285" table:style-name="ce157">
            <text:p>769,285</text:p>
          </table:table-cell>
          <table:table-cell office:value-type="float" office:value="80.95" table:style-name="ce156">
            <text:p>80.95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62">
            <text:p>高 雄 市</text:p>
          </table:table-cell>
          <table:table-cell office:value-type="float" office:value="2777948" table:style-name="ce163">
            <text:p>2,777,948</text:p>
          </table:table-cell>
          <table:table-cell office:value-type="float" office:value="1381252" table:style-name="ce157">
            <text:p>1,381,252</text:p>
          </table:table-cell>
          <table:table-cell office:value-type="float" office:value="1396696" table:style-name="ce157">
            <text:p>1,396,696</text:p>
          </table:table-cell>
          <table:table-cell office:value-type="float" office:value="100" table:style-name="ce158">
            <text:p>100.00</text:p>
          </table:table-cell>
          <table:table-cell office:value-type="float" office:value="354172" table:style-name="ce157">
            <text:p>354,172</text:p>
          </table:table-cell>
          <table:table-cell office:value-type="float" office:value="183809" table:style-name="ce157">
            <text:p>183,809</text:p>
          </table:table-cell>
          <table:table-cell office:value-type="float" office:value="170363" table:style-name="ce157">
            <text:p>170,363</text:p>
          </table:table-cell>
          <table:table-cell office:value-type="float" office:value="12.75" table:style-name="ce158">
            <text:p>12.75</text:p>
          </table:table-cell>
          <table:table-cell office:value-type="float" office:value="2081221" table:style-name="ce157">
            <text:p>2,081,221</text:p>
          </table:table-cell>
          <table:table-cell office:value-type="float" office:value="1037399" table:style-name="ce157">
            <text:p>1,037,399</text:p>
          </table:table-cell>
          <table:table-cell office:value-type="float" office:value="1043822" table:style-name="ce157">
            <text:p>1,043,822</text:p>
          </table:table-cell>
          <table:table-cell office:value-type="float" office:value="74.92" table:style-name="ce158">
            <text:p>74.92</text:p>
          </table:table-cell>
          <table:table-cell office:value-type="float" office:value="342555" table:style-name="ce157">
            <text:p>342,555</text:p>
          </table:table-cell>
          <table:table-cell office:value-type="float" office:value="160044" table:style-name="ce157">
            <text:p>160,044</text:p>
          </table:table-cell>
          <table:table-cell office:value-type="float" office:value="182511" table:style-name="ce157">
            <text:p>182,511</text:p>
          </table:table-cell>
          <table:table-cell office:value-type="float" office:value="12.33" table:style-name="ce158">
            <text:p>12.33</text:p>
          </table:table-cell>
          <table:table-cell office:value-type="float" office:value="1283029" table:style-name="ce157">
            <text:p>1,283,029</text:p>
          </table:table-cell>
          <table:table-cell office:value-type="float" office:value="645541" table:style-name="ce157">
            <text:p>645,541</text:p>
          </table:table-cell>
          <table:table-cell office:value-type="float" office:value="637488" table:style-name="ce157">
            <text:p>637,488</text:p>
          </table:table-cell>
          <table:table-cell office:value-type="float" office:value="46.19" table:style-name="ce158">
            <text:p>46.19</text:p>
          </table:table-cell>
          <table:table-cell office:value-type="float" office:value="2250297" table:style-name="ce157">
            <text:p>2,250,297</text:p>
          </table:table-cell>
          <table:table-cell office:value-type="float" office:value="1107590" table:style-name="ce157">
            <text:p>1,107,590</text:p>
          </table:table-cell>
          <table:table-cell office:value-type="float" office:value="1142707" table:style-name="ce157">
            <text:p>1,142,707</text:p>
          </table:table-cell>
          <table:table-cell office:value-type="float" office:value="81.010000000000005" table:style-name="ce156">
            <text:p>81.01</text:p>
          </table:table-cell>
          <table:table-cell table:number-columns-repeated="16359" table:style-name="ce148"/>
        </table:table-row>
        <table:table-row table:style-name="ro37">
          <table:table-cell office:value-type="string" table:style-name="ce162">
            <text:p><text:s/>臺 灣 省<text:s/></text:p>
          </table:table-cell>
          <table:table-cell office:value-type="float" office:value="7160459" table:style-name="ce163">
            <text:p>7,160,459</text:p>
          </table:table-cell>
          <table:table-cell office:value-type="float" office:value="3659563" table:style-name="ce157">
            <text:p>3,659,563</text:p>
          </table:table-cell>
          <table:table-cell office:value-type="float" office:value="3500896" table:style-name="ce157">
            <text:p>3,500,896</text:p>
          </table:table-cell>
          <table:table-cell office:value-type="float" office:value="100" table:style-name="ce158">
            <text:p>100.00</text:p>
          </table:table-cell>
          <table:table-cell office:value-type="float" office:value="963143" table:style-name="ce157">
            <text:p>963,143</text:p>
          </table:table-cell>
          <table:table-cell office:value-type="float" office:value="503492" table:style-name="ce157">
            <text:p>503,492</text:p>
          </table:table-cell>
          <table:table-cell office:value-type="float" office:value="459651" table:style-name="ce157">
            <text:p>459,651</text:p>
          </table:table-cell>
          <table:table-cell office:value-type="float" office:value="13.45" table:style-name="ce158">
            <text:p>13.45</text:p>
          </table:table-cell>
          <table:table-cell office:value-type="float" office:value="5199432" table:style-name="ce157">
            <text:p>5,199,432</text:p>
          </table:table-cell>
          <table:table-cell office:value-type="float" office:value="2693595" table:style-name="ce157">
            <text:p>2,693,595</text:p>
          </table:table-cell>
          <table:table-cell office:value-type="float" office:value="2505837" table:style-name="ce157">
            <text:p>2,505,837</text:p>
          </table:table-cell>
          <table:table-cell office:value-type="float" office:value="72.61" table:style-name="ce158">
            <text:p>72.61</text:p>
          </table:table-cell>
          <table:table-cell office:value-type="float" office:value="997884" table:style-name="ce157">
            <text:p>997,884</text:p>
          </table:table-cell>
          <table:table-cell office:value-type="float" office:value="462476" table:style-name="ce157">
            <text:p>462,476</text:p>
          </table:table-cell>
          <table:table-cell office:value-type="float" office:value="535408" table:style-name="ce157">
            <text:p>535,408</text:p>
          </table:table-cell>
          <table:table-cell office:value-type="float" office:value="13.94" table:style-name="ce158">
            <text:p>13.94</text:p>
          </table:table-cell>
          <table:table-cell office:value-type="float" office:value="3198642" table:style-name="ce157">
            <text:p>3,198,642</text:p>
          </table:table-cell>
          <table:table-cell office:value-type="float" office:value="1656356" table:style-name="ce157">
            <text:p>1,656,356</text:p>
          </table:table-cell>
          <table:table-cell office:value-type="float" office:value="1542286" table:style-name="ce157">
            <text:p>1,542,286</text:p>
          </table:table-cell>
          <table:table-cell office:value-type="float" office:value="44.67" table:style-name="ce158">
            <text:p>44.67</text:p>
          </table:table-cell>
          <table:table-cell office:value-type="float" office:value="5725919" table:style-name="ce157">
            <text:p>5,725,919</text:p>
          </table:table-cell>
          <table:table-cell office:value-type="float" office:value="2909682" table:style-name="ce157">
            <text:p>2,909,682</text:p>
          </table:table-cell>
          <table:table-cell office:value-type="float" office:value="2816237" table:style-name="ce157">
            <text:p>2,816,237</text:p>
          </table:table-cell>
          <table:table-cell office:value-type="float" office:value="79.97" table:style-name="ce156">
            <text:p>79.97</text:p>
          </table:table-cell>
          <table:table-cell table:number-columns-repeated="16359" table:style-name="ce148"/>
        </table:table-row>
        <table:table-row table:style-name="ro19">
          <table:table-cell office:value-type="string" table:style-name="ce155">
            <text:p>宜 蘭 縣</text:p>
          </table:table-cell>
          <table:table-cell office:value-type="float" office:value="458375" table:style-name="ce154">
            <text:p>458,375</text:p>
          </table:table-cell>
          <table:table-cell office:value-type="float" office:value="232495" table:style-name="ce153">
            <text:p>232,495</text:p>
          </table:table-cell>
          <table:table-cell office:value-type="float" office:value="225880" table:style-name="ce153">
            <text:p>225,880</text:p>
          </table:table-cell>
          <table:table-cell office:value-type="float" office:value="100" table:style-name="ce152">
            <text:p>100.00</text:p>
          </table:table-cell>
          <table:table-cell office:value-type="float" office:value="58970" table:style-name="ce150">
            <text:p>58,970</text:p>
          </table:table-cell>
          <table:table-cell office:value-type="float" office:value="30693" table:style-name="ce150">
            <text:p>30,693</text:p>
          </table:table-cell>
          <table:table-cell office:value-type="float" office:value="28277" table:style-name="ce150">
            <text:p>28,277</text:p>
          </table:table-cell>
          <table:table-cell office:value-type="float" office:value="12.87" table:style-name="ce151">
            <text:p>12.87</text:p>
          </table:table-cell>
          <table:table-cell office:value-type="float" office:value="335018" table:style-name="ce150">
            <text:p>335,018</text:p>
          </table:table-cell>
          <table:table-cell office:value-type="float" office:value="171719" table:style-name="ce150">
            <text:p>171,719</text:p>
          </table:table-cell>
          <table:table-cell office:value-type="float" office:value="163299" table:style-name="ce150">
            <text:p>163,299</text:p>
          </table:table-cell>
          <table:table-cell office:value-type="float" office:value="73.09" table:style-name="ce151">
            <text:p>73.09</text:p>
          </table:table-cell>
          <table:table-cell office:value-type="float" office:value="64387" table:style-name="ce150">
            <text:p>64,387</text:p>
          </table:table-cell>
          <table:table-cell office:value-type="float" office:value="30083" table:style-name="ce150">
            <text:p>30,083</text:p>
          </table:table-cell>
          <table:table-cell office:value-type="float" office:value="34304" table:style-name="ce150">
            <text:p>34,304</text:p>
          </table:table-cell>
          <table:table-cell office:value-type="float" office:value="14.05" table:style-name="ce151">
            <text:p>14.05</text:p>
          </table:table-cell>
          <table:table-cell office:value-type="float" office:value="204698" table:style-name="ce150">
            <text:p>204,698</text:p>
          </table:table-cell>
          <table:table-cell office:value-type="float" office:value="105221" table:style-name="ce150">
            <text:p>105,221</text:p>
          </table:table-cell>
          <table:table-cell office:value-type="float" office:value="99477" table:style-name="ce150">
            <text:p>99,477</text:p>
          </table:table-cell>
          <table:table-cell office:value-type="float" office:value="44.66" table:style-name="ce151">
            <text:p>44.66</text:p>
          </table:table-cell>
          <table:table-cell office:value-type="float" office:value="368687" table:style-name="ce150">
            <text:p>368,687</text:p>
          </table:table-cell>
          <table:table-cell office:value-type="float" office:value="185710" table:style-name="ce150">
            <text:p>185,710</text:p>
          </table:table-cell>
          <table:table-cell office:value-type="float" office:value="182977" table:style-name="ce150">
            <text:p>182,977</text:p>
          </table:table-cell>
          <table:table-cell office:value-type="float" office:value="80.430000000000007" table:style-name="ce149">
            <text:p>80.43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55">
            <text:p>新 竹 縣</text:p>
          </table:table-cell>
          <table:table-cell office:value-type="float" office:value="540193" table:style-name="ce154">
            <text:p>540,193</text:p>
          </table:table-cell>
          <table:table-cell office:value-type="float" office:value="276547" table:style-name="ce153">
            <text:p>276,547</text:p>
          </table:table-cell>
          <table:table-cell office:value-type="float" office:value="263646" table:style-name="ce153">
            <text:p>263,646</text:p>
          </table:table-cell>
          <table:table-cell office:value-type="float" office:value="100" table:style-name="ce152">
            <text:p>100.00</text:p>
          </table:table-cell>
          <table:table-cell office:value-type="float" office:value="92352" table:style-name="ce150">
            <text:p>92,352</text:p>
          </table:table-cell>
          <table:table-cell office:value-type="float" office:value="48185" table:style-name="ce150">
            <text:p>48,185</text:p>
          </table:table-cell>
          <table:table-cell office:value-type="float" office:value="44167" table:style-name="ce150">
            <text:p>44,167</text:p>
          </table:table-cell>
          <table:table-cell office:value-type="float" office:value="17.100000000000001" table:style-name="ce151">
            <text:p>17.10</text:p>
          </table:table-cell>
          <table:table-cell office:value-type="float" office:value="386600" table:style-name="ce150">
            <text:p>386,600</text:p>
          </table:table-cell>
          <table:table-cell office:value-type="float" office:value="198762" table:style-name="ce150">
            <text:p>198,762</text:p>
          </table:table-cell>
          <table:table-cell office:value-type="float" office:value="187838" table:style-name="ce150">
            <text:p>187,838</text:p>
          </table:table-cell>
          <table:table-cell office:value-type="float" office:value="71.569999999999993" table:style-name="ce151">
            <text:p>71.57</text:p>
          </table:table-cell>
          <table:table-cell office:value-type="float" office:value="61241" table:style-name="ce150">
            <text:p>61,241</text:p>
          </table:table-cell>
          <table:table-cell office:value-type="float" office:value="29600" table:style-name="ce150">
            <text:p>29,600</text:p>
          </table:table-cell>
          <table:table-cell office:value-type="float" office:value="31641" table:style-name="ce150">
            <text:p>31,641</text:p>
          </table:table-cell>
          <table:table-cell office:value-type="float" office:value="11.34" table:style-name="ce151">
            <text:p>11.34</text:p>
          </table:table-cell>
          <table:table-cell office:value-type="float" office:value="251026" table:style-name="ce150">
            <text:p>251,026</text:p>
          </table:table-cell>
          <table:table-cell office:value-type="float" office:value="128022" table:style-name="ce150">
            <text:p>128,022</text:p>
          </table:table-cell>
          <table:table-cell office:value-type="float" office:value="123004" table:style-name="ce150">
            <text:p>123,004</text:p>
          </table:table-cell>
          <table:table-cell office:value-type="float" office:value="46.47" table:style-name="ce151">
            <text:p>46.47</text:p>
          </table:table-cell>
          <table:table-cell office:value-type="float" office:value="410979" table:style-name="ce150">
            <text:p>410,979</text:p>
          </table:table-cell>
          <table:table-cell office:value-type="float" office:value="209016" table:style-name="ce150">
            <text:p>209,016</text:p>
          </table:table-cell>
          <table:table-cell office:value-type="float" office:value="201963" table:style-name="ce150">
            <text:p>201,963</text:p>
          </table:table-cell>
          <table:table-cell office:value-type="float" office:value="76.08" table:style-name="ce149">
            <text:p>76.08</text:p>
          </table:table-cell>
          <table:table-cell table:number-columns-repeated="16359" table:style-name="ce148"/>
        </table:table-row>
        <table:table-row table:style-name="ro38">
          <table:table-cell office:value-type="string" table:style-name="ce155">
            <text:p>苗 栗 縣</text:p>
          </table:table-cell>
          <table:table-cell office:value-type="float" office:value="564855" table:style-name="ce154">
            <text:p>564,855</text:p>
          </table:table-cell>
          <table:table-cell office:value-type="float" office:value="291026" table:style-name="ce153">
            <text:p>291,026</text:p>
          </table:table-cell>
          <table:table-cell office:value-type="float" office:value="273829" table:style-name="ce153">
            <text:p>273,829</text:p>
          </table:table-cell>
          <table:table-cell office:value-type="float" office:value="100" table:style-name="ce152">
            <text:p>100.00</text:p>
          </table:table-cell>
          <table:table-cell office:value-type="float" office:value="80479" table:style-name="ce150">
            <text:p>80,479</text:p>
          </table:table-cell>
          <table:table-cell office:value-type="float" office:value="42177" table:style-name="ce150">
            <text:p>42,177</text:p>
          </table:table-cell>
          <table:table-cell office:value-type="float" office:value="38302" table:style-name="ce150">
            <text:p>38,302</text:p>
          </table:table-cell>
          <table:table-cell office:value-type="float" office:value="14.25" table:style-name="ce151">
            <text:p>14.25</text:p>
          </table:table-cell>
          <table:table-cell office:value-type="float" office:value="404760" table:style-name="ce150">
            <text:p>404,760</text:p>
          </table:table-cell>
          <table:table-cell office:value-type="float" office:value="210912" table:style-name="ce150">
            <text:p>210,912</text:p>
          </table:table-cell>
          <table:table-cell office:value-type="float" office:value="193848" table:style-name="ce150">
            <text:p>193,848</text:p>
          </table:table-cell>
          <table:table-cell office:value-type="float" office:value="71.66" table:style-name="ce151">
            <text:p>71.66</text:p>
          </table:table-cell>
          <table:table-cell office:value-type="float" office:value="79616" table:style-name="ce150">
            <text:p>79,616</text:p>
          </table:table-cell>
          <table:table-cell office:value-type="float" office:value="37937" table:style-name="ce150">
            <text:p>37,937</text:p>
          </table:table-cell>
          <table:table-cell office:value-type="float" office:value="41679" table:style-name="ce150">
            <text:p>41,679</text:p>
          </table:table-cell>
          <table:table-cell office:value-type="float" office:value="14.09" table:style-name="ce151">
            <text:p>14.09</text:p>
          </table:table-cell>
          <table:table-cell office:value-type="float" office:value="251685" table:style-name="ce150">
            <text:p>251,685</text:p>
          </table:table-cell>
          <table:table-cell office:value-type="float" office:value="130712" table:style-name="ce150">
            <text:p>130,712</text:p>
          </table:table-cell>
          <table:table-cell office:value-type="float" office:value="120973" table:style-name="ce150">
            <text:p>120,973</text:p>
          </table:table-cell>
          <table:table-cell office:value-type="float" office:value="44.56" table:style-name="ce151">
            <text:p>44.56</text:p>
          </table:table-cell>
          <table:table-cell office:value-type="float" office:value="448389" table:style-name="ce150">
            <text:p>448,389</text:p>
          </table:table-cell>
          <table:table-cell office:value-type="float" office:value="230071" table:style-name="ce150">
            <text:p>230,071</text:p>
          </table:table-cell>
          <table:table-cell office:value-type="float" office:value="218318" table:style-name="ce150">
            <text:p>218,318</text:p>
          </table:table-cell>
          <table:table-cell office:value-type="float" office:value="79.38" table:style-name="ce149">
            <text:p>79.38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55">
            <text:p>彰 化 縣</text:p>
          </table:table-cell>
          <table:table-cell office:value-type="float" office:value="1288529" table:style-name="ce154">
            <text:p>1,288,529</text:p>
          </table:table-cell>
          <table:table-cell office:value-type="float" office:value="658616" table:style-name="ce153">
            <text:p>658,616</text:p>
          </table:table-cell>
          <table:table-cell office:value-type="float" office:value="629913" table:style-name="ce153">
            <text:p>629,913</text:p>
          </table:table-cell>
          <table:table-cell office:value-type="float" office:value="100" table:style-name="ce152">
            <text:p>100.00</text:p>
          </table:table-cell>
          <table:table-cell office:value-type="float" office:value="180751" table:style-name="ce150">
            <text:p>180,751</text:p>
          </table:table-cell>
          <table:table-cell office:value-type="float" office:value="94714" table:style-name="ce150">
            <text:p>94,714</text:p>
          </table:table-cell>
          <table:table-cell office:value-type="float" office:value="86037" table:style-name="ce150">
            <text:p>86,037</text:p>
          </table:table-cell>
          <table:table-cell office:value-type="float" office:value="14.03" table:style-name="ce151">
            <text:p>14.03</text:p>
          </table:table-cell>
          <table:table-cell office:value-type="float" office:value="934700" table:style-name="ce150">
            <text:p>934,700</text:p>
          </table:table-cell>
          <table:table-cell office:value-type="float" office:value="484417" table:style-name="ce150">
            <text:p>484,417</text:p>
          </table:table-cell>
          <table:table-cell office:value-type="float" office:value="450283" table:style-name="ce150">
            <text:p>450,283</text:p>
          </table:table-cell>
          <table:table-cell office:value-type="float" office:value="72.540000000000006" table:style-name="ce151">
            <text:p>72.54</text:p>
          </table:table-cell>
          <table:table-cell office:value-type="float" office:value="173078" table:style-name="ce150">
            <text:p>173,078</text:p>
          </table:table-cell>
          <table:table-cell office:value-type="float" office:value="79485" table:style-name="ce150">
            <text:p>79,485</text:p>
          </table:table-cell>
          <table:table-cell office:value-type="float" office:value="93593" table:style-name="ce150">
            <text:p>93,593</text:p>
          </table:table-cell>
          <table:table-cell office:value-type="float" office:value="13.43" table:style-name="ce151">
            <text:p>13.43</text:p>
          </table:table-cell>
          <table:table-cell office:value-type="float" office:value="582951" table:style-name="ce150">
            <text:p>582,951</text:p>
          </table:table-cell>
          <table:table-cell office:value-type="float" office:value="302485" table:style-name="ce150">
            <text:p>302,485</text:p>
          </table:table-cell>
          <table:table-cell office:value-type="float" office:value="280466" table:style-name="ce150">
            <text:p>280,466</text:p>
          </table:table-cell>
          <table:table-cell office:value-type="float" office:value="45.24" table:style-name="ce151">
            <text:p>45.24</text:p>
          </table:table-cell>
          <table:table-cell office:value-type="float" office:value="1021052" table:style-name="ce150">
            <text:p>1,021,052</text:p>
          </table:table-cell>
          <table:table-cell office:value-type="float" office:value="518481" table:style-name="ce150">
            <text:p>518,481</text:p>
          </table:table-cell>
          <table:table-cell office:value-type="float" office:value="502571" table:style-name="ce150">
            <text:p>502,571</text:p>
          </table:table-cell>
          <table:table-cell office:value-type="float" office:value="79.239999999999995" table:style-name="ce149">
            <text:p>79.24</text:p>
          </table:table-cell>
          <table:table-cell table:number-columns-repeated="16359" table:style-name="ce148"/>
        </table:table-row>
        <table:table-row table:style-name="ro23">
          <table:table-cell office:value-type="string" table:style-name="ce155">
            <text:p>南 投 縣</text:p>
          </table:table-cell>
          <table:table-cell office:value-type="float" office:value="510632" table:style-name="ce154">
            <text:p>510,632</text:p>
          </table:table-cell>
          <table:table-cell office:value-type="float" office:value="261982" table:style-name="ce153">
            <text:p>261,982</text:p>
          </table:table-cell>
          <table:table-cell office:value-type="float" office:value="248650" table:style-name="ce153">
            <text:p>248,650</text:p>
          </table:table-cell>
          <table:table-cell office:value-type="float" office:value="100" table:style-name="ce152">
            <text:p>100.00</text:p>
          </table:table-cell>
          <table:table-cell office:value-type="float" office:value="62116" table:style-name="ce150">
            <text:p>62,116</text:p>
          </table:table-cell>
          <table:table-cell office:value-type="float" office:value="32250" table:style-name="ce150">
            <text:p>32,250</text:p>
          </table:table-cell>
          <table:table-cell office:value-type="float" office:value="29866" table:style-name="ce150">
            <text:p>29,866</text:p>
          </table:table-cell>
          <table:table-cell office:value-type="float" office:value="12.16" table:style-name="ce151">
            <text:p>12.16</text:p>
          </table:table-cell>
          <table:table-cell office:value-type="float" office:value="371882" table:style-name="ce150">
            <text:p>371,882</text:p>
          </table:table-cell>
          <table:table-cell office:value-type="float" office:value="193863" table:style-name="ce150">
            <text:p>193,863</text:p>
          </table:table-cell>
          <table:table-cell office:value-type="float" office:value="178019" table:style-name="ce150">
            <text:p>178,019</text:p>
          </table:table-cell>
          <table:table-cell office:value-type="float" office:value="72.83" table:style-name="ce151">
            <text:p>72.83</text:p>
          </table:table-cell>
          <table:table-cell office:value-type="float" office:value="76634" table:style-name="ce150">
            <text:p>76,634</text:p>
          </table:table-cell>
          <table:table-cell office:value-type="float" office:value="35869" table:style-name="ce150">
            <text:p>35,869</text:p>
          </table:table-cell>
          <table:table-cell office:value-type="float" office:value="40765" table:style-name="ce150">
            <text:p>40,765</text:p>
          </table:table-cell>
          <table:table-cell office:value-type="float" office:value="15.01" table:style-name="ce151">
            <text:p>15.01</text:p>
          </table:table-cell>
          <table:table-cell office:value-type="float" office:value="222537" table:style-name="ce150">
            <text:p>222,537</text:p>
          </table:table-cell>
          <table:table-cell office:value-type="float" office:value="116395" table:style-name="ce150">
            <text:p>116,395</text:p>
          </table:table-cell>
          <table:table-cell office:value-type="float" office:value="106142" table:style-name="ce150">
            <text:p>106,142</text:p>
          </table:table-cell>
          <table:table-cell office:value-type="float" office:value="43.58" table:style-name="ce151">
            <text:p>43.58</text:p>
          </table:table-cell>
          <table:table-cell office:value-type="float" office:value="415027" table:style-name="ce150">
            <text:p>415,027</text:p>
          </table:table-cell>
          <table:table-cell office:value-type="float" office:value="212423" table:style-name="ce150">
            <text:p>212,423</text:p>
          </table:table-cell>
          <table:table-cell office:value-type="float" office:value="202604" table:style-name="ce150">
            <text:p>202,604</text:p>
          </table:table-cell>
          <table:table-cell office:value-type="float" office:value="81.28" table:style-name="ce149">
            <text:p>81.28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55">
            <text:p>雲 林 縣</text:p>
          </table:table-cell>
          <table:table-cell office:value-type="float" office:value="700846" table:style-name="ce154">
            <text:p>700,846</text:p>
          </table:table-cell>
          <table:table-cell office:value-type="float" office:value="364520" table:style-name="ce153">
            <text:p>364,520</text:p>
          </table:table-cell>
          <table:table-cell office:value-type="float" office:value="336326" table:style-name="ce153">
            <text:p>336,326</text:p>
          </table:table-cell>
          <table:table-cell office:value-type="float" office:value="100" table:style-name="ce152">
            <text:p>100.00</text:p>
          </table:table-cell>
          <table:table-cell office:value-type="float" office:value="89540" table:style-name="ce150">
            <text:p>89,540</text:p>
          </table:table-cell>
          <table:table-cell office:value-type="float" office:value="46964" table:style-name="ce150">
            <text:p>46,964</text:p>
          </table:table-cell>
          <table:table-cell office:value-type="float" office:value="42576" table:style-name="ce150">
            <text:p>42,576</text:p>
          </table:table-cell>
          <table:table-cell office:value-type="float" office:value="12.78" table:style-name="ce151">
            <text:p>12.78</text:p>
          </table:table-cell>
          <table:table-cell office:value-type="float" office:value="497105" table:style-name="ce150">
            <text:p>497,105</text:p>
          </table:table-cell>
          <table:table-cell office:value-type="float" office:value="265981" table:style-name="ce150">
            <text:p>265,981</text:p>
          </table:table-cell>
          <table:table-cell office:value-type="float" office:value="231124" table:style-name="ce150">
            <text:p>231,124</text:p>
          </table:table-cell>
          <table:table-cell office:value-type="float" office:value="70.930000000000007" table:style-name="ce151">
            <text:p>70.93</text:p>
          </table:table-cell>
          <table:table-cell office:value-type="float" office:value="114201" table:style-name="ce150">
            <text:p>114,201</text:p>
          </table:table-cell>
          <table:table-cell office:value-type="float" office:value="51575" table:style-name="ce150">
            <text:p>51,575</text:p>
          </table:table-cell>
          <table:table-cell office:value-type="float" office:value="62626" table:style-name="ce150">
            <text:p>62,626</text:p>
          </table:table-cell>
          <table:table-cell office:value-type="float" office:value="16.29" table:style-name="ce151">
            <text:p>16.29</text:p>
          </table:table-cell>
          <table:table-cell office:value-type="float" office:value="303683" table:style-name="ce150">
            <text:p>303,683</text:p>
          </table:table-cell>
          <table:table-cell office:value-type="float" office:value="161187" table:style-name="ce150">
            <text:p>161,187</text:p>
          </table:table-cell>
          <table:table-cell office:value-type="float" office:value="142496" table:style-name="ce150">
            <text:p>142,496</text:p>
          </table:table-cell>
          <table:table-cell office:value-type="float" office:value="43.33" table:style-name="ce151">
            <text:p>43.33</text:p>
          </table:table-cell>
          <table:table-cell office:value-type="float" office:value="566199" table:style-name="ce150">
            <text:p>566,199</text:p>
          </table:table-cell>
          <table:table-cell office:value-type="float" office:value="293775" table:style-name="ce150">
            <text:p>293,775</text:p>
          </table:table-cell>
          <table:table-cell office:value-type="float" office:value="272424" table:style-name="ce150">
            <text:p>272,424</text:p>
          </table:table-cell>
          <table:table-cell office:value-type="float" office:value="80.790000000000006" table:style-name="ce149">
            <text:p>80.79</text:p>
          </table:table-cell>
          <table:table-cell table:number-columns-repeated="16359" table:style-name="ce148"/>
        </table:table-row>
        <table:table-row table:style-name="ro38">
          <table:table-cell office:value-type="string" table:style-name="ce155">
            <text:p>嘉 義 縣</text:p>
          </table:table-cell>
          <table:table-cell office:value-type="float" office:value="520910" table:style-name="ce154">
            <text:p>520,910</text:p>
          </table:table-cell>
          <table:table-cell office:value-type="float" office:value="271271" table:style-name="ce153">
            <text:p>271,271</text:p>
          </table:table-cell>
          <table:table-cell office:value-type="float" office:value="249639" table:style-name="ce153">
            <text:p>249,639</text:p>
          </table:table-cell>
          <table:table-cell office:value-type="float" office:value="100" table:style-name="ce152">
            <text:p>100.00</text:p>
          </table:table-cell>
          <table:table-cell office:value-type="float" office:value="56995" table:style-name="ce150">
            <text:p>56,995</text:p>
          </table:table-cell>
          <table:table-cell office:value-type="float" office:value="29814" table:style-name="ce150">
            <text:p>29,814</text:p>
          </table:table-cell>
          <table:table-cell office:value-type="float" office:value="27181" table:style-name="ce150">
            <text:p>27,181</text:p>
          </table:table-cell>
          <table:table-cell office:value-type="float" office:value="10.94" table:style-name="ce151">
            <text:p>10.94</text:p>
          </table:table-cell>
          <table:table-cell office:value-type="float" office:value="374983" table:style-name="ce150">
            <text:p>374,983</text:p>
          </table:table-cell>
          <table:table-cell office:value-type="float" office:value="201104" table:style-name="ce150">
            <text:p>201,104</text:p>
          </table:table-cell>
          <table:table-cell office:value-type="float" office:value="173879" table:style-name="ce150">
            <text:p>173,879</text:p>
          </table:table-cell>
          <table:table-cell office:value-type="float" office:value="71.989999999999995" table:style-name="ce151">
            <text:p>71.99</text:p>
          </table:table-cell>
          <table:table-cell office:value-type="float" office:value="88932" table:style-name="ce150">
            <text:p>88,932</text:p>
          </table:table-cell>
          <table:table-cell office:value-type="float" office:value="40353" table:style-name="ce150">
            <text:p>40,353</text:p>
          </table:table-cell>
          <table:table-cell office:value-type="float" office:value="48579" table:style-name="ce150">
            <text:p>48,579</text:p>
          </table:table-cell>
          <table:table-cell office:value-type="float" office:value="17.07" table:style-name="ce151">
            <text:p>17.07</text:p>
          </table:table-cell>
          <table:table-cell office:value-type="float" office:value="223612" table:style-name="ce150">
            <text:p>223,612</text:p>
          </table:table-cell>
          <table:table-cell office:value-type="float" office:value="118768" table:style-name="ce150">
            <text:p>118,768</text:p>
          </table:table-cell>
          <table:table-cell office:value-type="float" office:value="104844" table:style-name="ce150">
            <text:p>104,844</text:p>
          </table:table-cell>
          <table:table-cell office:value-type="float" office:value="42.93" table:style-name="ce151">
            <text:p>42.93</text:p>
          </table:table-cell>
          <table:table-cell office:value-type="float" office:value="431118" table:style-name="ce150">
            <text:p>431,118</text:p>
          </table:table-cell>
          <table:table-cell office:value-type="float" office:value="224251" table:style-name="ce150">
            <text:p>224,251</text:p>
          </table:table-cell>
          <table:table-cell office:value-type="float" office:value="206867" table:style-name="ce150">
            <text:p>206,867</text:p>
          </table:table-cell>
          <table:table-cell office:value-type="float" office:value="82.76" table:style-name="ce149">
            <text:p>82.76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55">
            <text:p>屏 東 縣</text:p>
          </table:table-cell>
          <table:table-cell office:value-type="float" office:value="842976" table:style-name="ce154">
            <text:p>842,976</text:p>
          </table:table-cell>
          <table:table-cell office:value-type="float" office:value="431936" table:style-name="ce153">
            <text:p>431,936</text:p>
          </table:table-cell>
          <table:table-cell office:value-type="float" office:value="411040" table:style-name="ce153">
            <text:p>411,040</text:p>
          </table:table-cell>
          <table:table-cell office:value-type="float" office:value="100" table:style-name="ce152">
            <text:p>100.00</text:p>
          </table:table-cell>
          <table:table-cell office:value-type="float" office:value="99041" table:style-name="ce150">
            <text:p>99,041</text:p>
          </table:table-cell>
          <table:table-cell office:value-type="float" office:value="51671" table:style-name="ce150">
            <text:p>51,671</text:p>
          </table:table-cell>
          <table:table-cell office:value-type="float" office:value="47370" table:style-name="ce150">
            <text:p>47,370</text:p>
          </table:table-cell>
          <table:table-cell office:value-type="float" office:value="11.75" table:style-name="ce151">
            <text:p>11.75</text:p>
          </table:table-cell>
          <table:table-cell office:value-type="float" office:value="623780" table:style-name="ce150">
            <text:p>623,780</text:p>
          </table:table-cell>
          <table:table-cell office:value-type="float" office:value="323444" table:style-name="ce150">
            <text:p>323,444</text:p>
          </table:table-cell>
          <table:table-cell office:value-type="float" office:value="300336" table:style-name="ce150">
            <text:p>300,336</text:p>
          </table:table-cell>
          <table:table-cell office:value-type="float" office:value="74" table:style-name="ce151">
            <text:p>74.00</text:p>
          </table:table-cell>
          <table:table-cell office:value-type="float" office:value="120155" table:style-name="ce150">
            <text:p>120,155</text:p>
          </table:table-cell>
          <table:table-cell office:value-type="float" office:value="56821" table:style-name="ce150">
            <text:p>56,821</text:p>
          </table:table-cell>
          <table:table-cell office:value-type="float" office:value="63334" table:style-name="ce150">
            <text:p>63,334</text:p>
          </table:table-cell>
          <table:table-cell office:value-type="float" office:value="14.25" table:style-name="ce151">
            <text:p>14.25</text:p>
          </table:table-cell>
          <table:table-cell office:value-type="float" office:value="375860" table:style-name="ce150">
            <text:p>375,860</text:p>
          </table:table-cell>
          <table:table-cell office:value-type="float" office:value="195979" table:style-name="ce150">
            <text:p>195,979</text:p>
          </table:table-cell>
          <table:table-cell office:value-type="float" office:value="179881" table:style-name="ce150">
            <text:p>179,881</text:p>
          </table:table-cell>
          <table:table-cell office:value-type="float" office:value="44.59" table:style-name="ce151">
            <text:p>44.59</text:p>
          </table:table-cell>
          <table:table-cell office:value-type="float" office:value="689025" table:style-name="ce150">
            <text:p>689,025</text:p>
          </table:table-cell>
          <table:table-cell office:value-type="float" office:value="351381" table:style-name="ce150">
            <text:p>351,381</text:p>
          </table:table-cell>
          <table:table-cell office:value-type="float" office:value="337644" table:style-name="ce150">
            <text:p>337,644</text:p>
          </table:table-cell>
          <table:table-cell office:value-type="float" office:value="81.739999999999995" table:style-name="ce149">
            <text:p>81.74</text:p>
          </table:table-cell>
          <table:table-cell table:number-columns-repeated="16359" table:style-name="ce148"/>
        </table:table-row>
        <table:table-row table:style-name="ro23">
          <table:table-cell office:value-type="string" table:style-name="ce155">
            <text:p>臺 東 縣</text:p>
          </table:table-cell>
          <table:table-cell office:value-type="float" office:value="222967" table:style-name="ce154">
            <text:p>222,967</text:p>
          </table:table-cell>
          <table:table-cell office:value-type="float" office:value="115506" table:style-name="ce153">
            <text:p>115,506</text:p>
          </table:table-cell>
          <table:table-cell office:value-type="float" office:value="107461" table:style-name="ce153">
            <text:p>107,461</text:p>
          </table:table-cell>
          <table:table-cell office:value-type="float" office:value="100" table:style-name="ce152">
            <text:p>100.00</text:p>
          </table:table-cell>
          <table:table-cell office:value-type="float" office:value="28681" table:style-name="ce150">
            <text:p>28,681</text:p>
          </table:table-cell>
          <table:table-cell office:value-type="float" office:value="14985" table:style-name="ce150">
            <text:p>14,985</text:p>
          </table:table-cell>
          <table:table-cell office:value-type="float" office:value="13696" table:style-name="ce150">
            <text:p>13,696</text:p>
          </table:table-cell>
          <table:table-cell office:value-type="float" office:value="12.86" table:style-name="ce151">
            <text:p>12.86</text:p>
          </table:table-cell>
          <table:table-cell office:value-type="float" office:value="162529" table:style-name="ce150">
            <text:p>162,529</text:p>
          </table:table-cell>
          <table:table-cell office:value-type="float" office:value="85761" table:style-name="ce150">
            <text:p>85,761</text:p>
          </table:table-cell>
          <table:table-cell office:value-type="float" office:value="76768" table:style-name="ce150">
            <text:p>76,768</text:p>
          </table:table-cell>
          <table:table-cell office:value-type="float" office:value="72.89" table:style-name="ce151">
            <text:p>72.89</text:p>
          </table:table-cell>
          <table:table-cell office:value-type="float" office:value="31757" table:style-name="ce150">
            <text:p>31,757</text:p>
          </table:table-cell>
          <table:table-cell office:value-type="float" office:value="14760" table:style-name="ce150">
            <text:p>14,760</text:p>
          </table:table-cell>
          <table:table-cell office:value-type="float" office:value="16997" table:style-name="ce150">
            <text:p>16,997</text:p>
          </table:table-cell>
          <table:table-cell office:value-type="float" office:value="14.24" table:style-name="ce151">
            <text:p>14.24</text:p>
          </table:table-cell>
          <table:table-cell office:value-type="float" office:value="98162" table:style-name="ce150">
            <text:p>98,162</text:p>
          </table:table-cell>
          <table:table-cell office:value-type="float" office:value="52453" table:style-name="ce150">
            <text:p>52,453</text:p>
          </table:table-cell>
          <table:table-cell office:value-type="float" office:value="45709" table:style-name="ce150">
            <text:p>45,709</text:p>
          </table:table-cell>
          <table:table-cell office:value-type="float" office:value="44.03" table:style-name="ce151">
            <text:p>44.03</text:p>
          </table:table-cell>
          <table:table-cell office:value-type="float" office:value="179755" table:style-name="ce150">
            <text:p>179,755</text:p>
          </table:table-cell>
          <table:table-cell office:value-type="float" office:value="93048" table:style-name="ce150">
            <text:p>93,048</text:p>
          </table:table-cell>
          <table:table-cell office:value-type="float" office:value="86707" table:style-name="ce150">
            <text:p>86,707</text:p>
          </table:table-cell>
          <table:table-cell office:value-type="float" office:value="80.62" table:style-name="ce149">
            <text:p>80.62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55">
            <text:p>花 蓮 縣</text:p>
          </table:table-cell>
          <table:table-cell office:value-type="float" office:value="332091" table:style-name="ce154">
            <text:p>332,091</text:p>
          </table:table-cell>
          <table:table-cell office:value-type="float" office:value="169513" table:style-name="ce153">
            <text:p>169,513</text:p>
          </table:table-cell>
          <table:table-cell office:value-type="float" office:value="162578" table:style-name="ce153">
            <text:p>162,578</text:p>
          </table:table-cell>
          <table:table-cell office:value-type="float" office:value="100" table:style-name="ce152">
            <text:p>100.00</text:p>
          </table:table-cell>
          <table:table-cell office:value-type="float" office:value="42611" table:style-name="ce150">
            <text:p>42,611</text:p>
          </table:table-cell>
          <table:table-cell office:value-type="float" office:value="22331" table:style-name="ce150">
            <text:p>22,331</text:p>
          </table:table-cell>
          <table:table-cell office:value-type="float" office:value="20280" table:style-name="ce150">
            <text:p>20,280</text:p>
          </table:table-cell>
          <table:table-cell office:value-type="float" office:value="12.83" table:style-name="ce151">
            <text:p>12.83</text:p>
          </table:table-cell>
          <table:table-cell office:value-type="float" office:value="243393" table:style-name="ce150">
            <text:p>243,393</text:p>
          </table:table-cell>
          <table:table-cell office:value-type="float" office:value="125560" table:style-name="ce150">
            <text:p>125,560</text:p>
          </table:table-cell>
          <table:table-cell office:value-type="float" office:value="117833" table:style-name="ce150">
            <text:p>117,833</text:p>
          </table:table-cell>
          <table:table-cell office:value-type="float" office:value="73.290000000000006" table:style-name="ce151">
            <text:p>73.29</text:p>
          </table:table-cell>
          <table:table-cell office:value-type="float" office:value="46087" table:style-name="ce150">
            <text:p>46,087</text:p>
          </table:table-cell>
          <table:table-cell office:value-type="float" office:value="21622" table:style-name="ce150">
            <text:p>21,622</text:p>
          </table:table-cell>
          <table:table-cell office:value-type="float" office:value="24465" table:style-name="ce150">
            <text:p>24,465</text:p>
          </table:table-cell>
          <table:table-cell office:value-type="float" office:value="13.88" table:style-name="ce151">
            <text:p>13.88</text:p>
          </table:table-cell>
          <table:table-cell office:value-type="float" office:value="146712" table:style-name="ce150">
            <text:p>146,712</text:p>
          </table:table-cell>
          <table:table-cell office:value-type="float" office:value="76286" table:style-name="ce150">
            <text:p>76,286</text:p>
          </table:table-cell>
          <table:table-cell office:value-type="float" office:value="70426" table:style-name="ce150">
            <text:p>70,426</text:p>
          </table:table-cell>
          <table:table-cell office:value-type="float" office:value="44.18" table:style-name="ce151">
            <text:p>44.18</text:p>
          </table:table-cell>
          <table:table-cell office:value-type="float" office:value="267706" table:style-name="ce150">
            <text:p>267,706</text:p>
          </table:table-cell>
          <table:table-cell office:value-type="float" office:value="135812" table:style-name="ce150">
            <text:p>135,812</text:p>
          </table:table-cell>
          <table:table-cell office:value-type="float" office:value="131894" table:style-name="ce150">
            <text:p>131,894</text:p>
          </table:table-cell>
          <table:table-cell office:value-type="float" office:value="80.61" table:style-name="ce149">
            <text:p>80.61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55">
            <text:p>澎 湖 縣</text:p>
          </table:table-cell>
          <table:table-cell office:value-type="float" office:value="101734" table:style-name="ce154">
            <text:p>101,734</text:p>
          </table:table-cell>
          <table:table-cell office:value-type="float" office:value="52421" table:style-name="ce153">
            <text:p>52,421</text:p>
          </table:table-cell>
          <table:table-cell office:value-type="float" office:value="49313" table:style-name="ce153">
            <text:p>49,313</text:p>
          </table:table-cell>
          <table:table-cell office:value-type="float" office:value="100" table:style-name="ce152">
            <text:p>100.00</text:p>
          </table:table-cell>
          <table:table-cell office:value-type="float" office:value="11789" table:style-name="ce150">
            <text:p>11,789</text:p>
          </table:table-cell>
          <table:table-cell office:value-type="float" office:value="6162" table:style-name="ce150">
            <text:p>6,162</text:p>
          </table:table-cell>
          <table:table-cell office:value-type="float" office:value="5627" table:style-name="ce150">
            <text:p>5,627</text:p>
          </table:table-cell>
          <table:table-cell office:value-type="float" office:value="11.59" table:style-name="ce151">
            <text:p>11.59</text:p>
          </table:table-cell>
          <table:table-cell office:value-type="float" office:value="75036" table:style-name="ce150">
            <text:p>75,036</text:p>
          </table:table-cell>
          <table:table-cell office:value-type="float" office:value="39344" table:style-name="ce150">
            <text:p>39,344</text:p>
          </table:table-cell>
          <table:table-cell office:value-type="float" office:value="35692" table:style-name="ce150">
            <text:p>35,692</text:p>
          </table:table-cell>
          <table:table-cell office:value-type="float" office:value="73.760000000000005" table:style-name="ce151">
            <text:p>73.76</text:p>
          </table:table-cell>
          <table:table-cell office:value-type="float" office:value="14909" table:style-name="ce150">
            <text:p>14,909</text:p>
          </table:table-cell>
          <table:table-cell office:value-type="float" office:value="6915" table:style-name="ce150">
            <text:p>6,915</text:p>
          </table:table-cell>
          <table:table-cell office:value-type="float" office:value="7994" table:style-name="ce150">
            <text:p>7,994</text:p>
          </table:table-cell>
          <table:table-cell office:value-type="float" office:value="14.65" table:style-name="ce151">
            <text:p>14.65</text:p>
          </table:table-cell>
          <table:table-cell office:value-type="float" office:value="47546" table:style-name="ce150">
            <text:p>47,546</text:p>
          </table:table-cell>
          <table:table-cell office:value-type="float" office:value="24808" table:style-name="ce150">
            <text:p>24,808</text:p>
          </table:table-cell>
          <table:table-cell office:value-type="float" office:value="22738" table:style-name="ce150">
            <text:p>22,738</text:p>
          </table:table-cell>
          <table:table-cell office:value-type="float" office:value="46.74" table:style-name="ce151">
            <text:p>46.74</text:p>
          </table:table-cell>
          <table:table-cell office:value-type="float" office:value="83768" table:style-name="ce150">
            <text:p>83,768</text:p>
          </table:table-cell>
          <table:table-cell office:value-type="float" office:value="43033" table:style-name="ce150">
            <text:p>43,033</text:p>
          </table:table-cell>
          <table:table-cell office:value-type="float" office:value="40735" table:style-name="ce150">
            <text:p>40,735</text:p>
          </table:table-cell>
          <table:table-cell office:value-type="float" office:value="82.34" table:style-name="ce149">
            <text:p>82.34</text:p>
          </table:table-cell>
          <table:table-cell table:number-columns-repeated="16359" table:style-name="ce148"/>
        </table:table-row>
        <table:table-row table:style-name="ro24">
          <table:table-cell office:value-type="string" table:style-name="ce155">
            <text:p>基 隆 市</text:p>
          </table:table-cell>
          <table:table-cell office:value-type="float" office:value="372604" table:style-name="ce154">
            <text:p>372,604</text:p>
          </table:table-cell>
          <table:table-cell office:value-type="float" office:value="187205" table:style-name="ce153">
            <text:p>187,205</text:p>
          </table:table-cell>
          <table:table-cell office:value-type="float" office:value="185399" table:style-name="ce153">
            <text:p>185,399</text:p>
          </table:table-cell>
          <table:table-cell office:value-type="float" office:value="100" table:style-name="ce152">
            <text:p>100.00</text:p>
          </table:table-cell>
          <table:table-cell office:value-type="float" office:value="42080" table:style-name="ce150">
            <text:p>42,080</text:p>
          </table:table-cell>
          <table:table-cell office:value-type="float" office:value="21965" table:style-name="ce150">
            <text:p>21,965</text:p>
          </table:table-cell>
          <table:table-cell office:value-type="float" office:value="20115" table:style-name="ce150">
            <text:p>20,115</text:p>
          </table:table-cell>
          <table:table-cell office:value-type="float" office:value="11.29" table:style-name="ce151">
            <text:p>11.29</text:p>
          </table:table-cell>
          <table:table-cell office:value-type="float" office:value="282324" table:style-name="ce150">
            <text:p>282,324</text:p>
          </table:table-cell>
          <table:table-cell office:value-type="float" office:value="143173" table:style-name="ce150">
            <text:p>143,173</text:p>
          </table:table-cell>
          <table:table-cell office:value-type="float" office:value="139151" table:style-name="ce150">
            <text:p>139,151</text:p>
          </table:table-cell>
          <table:table-cell office:value-type="float" office:value="75.77" table:style-name="ce151">
            <text:p>75.77</text:p>
          </table:table-cell>
          <table:table-cell office:value-type="float" office:value="48200" table:style-name="ce150">
            <text:p>48,200</text:p>
          </table:table-cell>
          <table:table-cell office:value-type="float" office:value="22067" table:style-name="ce150">
            <text:p>22,067</text:p>
          </table:table-cell>
          <table:table-cell office:value-type="float" office:value="26133" table:style-name="ce150">
            <text:p>26,133</text:p>
          </table:table-cell>
          <table:table-cell office:value-type="float" office:value="12.94" table:style-name="ce151">
            <text:p>12.94</text:p>
          </table:table-cell>
          <table:table-cell office:value-type="float" office:value="167536" table:style-name="ce150">
            <text:p>167,536</text:p>
          </table:table-cell>
          <table:table-cell office:value-type="float" office:value="85722" table:style-name="ce150">
            <text:p>85,722</text:p>
          </table:table-cell>
          <table:table-cell office:value-type="float" office:value="81814" table:style-name="ce150">
            <text:p>81,814</text:p>
          </table:table-cell>
          <table:table-cell office:value-type="float" office:value="44.96" table:style-name="ce151">
            <text:p>44.96</text:p>
          </table:table-cell>
          <table:table-cell office:value-type="float" office:value="306227" table:style-name="ce150">
            <text:p>306,227</text:p>
          </table:table-cell>
          <table:table-cell office:value-type="float" office:value="152586" table:style-name="ce150">
            <text:p>152,586</text:p>
          </table:table-cell>
          <table:table-cell office:value-type="float" office:value="153641" table:style-name="ce150">
            <text:p>153,641</text:p>
          </table:table-cell>
          <table:table-cell office:value-type="float" office:value="82.19" table:style-name="ce149">
            <text:p>82.19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55">
            <text:p>新 竹 市</text:p>
          </table:table-cell>
          <table:table-cell office:value-type="float" office:value="433091" table:style-name="ce154">
            <text:p>433,091</text:p>
          </table:table-cell>
          <table:table-cell office:value-type="float" office:value="214362" table:style-name="ce153">
            <text:p>214,362</text:p>
          </table:table-cell>
          <table:table-cell office:value-type="float" office:value="218729" table:style-name="ce153">
            <text:p>218,729</text:p>
          </table:table-cell>
          <table:table-cell office:value-type="float" office:value="100" table:style-name="ce152">
            <text:p>100.00</text:p>
          </table:table-cell>
          <table:table-cell office:value-type="float" office:value="77318" table:style-name="ce150">
            <text:p>77,318</text:p>
          </table:table-cell>
          <table:table-cell office:value-type="float" office:value="40392" table:style-name="ce150">
            <text:p>40,392</text:p>
          </table:table-cell>
          <table:table-cell office:value-type="float" office:value="36926" table:style-name="ce150">
            <text:p>36,926</text:p>
          </table:table-cell>
          <table:table-cell office:value-type="float" office:value="17.850000000000001" table:style-name="ce151">
            <text:p>17.85</text:p>
          </table:table-cell>
          <table:table-cell office:value-type="float" office:value="310946" table:style-name="ce150">
            <text:p>310,946</text:p>
          </table:table-cell>
          <table:table-cell office:value-type="float" office:value="153704" table:style-name="ce150">
            <text:p>153,704</text:p>
          </table:table-cell>
          <table:table-cell office:value-type="float" office:value="157242" table:style-name="ce150">
            <text:p>157,242</text:p>
          </table:table-cell>
          <table:table-cell office:value-type="float" office:value="71.8" table:style-name="ce151">
            <text:p>71.80</text:p>
          </table:table-cell>
          <table:table-cell office:value-type="float" office:value="44827" table:style-name="ce150">
            <text:p>44,827</text:p>
          </table:table-cell>
          <table:table-cell office:value-type="float" office:value="20266" table:style-name="ce150">
            <text:p>20,266</text:p>
          </table:table-cell>
          <table:table-cell office:value-type="float" office:value="24561" table:style-name="ce150">
            <text:p>24,561</text:p>
          </table:table-cell>
          <table:table-cell office:value-type="float" office:value="10.35" table:style-name="ce151">
            <text:p>10.35</text:p>
          </table:table-cell>
          <table:table-cell office:value-type="float" office:value="202138" table:style-name="ce150">
            <text:p>202,138</text:p>
          </table:table-cell>
          <table:table-cell office:value-type="float" office:value="99692" table:style-name="ce150">
            <text:p>99,692</text:p>
          </table:table-cell>
          <table:table-cell office:value-type="float" office:value="102446" table:style-name="ce150">
            <text:p>102,446</text:p>
          </table:table-cell>
          <table:table-cell office:value-type="float" office:value="46.67" table:style-name="ce151">
            <text:p>46.67</text:p>
          </table:table-cell>
          <table:table-cell office:value-type="float" office:value="327489" table:style-name="ce150">
            <text:p>327,489</text:p>
          </table:table-cell>
          <table:table-cell office:value-type="float" office:value="159304" table:style-name="ce150">
            <text:p>159,304</text:p>
          </table:table-cell>
          <table:table-cell office:value-type="float" office:value="168185" table:style-name="ce150">
            <text:p>168,185</text:p>
          </table:table-cell>
          <table:table-cell office:value-type="float" office:value="75.62" table:style-name="ce149">
            <text:p>75.62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55">
            <text:p>嘉 義 市</text:p>
          </table:table-cell>
          <table:table-cell office:value-type="float" office:value="270656" table:style-name="ce154">
            <text:p>270,656</text:p>
          </table:table-cell>
          <table:table-cell office:value-type="float" office:value="132163" table:style-name="ce153">
            <text:p>132,163</text:p>
          </table:table-cell>
          <table:table-cell office:value-type="float" office:value="138493" table:style-name="ce153">
            <text:p>138,493</text:p>
          </table:table-cell>
          <table:table-cell office:value-type="float" office:value="100" table:style-name="ce152">
            <text:p>100.00</text:p>
          </table:table-cell>
          <table:table-cell office:value-type="float" office:value="40420" table:style-name="ce150">
            <text:p>40,420</text:p>
          </table:table-cell>
          <table:table-cell office:value-type="float" office:value="21189" table:style-name="ce150">
            <text:p>21,189</text:p>
          </table:table-cell>
          <table:table-cell office:value-type="float" office:value="19231" table:style-name="ce150">
            <text:p>19,231</text:p>
          </table:table-cell>
          <table:table-cell office:value-type="float" office:value="14.93" table:style-name="ce151">
            <text:p>14.93</text:p>
          </table:table-cell>
          <table:table-cell office:value-type="float" office:value="196376" table:style-name="ce150">
            <text:p>196,376</text:p>
          </table:table-cell>
          <table:table-cell office:value-type="float" office:value="95851" table:style-name="ce150">
            <text:p>95,851</text:p>
          </table:table-cell>
          <table:table-cell office:value-type="float" office:value="100525" table:style-name="ce150">
            <text:p>100,525</text:p>
          </table:table-cell>
          <table:table-cell office:value-type="float" office:value="72.56" table:style-name="ce151">
            <text:p>72.56</text:p>
          </table:table-cell>
          <table:table-cell office:value-type="float" office:value="33860" table:style-name="ce150">
            <text:p>33,860</text:p>
          </table:table-cell>
          <table:table-cell office:value-type="float" office:value="15123" table:style-name="ce150">
            <text:p>15,123</text:p>
          </table:table-cell>
          <table:table-cell office:value-type="float" office:value="18737" table:style-name="ce150">
            <text:p>18,737</text:p>
          </table:table-cell>
          <table:table-cell office:value-type="float" office:value="12.51" table:style-name="ce151">
            <text:p>12.51</text:p>
          </table:table-cell>
          <table:table-cell office:value-type="float" office:value="120496" table:style-name="ce150">
            <text:p>120,496</text:p>
          </table:table-cell>
          <table:table-cell office:value-type="float" office:value="58626" table:style-name="ce150">
            <text:p>58,626</text:p>
          </table:table-cell>
          <table:table-cell office:value-type="float" office:value="61870" table:style-name="ce150">
            <text:p>61,870</text:p>
          </table:table-cell>
          <table:table-cell office:value-type="float" office:value="44.52" table:style-name="ce151">
            <text:p>44.52</text:p>
          </table:table-cell>
          <table:table-cell office:value-type="float" office:value="210498" table:style-name="ce150">
            <text:p>210,498</text:p>
          </table:table-cell>
          <table:table-cell office:value-type="float" office:value="100791" table:style-name="ce150">
            <text:p>100,791</text:p>
          </table:table-cell>
          <table:table-cell office:value-type="float" office:value="109707" table:style-name="ce150">
            <text:p>109,707</text:p>
          </table:table-cell>
          <table:table-cell office:value-type="float" office:value="77.77" table:style-name="ce149">
            <text:p>77.77</text:p>
          </table:table-cell>
          <table:table-cell table:number-columns-repeated="16359" table:style-name="ce148"/>
        </table:table-row>
        <table:table-row table:style-name="ro39">
          <table:table-cell office:value-type="string" table:style-name="ce162">
            <text:p>福 建 省</text:p>
          </table:table-cell>
          <table:table-cell office:value-type="float" office:value="143623" table:style-name="ce161">
            <text:p>143,623</text:p>
          </table:table-cell>
          <table:table-cell office:value-type="float" office:value="72875" table:style-name="ce160">
            <text:p>72,875</text:p>
          </table:table-cell>
          <table:table-cell office:value-type="float" office:value="70748" table:style-name="ce160">
            <text:p>70,748</text:p>
          </table:table-cell>
          <table:table-cell office:value-type="float" office:value="100" table:style-name="ce159">
            <text:p>100.00</text:p>
          </table:table-cell>
          <table:table-cell office:value-type="float" office:value="15413" table:style-name="ce157">
            <text:p>15,413</text:p>
          </table:table-cell>
          <table:table-cell office:value-type="float" office:value="8064" table:style-name="ce157">
            <text:p>8,064</text:p>
          </table:table-cell>
          <table:table-cell office:value-type="float" office:value="7349" table:style-name="ce157">
            <text:p>7,349</text:p>
          </table:table-cell>
          <table:table-cell office:value-type="float" office:value="10.73" table:style-name="ce158">
            <text:p>10.73</text:p>
          </table:table-cell>
          <table:table-cell office:value-type="float" office:value="112386" table:style-name="ce157">
            <text:p>112,386</text:p>
          </table:table-cell>
          <table:table-cell office:value-type="float" office:value="57167" table:style-name="ce157">
            <text:p>57,167</text:p>
          </table:table-cell>
          <table:table-cell office:value-type="float" office:value="55219" table:style-name="ce157">
            <text:p>55,219</text:p>
          </table:table-cell>
          <table:table-cell office:value-type="float" office:value="78.25" table:style-name="ce158">
            <text:p>78.25</text:p>
          </table:table-cell>
          <table:table-cell office:value-type="float" office:value="15824" table:style-name="ce157">
            <text:p>15,824</text:p>
          </table:table-cell>
          <table:table-cell office:value-type="float" office:value="7644" table:style-name="ce157">
            <text:p>7,644</text:p>
          </table:table-cell>
          <table:table-cell office:value-type="float" office:value="8180" table:style-name="ce157">
            <text:p>8,180</text:p>
          </table:table-cell>
          <table:table-cell office:value-type="float" office:value="11.02" table:style-name="ce158">
            <text:p>11.02</text:p>
          </table:table-cell>
          <table:table-cell office:value-type="float" office:value="69014" table:style-name="ce157">
            <text:p>69,014</text:p>
          </table:table-cell>
          <table:table-cell office:value-type="float" office:value="34722" table:style-name="ce157">
            <text:p>34,722</text:p>
          </table:table-cell>
          <table:table-cell office:value-type="float" office:value="34292" table:style-name="ce157">
            <text:p>34,292</text:p>
          </table:table-cell>
          <table:table-cell office:value-type="float" office:value="48.05" table:style-name="ce158">
            <text:p>48.05</text:p>
          </table:table-cell>
          <table:table-cell office:value-type="float" office:value="120201" table:style-name="ce157">
            <text:p>120,201</text:p>
          </table:table-cell>
          <table:table-cell office:value-type="float" office:value="60811" table:style-name="ce157">
            <text:p>60,811</text:p>
          </table:table-cell>
          <table:table-cell office:value-type="float" office:value="59390" table:style-name="ce157">
            <text:p>59,390</text:p>
          </table:table-cell>
          <table:table-cell office:value-type="float" office:value="83.69" table:style-name="ce156">
            <text:p>83.69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55">
            <text:p>金 門 縣</text:p>
          </table:table-cell>
          <table:table-cell office:value-type="float" office:value="131099" table:style-name="ce154">
            <text:p>131,099</text:p>
          </table:table-cell>
          <table:table-cell office:value-type="float" office:value="65734" table:style-name="ce153">
            <text:p>65,734</text:p>
          </table:table-cell>
          <table:table-cell office:value-type="float" office:value="65365" table:style-name="ce153">
            <text:p>65,365</text:p>
          </table:table-cell>
          <table:table-cell office:value-type="float" office:value="100" table:style-name="ce152">
            <text:p>100.00</text:p>
          </table:table-cell>
          <table:table-cell office:value-type="float" office:value="13846" table:style-name="ce150">
            <text:p>13,846</text:p>
          </table:table-cell>
          <table:table-cell office:value-type="float" office:value="7234" table:style-name="ce150">
            <text:p>7,234</text:p>
          </table:table-cell>
          <table:table-cell office:value-type="float" office:value="6612" table:style-name="ce150">
            <text:p>6,612</text:p>
          </table:table-cell>
          <table:table-cell office:value-type="float" office:value="10.56" table:style-name="ce151">
            <text:p>10.56</text:p>
          </table:table-cell>
          <table:table-cell office:value-type="float" office:value="102652" table:style-name="ce150">
            <text:p>102,652</text:p>
          </table:table-cell>
          <table:table-cell office:value-type="float" office:value="51495" table:style-name="ce150">
            <text:p>51,495</text:p>
          </table:table-cell>
          <table:table-cell office:value-type="float" office:value="51157" table:style-name="ce150">
            <text:p>51,157</text:p>
          </table:table-cell>
          <table:table-cell office:value-type="float" office:value="78.3" table:style-name="ce151">
            <text:p>78.30</text:p>
          </table:table-cell>
          <table:table-cell office:value-type="float" office:value="14601" table:style-name="ce150">
            <text:p>14,601</text:p>
          </table:table-cell>
          <table:table-cell office:value-type="float" office:value="7005" table:style-name="ce150">
            <text:p>7,005</text:p>
          </table:table-cell>
          <table:table-cell office:value-type="float" office:value="7596" table:style-name="ce150">
            <text:p>7,596</text:p>
          </table:table-cell>
          <table:table-cell office:value-type="float" office:value="11.14" table:style-name="ce151">
            <text:p>11.14</text:p>
          </table:table-cell>
          <table:table-cell office:value-type="float" office:value="62995" table:style-name="ce150">
            <text:p>62,995</text:p>
          </table:table-cell>
          <table:table-cell office:value-type="float" office:value="31263" table:style-name="ce150">
            <text:p>31,263</text:p>
          </table:table-cell>
          <table:table-cell office:value-type="float" office:value="31732" table:style-name="ce150">
            <text:p>31,732</text:p>
          </table:table-cell>
          <table:table-cell office:value-type="float" office:value="48.05" table:style-name="ce151">
            <text:p>48.05</text:p>
          </table:table-cell>
          <table:table-cell office:value-type="float" office:value="109982" table:style-name="ce150">
            <text:p>109,982</text:p>
          </table:table-cell>
          <table:table-cell office:value-type="float" office:value="54898" table:style-name="ce150">
            <text:p>54,898</text:p>
          </table:table-cell>
          <table:table-cell office:value-type="float" office:value="55084" table:style-name="ce150">
            <text:p>55,084</text:p>
          </table:table-cell>
          <table:table-cell office:value-type="float" office:value="83.89" table:style-name="ce149">
            <text:p>83.89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55">
            <text:p>連 江 縣</text:p>
          </table:table-cell>
          <table:table-cell office:value-type="float" office:value="12524" table:style-name="ce154">
            <text:p>12,524</text:p>
          </table:table-cell>
          <table:table-cell office:value-type="float" office:value="7141" table:style-name="ce153">
            <text:p>7,141</text:p>
          </table:table-cell>
          <table:table-cell office:value-type="float" office:value="5383" table:style-name="ce153">
            <text:p>5,383</text:p>
          </table:table-cell>
          <table:table-cell office:value-type="float" office:value="100" table:style-name="ce152">
            <text:p>100.00</text:p>
          </table:table-cell>
          <table:table-cell office:value-type="float" office:value="1567" table:style-name="ce150">
            <text:p>1,567</text:p>
          </table:table-cell>
          <table:table-cell office:value-type="float" office:value="830" table:style-name="ce150">
            <text:p>830</text:p>
          </table:table-cell>
          <table:table-cell office:value-type="float" office:value="737" table:style-name="ce150">
            <text:p>737</text:p>
          </table:table-cell>
          <table:table-cell office:value-type="float" office:value="12.51" table:style-name="ce151">
            <text:p>12.51</text:p>
          </table:table-cell>
          <table:table-cell office:value-type="float" office:value="9734" table:style-name="ce150">
            <text:p>9,734</text:p>
          </table:table-cell>
          <table:table-cell office:value-type="float" office:value="5672" table:style-name="ce150">
            <text:p>5,672</text:p>
          </table:table-cell>
          <table:table-cell office:value-type="float" office:value="4062" table:style-name="ce150">
            <text:p>4,062</text:p>
          </table:table-cell>
          <table:table-cell office:value-type="float" office:value="77.72" table:style-name="ce151">
            <text:p>77.72</text:p>
          </table:table-cell>
          <table:table-cell office:value-type="float" office:value="1223" table:style-name="ce150">
            <text:p>1,223</text:p>
          </table:table-cell>
          <table:table-cell office:value-type="float" office:value="639" table:style-name="ce150">
            <text:p>639</text:p>
          </table:table-cell>
          <table:table-cell office:value-type="float" office:value="584" table:style-name="ce150">
            <text:p>584</text:p>
          </table:table-cell>
          <table:table-cell office:value-type="float" office:value="9.77" table:style-name="ce151">
            <text:p>9.77</text:p>
          </table:table-cell>
          <table:table-cell office:value-type="float" office:value="6019" table:style-name="ce150">
            <text:p>6,019</text:p>
          </table:table-cell>
          <table:table-cell office:value-type="float" office:value="3459" table:style-name="ce150">
            <text:p>3,459</text:p>
          </table:table-cell>
          <table:table-cell office:value-type="float" office:value="2560" table:style-name="ce150">
            <text:p>2,560</text:p>
          </table:table-cell>
          <table:table-cell office:value-type="float" office:value="48.06" table:style-name="ce151">
            <text:p>48.06</text:p>
          </table:table-cell>
          <table:table-cell office:value-type="float" office:value="10219" table:style-name="ce150">
            <text:p>10,219</text:p>
          </table:table-cell>
          <table:table-cell office:value-type="float" office:value="5913" table:style-name="ce150">
            <text:p>5,913</text:p>
          </table:table-cell>
          <table:table-cell office:value-type="float" office:value="4306" table:style-name="ce150">
            <text:p>4,306</text:p>
          </table:table-cell>
          <table:table-cell office:value-type="float" office:value="81.599999999999994" table:style-name="ce149">
            <text:p>81.60</text:p>
          </table:table-cell>
          <table:table-cell table:number-columns-repeated="16359" table:style-name="ce148"/>
        </table:table-row>
        <table:table-row table:style-name="ro40">
          <table:table-cell table:style-name="ce147"/>
          <table:table-cell table:style-name="ce146"/>
          <table:table-cell table:number-columns-repeated="6" table:style-name="ce145"/>
          <table:table-cell table:style-name="ce143"/>
          <table:table-cell table:number-columns-repeated="3" table:style-name="ce145"/>
          <table:table-cell table:style-name="ce143"/>
          <table:table-cell table:number-columns-repeated="3" table:style-name="ce145"/>
          <table:table-cell table:number-columns-repeated="3" table:style-name="ce143"/>
          <table:table-cell table:style-name="ce144"/>
          <table:table-cell table:style-name="ce143"/>
          <table:table-cell table:number-columns-repeated="3" table:style-name="ce142"/>
          <table:table-cell table:style-name="ce141"/>
          <table:table-cell table:number-columns-repeated="16359" table:style-name="ce138"/>
        </table:table-row>
        <table:table-row table:style-name="ro14">
          <table:table-cell table:style-name="ce140"/>
          <table:table-cell table:number-columns-repeated="23" table:style-name="ce138"/>
          <table:table-cell office:value-type="string" table:style-name="ce139">
            <text:p>內政部戶政司<text:span text:style-name="T4"><text:s/></text:span>民國<text:span text:style-name="T4">10</text:span><text:span text:style-name="T1">4</text:span>年<text:span text:style-name="T1">9</text:span>月<text:span text:style-name="T1">4</text:span>日編製</text:p>
          </table:table-cell>
          <table:table-cell table:number-columns-repeated="16359" table:style-name="ce138"/>
        </table:table-row>
        <table:table-row table:style-name="ro41">
          <table:table-cell table:style-name="ce137"/>
          <table:table-cell table:number-columns-repeated="16383" table:style-name="ce136"/>
        </table:table-row>
        <table:table-row table:number-rows-repeated="1048543" table:style-name="ro41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5" table:default-cell-style-name="ce1"/>
        <table:table-column table:style-name="co27" table:number-columns-repeated="5" table:default-cell-style-name="ce1"/>
        <table:table-column table:style-name="co26" table:default-cell-style-name="ce1"/>
        <table:table-column table:style-name="co36" table:default-cell-style-name="ce1"/>
        <table:table-column table:style-name="co27" table:number-columns-repeated="16376" table:default-cell-style-name="ce1"/>
        <table:table-row table:style-name="ro1">
          <table:table-cell table:style-name="ce1">
            <draw:frame draw:z-index="1" draw:id="id0" draw:style-name="a0" draw:name="Object 5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8" svg:x="0in" svg:y="0in" svg:width="6.675in" svg:height="9.19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44" table:style-name="ro1">
          <table:table-cell table:number-columns-repeated="16384"/>
        </table:table-row>
        <table:table-row table:style-name="ro42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10" table:cell-range-address="資料分析_.$A$53" table:base-cell-address="資料分析_.$A$1"/>
          <table:named-range table:name="OLE_LINK2" table:cell-range-address="資料分析_.$A$1" table:base-cell-address="資料分析_.$A$1"/>
          <table:named-range table:name="OLE_LINK4" table:cell-range-address="資料分析_.$A$48" table:base-cell-address="資料分析_.$A$1"/>
          <table:named-range table:name="OLE_LINK9" table:cell-range-address="資料分析_.$A$52" table:base-cell-address="資料分析_.$A$1"/>
          <table:named-range table:name="Print_Area" table:cell-range-address="資料分析_.$A$1:資料分析_.$H$95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8公式.xls'#速縣市別" table:style-name="ta5">
        <table:table-source xlink:href="file:///D:/0662/01.速報/104年/速報-104.8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8公式.xls'#當月速報連結" table:style-name="ta5">
        <table:table-source xlink:href="file:///D:/0662/01.速報/104年/速報-104.8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8公式.xls'#縣市排序公式" table:style-name="ta5">
        <table:table-source xlink:href="file:///D:/0662/01.速報/104年/速報-104.8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8公式.xls'#06-人口增加&amp;生死結離" table:style-name="ta5">
        <table:table-source xlink:href="file:///D:/0662/01.速報/104年/速報-104.8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8公式.xls'#原始速報登打-公式" table:style-name="ta5">
        <table:table-source xlink:href="file:///D:/0662/01.速報/104年/速報-104.8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8公式.xls'#160" table:style-name="ta5">
        <table:table-source xlink:href="file:///D:/0662/01.速報/104年/速報-104.8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8公式.xls'#170" table:style-name="ta5">
        <table:table-source xlink:href="file:///D:/0662/01.速報/104年/速報-104.8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8公式.xls'#上月縣市別" table:style-name="ta5">
        <table:table-source xlink:href="file:///D:/0662/01.速報/104年/速報-104.8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8公式.xls'#本月-上月&gt;15%公式" table:style-name="ta5">
        <table:table-source xlink:href="file:///D:/0662/01.速報/104年/速報-104.8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4,05,速報3階段年齡-連結(公式)檔104.8.xls'#03單一年齡-列印前2頁" table:style-name="ta5">
        <table:table-source xlink:href="file:///D:/0662/A.上網月報(含1科)/104年/10408/新表號04,05,速報3階段年齡-連結(公式)檔104.8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4,05,速報3階段年齡-連結(公式)檔104.8.xls'#速報-年齡結構-新(列印版)" table:style-name="ta5">
        <table:table-source xlink:href="file:///D:/0662/A.上網月報(含1科)/104年/10408/新表號04,05,速報3階段年齡-連結(公式)檔104.8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4,05,速報3階段年齡-連結(公式)檔104.8.xls'#04年齡結構-列印版" table:style-name="ta5">
        <table:table-source xlink:href="file:///D:/0662/A.上網月報(含1科)/104年/10408/新表號04,05,速報3階段年齡-連結(公式)檔104.8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4,05,速報3階段年齡-連結(公式)檔104.8.xls'#04年齡結構-上網版" table:style-name="ta5">
        <table:table-source xlink:href="file:///D:/0662/A.上網月報(含1科)/104年/10408/新表號04,05,速報3階段年齡-連結(公式)檔104.8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4,05,速報3階段年齡-連結(公式)檔104.8.xls'#上月速報年齡結構" table:style-name="ta5">
        <table:table-source xlink:href="file:///D:/0662/A.上網月報(含1科)/104年/10408/新表號04,05,速報3階段年齡-連結(公式)檔104.8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4,05,速報3階段年齡-連結(公式)檔104.8.xls'#本月-上月速報年齡結構(增減)" table:style-name="ta5">
        <table:table-source xlink:href="file:///D:/0662/A.上網月報(含1科)/104年/10408/新表號04,05,速報3階段年齡-連結(公式)檔104.8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4,05,速報3階段年齡-連結(公式)檔104.8.xls'#年齡結構-另給司長-不用" table:style-name="ta5">
        <table:table-source xlink:href="file:///D:/0662/A.上網月報(含1科)/104年/10408/新表號04,05,速報3階段年齡-連結(公式)檔104.8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4,05,速報3階段年齡-連結(公式)檔104.8.xls'#速報-3階段年齡結構-不用" table:style-name="ta5">
        <table:table-source xlink:href="file:///D:/0662/A.上網月報(含1科)/104年/10408/新表號04,05,速報3階段年齡-連結(公式)檔104.8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4,05,速報3階段年齡-連結(公式)檔104.8.xls'#原司長表-年齡結構-不用" table:style-name="ta5">
        <table:table-source xlink:href="file:///D:/0662/A.上網月報(含1科)/104年/10408/新表號04,05,速報3階段年齡-連結(公式)檔104.8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4,05,速報3階段年齡-連結(公式)檔104.8.xls'#速報-年齡結構-新(上網版無公式)" table:style-name="ta5">
        <table:table-source xlink:href="file:///D:/0662/A.上網月報(含1科)/104年/10408/新表號04,05,速報3階段年齡-連結(公式)檔104.8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2" number:min-integer-digits="1" number:grouping="true"/>
    </number:number-style>
    <number:number-style style:name="N58P1">
      <number:text>－</number:text>
      <number:number number:decimal-places="2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 </number:text>
      <number:number number:decimal-places="2" number:min-integer-digits="1" number:grouping="true"/>
    </number:number-style>
    <number:number-style style:name="N60P1">
      <number:text>－ 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</number:text>
      <number:number number:decimal-places="2" number:min-integer-digits="1" number:grouping="true"/>
      <number:text> </number:text>
    </number:number-style>
    <number:number-style style:name="N67P1">
      <number:text> (</number:text>
      <number:number number:decimal-places="2" number:min-integer-digits="1" number:grouping="true"/>
      <number:text>)</number:text>
    </number:number-style>
    <number:text-style style:name="N67P2">
      <number:text> - </number:text>
    </number:text-style>
    <number:text-style style:name="N67">
      <number:text> </number:text>
      <number:text-content/>
      <number:text> </number:text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">
      <number:number number:decimal-places="6" number:min-integer-digits="1"/>
      <number:text> </number:text>
    </number:number-style>
    <number:number-style style:name="N69P0">
      <number:number number:decimal-places="2" number:min-integer-digits="1" number:grouping="true"/>
    </number:number-style>
    <number:number-style style:name="N69P1">
      <number:text>–</number:text>
      <number:number number:decimal-places="2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number number:decimal-places="0" number:min-integer-digits="1" number:grouping="true"/>
    </number:number-style>
    <number:number-style style:name="N70P1">
      <number:text>-</number:text>
      <number:number number:decimal-places="0" number:min-integer-digits="1" number:grouping="true"/>
    </number:number-style>
    <number:text-style style:name="N70">
      <number:text>－</number:text>
      <style:map style:condition="value()&gt;0" style:apply-style-name="N70P0"/>
      <style:map style:condition="value()&lt;0" style:apply-style-name="N70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9-03T08:48:15Z</meta:creation-date>
    <dc:date>2016-08-24T10:51:04Z</dc:date>
    <meta:print-date>2015-09-04T01:21:55Z</meta:print-date>
  </office:meta>
</office:document-meta>
</file>